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0.272in"/>
    </style:style>
    <style:style style:name="co3" style:family="table-column">
      <style:table-column-properties fo:break-before="auto" style:column-width="2.5035in"/>
    </style:style>
    <style:style style:name="co4" style:family="table-column">
      <style:table-column-properties fo:break-before="auto" style:column-width="2.513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dcff"/>
      <style:text-properties style:use-window-font-color="true"/>
    </style:style>
    <style:style style:name="ce9" style:family="table-cell" style:parent-style-name="Default">
      <style:table-cell-properties fo:background-color="#ffffff"/>
      <style:text-properties style:use-window-font-color="true"/>
    </style:style>
    <style:style style:name="ce10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column table:style-name="co3" table:default-cell-style-name="ce6"/>
        <table:table-row table:style-name="ro1">
          <table:table-cell/>
          <table:table-cell table:style-name="ce1" office:value-type="float" office:value="32">
            <text:p>3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/>
          <table:table-cell table:style-name="ce6" office:value-type="string">
            <text:p>Direction not used for shiel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string">
            <text:p>|</text:p>
          </table:table-cell>
          <table:table-cell table:style-name="ce1" office:value-type="string">
            <text:p>\</text:p>
          </table:table-cell>
          <table:table-cell table:style-name="ce1" office:value-type="string">
            <text:p>-</text:p>
          </table:table-cell>
          <table:table-cell table:style-name="ce5" office:value-type="string">
            <text:p>/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Initial Direction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formula="oooc:=&quot;Shield14Bounce&quot; &amp; [.B$3] &amp; &quot; ; shield in &quot; &amp; [.B$2] &amp; &quot; direction&quot;" office:value-type="string" office:string-value="Shield14Bounce00 ; shield in | direction">
            <text:p>Shield14Bounce00 ; shield in | direction</text:p>
          </table:table-cell>
          <table:table-cell table:style-name="ce6" table:formula="oooc:=&quot;Shield1Bounce&quot; &amp; [.C$3] &amp; &quot; ; shield in &quot; &amp; [.C$2] &amp; &quot; direction&quot;" office:value-type="string" office:string-value="Shield1Bounce01 ; shield in \ direction">
            <text:p>Shield1Bounce01 ; shield in \ direction</text:p>
          </table:table-cell>
          <table:table-cell table:formula="oooc:=&quot;Shield13Bounce&quot; &amp; [.D$3] &amp; &quot; ; shield in &quot; &amp; [.D$2] &amp; &quot; direction&quot;" office:value-type="string" office:string-value="Shield13Bounce10 ; shield in - direction">
            <text:p>Shield13Bounce10 ; shield in - direction</text:p>
          </table:table-cell>
          <table:table-cell table:style-name="Default" table:formula="oooc:=&quot;Shield1Bounce&quot; &amp; [.E$3] &amp; &quot; ; shield in &quot; &amp; [.E$2] &amp; &quot; direction&quot;" office:value-type="string" office:string-value="Shield1Bounce11 ; shield in / direction">
            <text:p>Shield1Bounce11 ; shield in / dir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formula="oooc:=IF([.C$1]-[.$A4] &lt; 0;[.C$1]-[.$A4]+32;[.C$1]-[.$A4])" office:value-type="float" office:value="24">
            <text:p>24</text:p>
          </table:table-cell>
          <table:table-cell table:formula="oooc:=IF([.D$1]-[.$A4] &lt; 0;[.D$1]-[.$A4]+32;[.D$1]-[.$A4])" office:value-type="float" office:value="16">
            <text:p>16</text:p>
          </table:table-cell>
          <table:table-cell table:formula="oooc:=IF([.E$1]-[.$A4] &lt; 0;[.E$1]-[.$A4]+32;[.E$1]-[.$A4])" office:value-type="float" office:value="8">
            <text:p>8</text:p>
          </table:table-cell>
          <table:table-cell table:formula="oooc:=&quot;        .byte %11 ; &quot; &amp; [.$A4] &amp; &quot; change to /&quot;" office:value-type="string" office:string-value="        .byte %11 ; 0 change to /">
            <text:p><text:s text:c="8"/>.byte %11 ; 0 change to /</text:p>
          </table:table-cell>
          <table:table-cell table:formula="oooc:=&quot;        .byte %&quot; &amp; [.C$3] &amp; &quot; ; &quot; &amp; [.$A4]" office:value-type="string" office:string-value="        .byte %01 ; 0">
            <text:p><text:s text:c="8"/>.byte %01 ; 0</text:p>
          </table:table-cell>
          <table:table-cell table:formula="oooc:=&quot;        .byte %&quot; &amp; [.D$3] &amp; &quot; ; &quot; &amp; [.$A4]" office:value-type="string" office:string-value="        .byte %10 ; 0">
            <text:p><text:s text:c="8"/>.byte %10 ; 0</text:p>
          </table:table-cell>
          <table:table-cell table:style-name="Default" table:formula="oooc:=&quot;        .byte %&quot; &amp; [.E$3] &amp; &quot; ; &quot; &amp; [.$A4]" office:value-type="string" office:string-value="        .byte %11 ; 0">
            <text:p><text:s text:c="8"/>.byte %11 ; 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formula="oooc:=IF([.C$1]-[.$A5] &lt; 0;[.C$1]-[.$A5]+32;[.C$1]-[.$A5])" office:value-type="float" office:value="23">
            <text:p>23</text:p>
          </table:table-cell>
          <table:table-cell table:formula="oooc:=IF([.D$1]-[.$A5] &lt; 0;[.D$1]-[.$A5]+32;[.D$1]-[.$A5])" office:value-type="float" office:value="15">
            <text:p>15</text:p>
          </table:table-cell>
          <table:table-cell table:formula="oooc:=IF([.E$1]-[.$A5] &lt; 0;[.E$1]-[.$A5]+32;[.E$1]-[.$A5])" office:value-type="float" office:value="7">
            <text:p>7</text:p>
          </table:table-cell>
          <table:table-cell table:formula="oooc:=&quot;        .byte %11 ; &quot; &amp; [.$A5] &amp; &quot; change to /&quot;" office:value-type="string" office:string-value="        .byte %11 ; 1 change to /">
            <text:p><text:s text:c="8"/>.byte %11 ; 1 change to /</text:p>
          </table:table-cell>
          <table:table-cell table:formula="oooc:=&quot;        .byte %&quot; &amp; [.C$3] &amp; &quot; ; &quot; &amp; [.$A5]" office:value-type="string" office:string-value="        .byte %01 ; 1">
            <text:p><text:s text:c="8"/>.byte %01 ; 1</text:p>
          </table:table-cell>
          <table:table-cell table:formula="oooc:=&quot;        .byte %&quot; &amp; [.D$3] &amp; &quot; ; &quot; &amp; [.$A5]" office:value-type="string" office:string-value="        .byte %10 ; 1">
            <text:p><text:s text:c="8"/>.byte %10 ; 1</text:p>
          </table:table-cell>
          <table:table-cell table:style-name="Default" table:formula="oooc:=&quot;        .byte %&quot; &amp; [.E$3] &amp; &quot; ; &quot; &amp; [.$A5]" office:value-type="string" office:string-value="        .byte %11 ; 1">
            <text:p><text:s text:c="8"/>.byte %11 ; 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formula="oooc:=IF([.C$1]-[.$A6] &lt; 0;[.C$1]-[.$A6]+32;[.C$1]-[.$A6])" office:value-type="float" office:value="22">
            <text:p>22</text:p>
          </table:table-cell>
          <table:table-cell table:formula="oooc:=IF([.D$1]-[.$A6] &lt; 0;[.D$1]-[.$A6]+32;[.D$1]-[.$A6])" office:value-type="float" office:value="14">
            <text:p>14</text:p>
          </table:table-cell>
          <table:table-cell table:style-name="ce3" office:value-type="float" office:value="22">
            <text:p>22</text:p>
          </table:table-cell>
          <table:table-cell table:formula="oooc:=&quot;        .byte %11 ; &quot; &amp; [.$A6] &amp; &quot; change to /&quot;" office:value-type="string" office:string-value="        .byte %11 ; 2 change to /">
            <text:p><text:s text:c="8"/>.byte %11 ; 2 change to /</text:p>
          </table:table-cell>
          <table:table-cell table:formula="oooc:=&quot;        .byte %&quot; &amp; [.C$3] &amp; &quot; ; &quot; &amp; [.$A6]" office:value-type="string" office:string-value="        .byte %01 ; 2">
            <text:p><text:s text:c="8"/>.byte %01 ; 2</text:p>
          </table:table-cell>
          <table:table-cell table:formula="oooc:=&quot;        .byte %&quot; &amp; [.D$3] &amp; &quot; ; &quot; &amp; [.$A6]" office:value-type="string" office:string-value="        .byte %10 ; 2">
            <text:p><text:s text:c="8"/>.byte %10 ; 2</text:p>
          </table:table-cell>
          <table:table-cell table:style-name="Default" table:formula="oooc:=&quot;        .byte %10 ; &quot;&amp;[.$A6]&amp;&quot; change to -&quot;" office:value-type="string" office:string-value="        .byte %10 ; 2 change to -">
            <text:p><text:s text:c="8"/>.byte %10 ; 2 change to -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IF([.B$1]-[.$A7] &lt; 0;[.B$1]-[.$A7]+32;[.B$1]-[.$A7])" office:value-type="float" office:value="29">
            <text:p>29</text:p>
          </table:table-cell>
          <table:table-cell table:formula="oooc:=IF([.C$1]-[.$A7] &lt; 0;[.C$1]-[.$A7]+32;[.C$1]-[.$A7])" office:value-type="float" office:value="21">
            <text:p>21</text:p>
          </table:table-cell>
          <table:table-cell table:formula="oooc:=IF([.D$1]-[.$A7] &lt; 0;[.D$1]-[.$A7]+32;[.D$1]-[.$A7])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formula="oooc:=&quot;        .byte %&quot; &amp; [.B$3] &amp; &quot; ; &quot; &amp; [.$A7]" office:value-type="string" office:string-value="        .byte %00 ; 3">
            <text:p><text:s text:c="8"/>.byte %00 ; 3</text:p>
          </table:table-cell>
          <table:table-cell table:formula="oooc:=&quot;        .byte %&quot; &amp; [.C$3] &amp; &quot; ; &quot; &amp; [.$A7]" office:value-type="string" office:string-value="        .byte %01 ; 3">
            <text:p><text:s text:c="8"/>.byte %01 ; 3</text:p>
          </table:table-cell>
          <table:table-cell table:formula="oooc:=&quot;        .byte %&quot; &amp; [.D$3] &amp; &quot; ; &quot; &amp; [.$A7]" office:value-type="string" office:string-value="        .byte %10 ; 3">
            <text:p><text:s text:c="8"/>.byte %10 ; 3</text:p>
          </table:table-cell>
          <table:table-cell table:style-name="Default" table:formula="oooc:=&quot;        .byte %10 ; &quot;&amp;[.$A7]&amp;&quot; change to -&quot;" office:value-type="string" office:string-value="        .byte %10 ; 3 change to -">
            <text:p><text:s text:c="8"/>.byte %10 ; 3 change to -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F([.B$1]-[.$A8] &lt; 0;[.B$1]-[.$A8]+32;[.B$1]-[.$A8])" office:value-type="float" office:value="28">
            <text:p>28</text:p>
          </table:table-cell>
          <table:table-cell table:formula="oooc:=IF([.C$1]-[.$A8] &lt; 0;[.C$1]-[.$A8]+32;[.C$1]-[.$A8])" office:value-type="float" office:value="20">
            <text:p>20</text:p>
          </table:table-cell>
          <table:table-cell table:formula="oooc:=IF([.D$1]-[.$A8] &lt; 0;[.D$1]-[.$A8]+32;[.D$1]-[.$A8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formula="oooc:=&quot;        .byte %&quot; &amp; [.B$3] &amp; &quot; ; &quot; &amp; [.$A8]" office:value-type="string" office:string-value="        .byte %00 ; 4">
            <text:p><text:s text:c="8"/>.byte %00 ; 4</text:p>
          </table:table-cell>
          <table:table-cell table:formula="oooc:=&quot;        .byte %&quot; &amp; [.C$3] &amp; &quot; ; &quot; &amp; [.$A8]" office:value-type="string" office:string-value="        .byte %01 ; 4">
            <text:p><text:s text:c="8"/>.byte %01 ; 4</text:p>
          </table:table-cell>
          <table:table-cell table:formula="oooc:=&quot;        .byte %&quot; &amp; [.D$3] &amp; &quot; ; &quot; &amp; [.$A8]" office:value-type="string" office:string-value="        .byte %10 ; 4">
            <text:p><text:s text:c="8"/>.byte %10 ; 4</text:p>
          </table:table-cell>
          <table:table-cell table:style-name="Default" table:formula="oooc:=&quot;        .byte %10 ; &quot;&amp;[.$A8]&amp;&quot; change to -&quot;" office:value-type="string" office:string-value="        .byte %10 ; 4 change to -">
            <text:p><text:s text:c="8"/>.byte %10 ; 4 change to -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F([.B$1]-[.$A9] &lt; 0;[.B$1]-[.$A9]+32;[.B$1]-[.$A9])" office:value-type="float" office:value="27">
            <text:p>27</text:p>
          </table:table-cell>
          <table:table-cell table:formula="oooc:=IF([.C$1]-[.$A9] &lt; 0;[.C$1]-[.$A9]+32;[.C$1]-[.$A9])" office:value-type="float" office:value="19">
            <text:p>19</text:p>
          </table:table-cell>
          <table:table-cell table:formula="oooc:=IF([.D$1]-[.$A9] &lt; 0;[.D$1]-[.$A9]+32;[.D$1]-[.$A9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formula="oooc:=&quot;        .byte %&quot; &amp; [.B$3] &amp; &quot; ; &quot; &amp; [.$A9]" office:value-type="string" office:string-value="        .byte %00 ; 5">
            <text:p><text:s text:c="8"/>.byte %00 ; 5</text:p>
          </table:table-cell>
          <table:table-cell table:formula="oooc:=&quot;        .byte %&quot; &amp; [.C$3] &amp; &quot; ; &quot; &amp; [.$A9]" office:value-type="string" office:string-value="        .byte %01 ; 5">
            <text:p><text:s text:c="8"/>.byte %01 ; 5</text:p>
          </table:table-cell>
          <table:table-cell table:formula="oooc:=&quot;        .byte %&quot; &amp; [.D$3] &amp; &quot; ; &quot; &amp; [.$A9]" office:value-type="string" office:string-value="        .byte %10 ; 5">
            <text:p><text:s text:c="8"/>.byte %10 ; 5</text:p>
          </table:table-cell>
          <table:table-cell table:style-name="Default" table:formula="oooc:=&quot;        .byte %10 ; &quot;&amp;[.$A9]&amp;&quot; change to -&quot;" office:value-type="string" office:string-value="        .byte %10 ; 5 change to -">
            <text:p><text:s text:c="8"/>.byte %10 ; 5 change to -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IF([.B$1]-[.$A10] &lt; 0;[.B$1]-[.$A10]+32;[.B$1]-[.$A10])" office:value-type="float" office:value="26">
            <text:p>26</text:p>
          </table:table-cell>
          <table:table-cell table:formula="oooc:=IF([.C$1]-[.$A10] &lt; 0;[.C$1]-[.$A10]+32;[.C$1]-[.$A10])" office:value-type="float" office:value="18">
            <text:p>1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formula="oooc:=&quot;        .byte %&quot; &amp; [.B$3] &amp; &quot; ; &quot; &amp; [.$A10]" office:value-type="string" office:string-value="        .byte %00 ; 6">
            <text:p><text:s text:c="8"/>.byte %00 ; 6</text:p>
          </table:table-cell>
          <table:table-cell table:formula="oooc:=&quot;        .byte %&quot; &amp; [.C$3] &amp; &quot; ; &quot; &amp; [.$A10]" office:value-type="string" office:string-value="        .byte %01 ; 6">
            <text:p><text:s text:c="8"/>.byte %01 ; 6</text:p>
          </table:table-cell>
          <table:table-cell table:formula="oooc:=&quot;        .byte %01 ; &quot;&amp;[.$A10]&amp;&quot; change to \&quot;" office:value-type="string" office:string-value="        .byte %01 ; 6 change to \">
            <text:p><text:s text:c="8"/>.byte %01 ; 6 change to \</text:p>
          </table:table-cell>
          <table:table-cell table:style-name="Default" table:formula="oooc:=&quot;        .byte %10 ; &quot;&amp;[.$A10]&amp;&quot; change to -&quot;" office:value-type="string" office:string-value="        .byte %10 ; 6 change to -">
            <text:p><text:s text:c="8"/>.byte %10 ; 6 change to -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F([.B$1]-[.$A11] &lt; 0;[.B$1]-[.$A11]+32;[.B$1]-[.$A11])" office:value-type="float" office:value="25">
            <text:p>25</text:p>
          </table:table-cell>
          <table:table-cell table:formula="oooc:=IF([.C$1]-[.$A11] &lt; 0;[.C$1]-[.$A11]+32;[.C$1]-[.$A11])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formula="oooc:=IF([.E$1]-[.$A11] &lt; 0;[.E$1]-[.$A11]+32;[.E$1]-[.$A11])" office:value-type="float" office:value="1">
            <text:p>1</text:p>
          </table:table-cell>
          <table:table-cell table:formula="oooc:=&quot;        .byte %&quot; &amp; [.B$3] &amp; &quot; ; &quot; &amp; [.$A11]" office:value-type="string" office:string-value="        .byte %00 ; 7">
            <text:p><text:s text:c="8"/>.byte %00 ; 7</text:p>
          </table:table-cell>
          <table:table-cell table:formula="oooc:=&quot;        .byte %&quot; &amp; [.C$3] &amp; &quot; ; &quot; &amp; [.$A11]" office:value-type="string" office:string-value="        .byte %01 ; 7">
            <text:p><text:s text:c="8"/>.byte %01 ; 7</text:p>
          </table:table-cell>
          <table:table-cell table:formula="oooc:=&quot;        .byte %01 ; &quot;&amp;[.$A11]&amp;&quot; change to \&quot;" office:value-type="string" office:string-value="        .byte %01 ; 7 change to \">
            <text:p><text:s text:c="8"/>.byte %01 ; 7 change to \</text:p>
          </table:table-cell>
          <table:table-cell table:style-name="Default" table:formula="oooc:=&quot;        .byte %&quot; &amp; [.E$3] &amp; &quot; ; &quot; &amp; [.$A11]" office:value-type="string" office:string-value="        .byte %11 ; 7">
            <text:p><text:s text:c="8"/>.byte %11 ; 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IF([.B$1]-[.$A12] &lt; 0;[.B$1]-[.$A12]+32;[.B$1]-[.$A12])" office:value-type="float" office:value="24">
            <text:p>24</text:p>
          </table:table-cell>
          <table:table-cell table:formula="oooc:=IF([.C$1]-[.$A12] &lt; 0;[.C$1]-[.$A12]+32;[.C$1]-[.$A12])" office:value-type="float" office:value="16">
            <text:p>16</text:p>
          </table:table-cell>
          <table:table-cell table:style-name="ce3" office:value-type="float" office:value="24">
            <text:p>24</text:p>
          </table:table-cell>
          <table:table-cell table:formula="oooc:=IF([.E$1]-[.$A12] &lt; 0;[.E$1]-[.$A12]+32;[.E$1]-[.$A12])" office:value-type="float" office:value="0">
            <text:p>0</text:p>
          </table:table-cell>
          <table:table-cell table:formula="oooc:=&quot;        .byte %&quot; &amp; [.B$3] &amp; &quot; ; &quot; &amp; [.$A12]" office:value-type="string" office:string-value="        .byte %00 ; 8">
            <text:p><text:s text:c="8"/>.byte %00 ; 8</text:p>
          </table:table-cell>
          <table:table-cell table:formula="oooc:=&quot;        .byte %&quot; &amp; [.C$3] &amp; &quot; ; &quot; &amp; [.$A12]" office:value-type="string" office:string-value="        .byte %01 ; 8">
            <text:p><text:s text:c="8"/>.byte %01 ; 8</text:p>
          </table:table-cell>
          <table:table-cell table:formula="oooc:=&quot;        .byte %01 ; &quot;&amp;[.$A12]&amp;&quot; change to \&quot;" office:value-type="string" office:string-value="        .byte %01 ; 8 change to \">
            <text:p><text:s text:c="8"/>.byte %01 ; 8 change to \</text:p>
          </table:table-cell>
          <table:table-cell table:style-name="Default" table:formula="oooc:=&quot;        .byte %&quot; &amp; [.E$3] &amp; &quot; ; &quot; &amp; [.$A12]" office:value-type="string" office:string-value="        .byte %11 ; 8">
            <text:p><text:s text:c="8"/>.byte %11 ; 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IF([.B$1]-[.$A13] &lt; 0;[.B$1]-[.$A13]+32;[.B$1]-[.$A13])" office:value-type="float" office:value="23">
            <text:p>23</text:p>
          </table:table-cell>
          <table:table-cell table:formula="oooc:=IF([.C$1]-[.$A13] &lt; 0;[.C$1]-[.$A13]+32;[.C$1]-[.$A13])" office:value-type="float" office:value="15">
            <text:p>15</text:p>
          </table:table-cell>
          <table:table-cell table:style-name="ce3" office:value-type="float" office:value="23">
            <text:p>23</text:p>
          </table:table-cell>
          <table:table-cell table:formula="oooc:=IF([.E$1]-[.$A13] &lt; 0;[.E$1]-[.$A13]+32;[.E$1]-[.$A13])" office:value-type="float" office:value="31">
            <text:p>31</text:p>
          </table:table-cell>
          <table:table-cell table:formula="oooc:=&quot;        .byte %&quot; &amp; [.B$3] &amp; &quot; ; &quot; &amp; [.$A13]" office:value-type="string" office:string-value="        .byte %00 ; 9">
            <text:p><text:s text:c="8"/>.byte %00 ; 9</text:p>
          </table:table-cell>
          <table:table-cell table:formula="oooc:=&quot;        .byte %&quot; &amp; [.C$3] &amp; &quot; ; &quot; &amp; [.$A13]" office:value-type="string" office:string-value="        .byte %01 ; 9">
            <text:p><text:s text:c="8"/>.byte %01 ; 9</text:p>
          </table:table-cell>
          <table:table-cell table:formula="oooc:=&quot;        .byte %01 ; &quot;&amp;[.$A13]&amp;&quot; change to \&quot;" office:value-type="string" office:string-value="        .byte %01 ; 9 change to \">
            <text:p><text:s text:c="8"/>.byte %01 ; 9 change to \</text:p>
          </table:table-cell>
          <table:table-cell table:style-name="Default" table:formula="oooc:=&quot;        .byte %&quot; &amp; [.E$3] &amp; &quot; ; &quot; &amp; [.$A13]" office:value-type="string" office:string-value="        .byte %11 ; 9">
            <text:p><text:s text:c="8"/>.byte %11 ; 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[.B$1]-[.$A14] &lt; 0;[.B$1]-[.$A14]+32;[.B$1]-[.$A14])"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2">
            <text:p>22</text:p>
          </table:table-cell>
          <table:table-cell table:formula="oooc:=IF([.E$1]-[.$A14] &lt; 0;[.E$1]-[.$A14]+32;[.E$1]-[.$A14])" office:value-type="float" office:value="30">
            <text:p>30</text:p>
          </table:table-cell>
          <table:table-cell table:formula="oooc:=&quot;        .byte %&quot; &amp; [.B$3] &amp; &quot; ; &quot; &amp; [.$A14]" office:value-type="string" office:string-value="        .byte %00 ; 10">
            <text:p><text:s text:c="8"/>.byte %00 ; 10</text:p>
          </table:table-cell>
          <table:table-cell table:formula="oooc:=&quot;        .byte %&quot; &amp; [.C$3] &amp; &quot; ; &quot; &amp; [.$A14]" office:value-type="string" office:string-value="        .byte %01 ; 10">
            <text:p><text:s text:c="8"/>.byte %01 ; 10</text:p>
          </table:table-cell>
          <table:table-cell table:formula="oooc:=&quot;        .byte %01 ; &quot;&amp;[.$A14]&amp;&quot; change to \&quot;" office:value-type="string" office:string-value="        .byte %01 ; 10 change to \">
            <text:p><text:s text:c="8"/>.byte %01 ; 10 change to \</text:p>
          </table:table-cell>
          <table:table-cell table:style-name="Default" table:formula="oooc:=&quot;        .byte %&quot; &amp; [.E$3] &amp; &quot; ; &quot; &amp; [.$A14]" office:value-type="string" office:string-value="        .byte %11 ; 10">
            <text:p><text:s text:c="8"/>.byte %11 ; 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IF([.B$1]-[.$A15] &lt; 0;[.B$1]-[.$A15]+32;[.B$1]-[.$A15])" office:value-type="float" office:value="21">
            <text:p>21</text:p>
          </table:table-cell>
          <table:table-cell table:style-name="ce3" office:value-type="float" office:value="29">
            <text:p>29</text:p>
          </table:table-cell>
          <table:table-cell table:formula="oooc:=IF([.D$1]-[.$A15] &lt; 0;[.D$1]-[.$A15]+32;[.D$1]-[.$A15])" office:value-type="float" office:value="5">
            <text:p>5</text:p>
          </table:table-cell>
          <table:table-cell table:formula="oooc:=IF([.E$1]-[.$A15] &lt; 0;[.E$1]-[.$A15]+32;[.E$1]-[.$A15])" office:value-type="float" office:value="29">
            <text:p>29</text:p>
          </table:table-cell>
          <table:table-cell table:formula="oooc:=&quot;        .byte %&quot; &amp; [.B$3] &amp; &quot; ; &quot; &amp; [.$A15]" office:value-type="string" office:string-value="        .byte %00 ; 11">
            <text:p><text:s text:c="8"/>.byte %00 ; 11</text:p>
          </table:table-cell>
          <table:table-cell table:formula="oooc:=&quot;        .byte %&quot; &amp; [.C$3] &amp; &quot; ; &quot; &amp; [.$A15]" office:value-type="string" office:string-value="        .byte %01 ; 11">
            <text:p><text:s text:c="8"/>.byte %01 ; 11</text:p>
          </table:table-cell>
          <table:table-cell table:formula="oooc:=&quot;        .byte %&quot; &amp; [.D$3] &amp; &quot; ; &quot; &amp; [.$A15]" office:value-type="string" office:string-value="        .byte %10 ; 11">
            <text:p><text:s text:c="8"/>.byte %10 ; 11</text:p>
          </table:table-cell>
          <table:table-cell table:style-name="Default" table:formula="oooc:=&quot;        .byte %&quot; &amp; [.E$3] &amp; &quot; ; &quot; &amp; [.$A15]" office:value-type="string" office:string-value="        .byte %11 ; 11">
            <text:p><text:s text:c="8"/>.byte %11 ; 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IF([.B$1]-[.$A16] &lt; 0;[.B$1]-[.$A16]+32;[.B$1]-[.$A16])" office:value-type="float" office:value="20">
            <text:p>20</text:p>
          </table:table-cell>
          <table:table-cell table:style-name="ce3" office:value-type="float" office:value="28">
            <text:p>28</text:p>
          </table:table-cell>
          <table:table-cell table:formula="oooc:=IF([.D$1]-[.$A16] &lt; 0;[.D$1]-[.$A16]+32;[.D$1]-[.$A16])" office:value-type="float" office:value="4">
            <text:p>4</text:p>
          </table:table-cell>
          <table:table-cell table:formula="oooc:=IF([.E$1]-[.$A16] &lt; 0;[.E$1]-[.$A16]+32;[.E$1]-[.$A16])" office:value-type="float" office:value="28">
            <text:p>28</text:p>
          </table:table-cell>
          <table:table-cell table:formula="oooc:=&quot;        .byte %&quot; &amp; [.B$3] &amp; &quot; ; &quot; &amp; [.$A16]" office:value-type="string" office:string-value="        .byte %00 ; 12">
            <text:p><text:s text:c="8"/>.byte %00 ; 12</text:p>
          </table:table-cell>
          <table:table-cell table:formula="oooc:=&quot;        .byte %&quot; &amp; [.C$3] &amp; &quot; ; &quot; &amp; [.$A16]" office:value-type="string" office:string-value="        .byte %01 ; 12">
            <text:p><text:s text:c="8"/>.byte %01 ; 12</text:p>
          </table:table-cell>
          <table:table-cell table:formula="oooc:=&quot;        .byte %&quot; &amp; [.D$3] &amp; &quot; ; &quot; &amp; [.$A16]" office:value-type="string" office:string-value="        .byte %10 ; 12">
            <text:p><text:s text:c="8"/>.byte %10 ; 12</text:p>
          </table:table-cell>
          <table:table-cell table:style-name="Default" table:formula="oooc:=&quot;        .byte %&quot; &amp; [.E$3] &amp; &quot; ; &quot; &amp; [.$A16]" office:value-type="string" office:string-value="        .byte %11 ; 12">
            <text:p><text:s text:c="8"/>.byte %11 ; 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F([.B$1]-[.$A17] &lt; 0;[.B$1]-[.$A17]+32;[.B$1]-[.$A17])" office:value-type="float" office:value="19">
            <text:p>19</text:p>
          </table:table-cell>
          <table:table-cell table:style-name="ce3" office:value-type="float" office:value="27">
            <text:p>27</text:p>
          </table:table-cell>
          <table:table-cell table:formula="oooc:=IF([.D$1]-[.$A17] &lt; 0;[.D$1]-[.$A17]+32;[.D$1]-[.$A17])" office:value-type="float" office:value="3">
            <text:p>3</text:p>
          </table:table-cell>
          <table:table-cell table:formula="oooc:=IF([.E$1]-[.$A17] &lt; 0;[.E$1]-[.$A17]+32;[.E$1]-[.$A17])" office:value-type="float" office:value="27">
            <text:p>27</text:p>
          </table:table-cell>
          <table:table-cell table:formula="oooc:=&quot;        .byte %&quot; &amp; [.B$3] &amp; &quot; ; &quot; &amp; [.$A17]" office:value-type="string" office:string-value="        .byte %00 ; 13">
            <text:p><text:s text:c="8"/>.byte %00 ; 13</text:p>
          </table:table-cell>
          <table:table-cell table:formula="oooc:=&quot;        .byte %&quot; &amp; [.C$3] &amp; &quot; ; &quot; &amp; [.$A17]" office:value-type="string" office:string-value="        .byte %01 ; 13">
            <text:p><text:s text:c="8"/>.byte %01 ; 13</text:p>
          </table:table-cell>
          <table:table-cell table:formula="oooc:=&quot;        .byte %&quot; &amp; [.D$3] &amp; &quot; ; &quot; &amp; [.$A17]" office:value-type="string" office:string-value="        .byte %10 ; 13">
            <text:p><text:s text:c="8"/>.byte %10 ; 13</text:p>
          </table:table-cell>
          <table:table-cell table:style-name="Default" table:formula="oooc:=&quot;        .byte %&quot; &amp; [.E$3] &amp; &quot; ; &quot; &amp; [.$A17]" office:value-type="string" office:string-value="        .byte %11 ; 13">
            <text:p><text:s text:c="8"/>.byte %11 ; 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formula="oooc:=IF([.D$1]-[.$A18] &lt; 0;[.D$1]-[.$A18]+32;[.D$1]-[.$A18])" office:value-type="float" office:value="2">
            <text:p>2</text:p>
          </table:table-cell>
          <table:table-cell table:formula="oooc:=IF([.E$1]-[.$A18] &lt; 0;[.E$1]-[.$A18]+32;[.E$1]-[.$A18])" office:value-type="float" office:value="26">
            <text:p>26</text:p>
          </table:table-cell>
          <table:table-cell table:formula="oooc:=&quot;        .byte %01 ; &quot; &amp; [.$A18] &amp; &quot; change to \&quot;" office:value-type="string" office:string-value="        .byte %01 ; 14 change to \">
            <text:p><text:s text:c="8"/>.byte %01 ; 14 change to \</text:p>
          </table:table-cell>
          <table:table-cell table:formula="oooc:=&quot;        .byte %&quot; &amp; [.C$3] &amp; &quot; ; &quot; &amp; [.$A18]" office:value-type="string" office:string-value="        .byte %01 ; 14">
            <text:p><text:s text:c="8"/>.byte %01 ; 14</text:p>
          </table:table-cell>
          <table:table-cell table:formula="oooc:=&quot;        .byte %&quot; &amp; [.D$3] &amp; &quot; ; &quot; &amp; [.$A18]" office:value-type="string" office:string-value="        .byte %10 ; 14">
            <text:p><text:s text:c="8"/>.byte %10 ; 14</text:p>
          </table:table-cell>
          <table:table-cell table:style-name="Default" table:formula="oooc:=&quot;        .byte %&quot; &amp; [.E$3] &amp; &quot; ; &quot; &amp; [.$A18]" office:value-type="string" office:string-value="        .byte %11 ; 14">
            <text:p><text:s text:c="8"/>.byte %11 ; 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ooc:=IF([.C$1]-[.$A19] &lt; 0;[.C$1]-[.$A19]+32;[.C$1]-[.$A19])" office:value-type="float" office:value="9">
            <text:p>9</text:p>
          </table:table-cell>
          <table:table-cell table:formula="oooc:=IF([.D$1]-[.$A19] &lt; 0;[.D$1]-[.$A19]+32;[.D$1]-[.$A19])" office:value-type="float" office:value="1">
            <text:p>1</text:p>
          </table:table-cell>
          <table:table-cell table:formula="oooc:=IF([.E$1]-[.$A19] &lt; 0;[.E$1]-[.$A19]+32;[.E$1]-[.$A19])" office:value-type="float" office:value="25">
            <text:p>25</text:p>
          </table:table-cell>
          <table:table-cell table:formula="oooc:=&quot;        .byte %01 ; &quot; &amp; [.$A19] &amp; &quot; change to \&quot;" office:value-type="string" office:string-value="        .byte %01 ; 15 change to \">
            <text:p><text:s text:c="8"/>.byte %01 ; 15 change to \</text:p>
          </table:table-cell>
          <table:table-cell table:formula="oooc:=&quot;        .byte %&quot; &amp; [.C$3] &amp; &quot; ; &quot; &amp; [.$A19]" office:value-type="string" office:string-value="        .byte %01 ; 15">
            <text:p><text:s text:c="8"/>.byte %01 ; 15</text:p>
          </table:table-cell>
          <table:table-cell table:formula="oooc:=&quot;        .byte %&quot; &amp; [.D$3] &amp; &quot; ; &quot; &amp; [.$A19]" office:value-type="string" office:string-value="        .byte %10 ; 15">
            <text:p><text:s text:c="8"/>.byte %10 ; 15</text:p>
          </table:table-cell>
          <table:table-cell table:style-name="Default" table:formula="oooc:=&quot;        .byte %&quot; &amp; [.E$3] &amp; &quot; ; &quot; &amp; [.$A19]" office:value-type="string" office:string-value="        .byte %11 ; 15">
            <text:p><text:s text:c="8"/>.byte %11 ; 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formula="oooc:=IF([.C$1]-[.$A20] &lt; 0;[.C$1]-[.$A20]+32;[.C$1]-[.$A20])" office:value-type="float" office:value="8">
            <text:p>8</text:p>
          </table:table-cell>
          <table:table-cell table:formula="oooc:=IF([.D$1]-[.$A20] &lt; 0;[.D$1]-[.$A20]+32;[.D$1]-[.$A20])" office:value-type="float" office:value="0">
            <text:p>0</text:p>
          </table:table-cell>
          <table:table-cell table:formula="oooc:=IF([.E$1]-[.$A20] &lt; 0;[.E$1]-[.$A20]+32;[.E$1]-[.$A20])" office:value-type="float" office:value="24">
            <text:p>24</text:p>
          </table:table-cell>
          <table:table-cell table:formula="oooc:=&quot;        .byte %01 ; &quot; &amp; [.$A20] &amp; &quot; change to \&quot;" office:value-type="string" office:string-value="        .byte %01 ; 16 change to \">
            <text:p><text:s text:c="8"/>.byte %01 ; 16 change to \</text:p>
          </table:table-cell>
          <table:table-cell table:formula="oooc:=&quot;        .byte %&quot; &amp; [.C$3] &amp; &quot; ; &quot; &amp; [.$A20]" office:value-type="string" office:string-value="        .byte %01 ; 16">
            <text:p><text:s text:c="8"/>.byte %01 ; 16</text:p>
          </table:table-cell>
          <table:table-cell table:formula="oooc:=&quot;        .byte %&quot; &amp; [.D$3] &amp; &quot; ; &quot; &amp; [.$A20]" office:value-type="string" office:string-value="        .byte %10 ; 16">
            <text:p><text:s text:c="8"/>.byte %10 ; 16</text:p>
          </table:table-cell>
          <table:table-cell table:style-name="Default" table:formula="oooc:=&quot;        .byte %&quot; &amp; [.E$3] &amp; &quot; ; &quot; &amp; [.$A20]" office:value-type="string" office:string-value="        .byte %11 ; 16">
            <text:p><text:s text:c="8"/>.byte %11 ; 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31">
            <text:p>31</text:p>
          </table:table-cell>
          <table:table-cell table:formula="oooc:=IF([.C$1]-[.$A21] &lt; 0;[.C$1]-[.$A21]+32;[.C$1]-[.$A21])" office:value-type="float" office:value="7">
            <text:p>7</text:p>
          </table:table-cell>
          <table:table-cell table:formula="oooc:=IF([.D$1]-[.$A21] &lt; 0;[.D$1]-[.$A21]+32;[.D$1]-[.$A21])" office:value-type="float" office:value="31">
            <text:p>31</text:p>
          </table:table-cell>
          <table:table-cell table:formula="oooc:=IF([.E$1]-[.$A21] &lt; 0;[.E$1]-[.$A21]+32;[.E$1]-[.$A21])" office:value-type="float" office:value="23">
            <text:p>23</text:p>
          </table:table-cell>
          <table:table-cell table:formula="oooc:=&quot;        .byte %01 ; &quot; &amp; [.$A21] &amp; &quot; change to \&quot;" office:value-type="string" office:string-value="        .byte %01 ; 17 change to \">
            <text:p><text:s text:c="8"/>.byte %01 ; 17 change to \</text:p>
          </table:table-cell>
          <table:table-cell table:formula="oooc:=&quot;        .byte %&quot; &amp; [.C$3] &amp; &quot; ; &quot; &amp; [.$A21]" office:value-type="string" office:string-value="        .byte %01 ; 17">
            <text:p><text:s text:c="8"/>.byte %01 ; 17</text:p>
          </table:table-cell>
          <table:table-cell table:formula="oooc:=&quot;        .byte %&quot; &amp; [.D$3] &amp; &quot; ; &quot; &amp; [.$A21]" office:value-type="string" office:string-value="        .byte %10 ; 17">
            <text:p><text:s text:c="8"/>.byte %10 ; 17</text:p>
          </table:table-cell>
          <table:table-cell table:style-name="Default" table:formula="oooc:=&quot;        .byte %&quot; &amp; [.E$3] &amp; &quot; ; &quot; &amp; [.$A21]" office:value-type="string" office:string-value="        .byte %11 ; 17">
            <text:p><text:s text:c="8"/>.byte %11 ;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30">
            <text:p>30</text:p>
          </table:table-cell>
          <table:table-cell table:formula="oooc:=IF([.C$1]-[.$A22] &lt; 0;[.C$1]-[.$A22]+32;[.C$1]-[.$A22])" office:value-type="float" office:value="6">
            <text:p>6</text:p>
          </table:table-cell>
          <table:table-cell table:formula="oooc:=IF([.D$1]-[.$A22] &lt; 0;[.D$1]-[.$A22]+32;[.D$1]-[.$A22])" office:value-type="float" office:value="30">
            <text:p>30</text:p>
          </table:table-cell>
          <table:table-cell table:style-name="ce3" office:value-type="float" office:value="6">
            <text:p>6</text:p>
          </table:table-cell>
          <table:table-cell table:formula="oooc:=&quot;        .byte %01 ; &quot; &amp; [.$A22] &amp; &quot; change to \&quot;" office:value-type="string" office:string-value="        .byte %01 ; 18 change to \">
            <text:p><text:s text:c="8"/>.byte %01 ; 18 change to \</text:p>
          </table:table-cell>
          <table:table-cell table:formula="oooc:=&quot;        .byte %&quot; &amp; [.C$3] &amp; &quot; ; &quot; &amp; [.$A22]" office:value-type="string" office:string-value="        .byte %01 ; 18">
            <text:p><text:s text:c="8"/>.byte %01 ; 18</text:p>
          </table:table-cell>
          <table:table-cell table:formula="oooc:=&quot;        .byte %&quot; &amp; [.D$3] &amp; &quot; ; &quot; &amp; [.$A22]" office:value-type="string" office:string-value="        .byte %10 ; 18">
            <text:p><text:s text:c="8"/>.byte %10 ; 18</text:p>
          </table:table-cell>
          <table:table-cell table:style-name="Default" table:formula="oooc:=&quot;        .byte %00 ; &quot;&amp;[.$A22]&amp;&quot; change to |&quot;" office:value-type="string" office:string-value="        .byte %00 ; 18 change to |">
            <text:p><text:s text:c="8"/>.byte %00 ; 18 change to |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IF([.B$1]-[.$A23] &lt; 0;[.B$1]-[.$A23]+32;[.B$1]-[.$A23])" office:value-type="float" office:value="13">
            <text:p>13</text:p>
          </table:table-cell>
          <table:table-cell table:formula="oooc:=IF([.C$1]-[.$A23] &lt; 0;[.C$1]-[.$A23]+32;[.C$1]-[.$A23])" office:value-type="float" office:value="5">
            <text:p>5</text:p>
          </table:table-cell>
          <table:table-cell table:formula="oooc:=IF([.D$1]-[.$A23] &lt; 0;[.D$1]-[.$A23]+32;[.D$1]-[.$A23])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formula="oooc:=&quot;        .byte %&quot; &amp; [.B$3] &amp; &quot; ; &quot; &amp; [.$A23]" office:value-type="string" office:string-value="        .byte %00 ; 19">
            <text:p><text:s text:c="8"/>.byte %00 ; 19</text:p>
          </table:table-cell>
          <table:table-cell table:formula="oooc:=&quot;        .byte %&quot; &amp; [.C$3] &amp; &quot; ; &quot; &amp; [.$A23]" office:value-type="string" office:string-value="        .byte %01 ; 19">
            <text:p><text:s text:c="8"/>.byte %01 ; 19</text:p>
          </table:table-cell>
          <table:table-cell table:formula="oooc:=&quot;        .byte %&quot; &amp; [.D$3] &amp; &quot; ; &quot; &amp; [.$A23]" office:value-type="string" office:string-value="        .byte %10 ; 19">
            <text:p><text:s text:c="8"/>.byte %10 ; 19</text:p>
          </table:table-cell>
          <table:table-cell table:style-name="Default" table:formula="oooc:=&quot;        .byte %00 ; &quot;&amp;[.$A23]&amp;&quot; change to |&quot;" office:value-type="string" office:string-value="        .byte %00 ; 19 change to |">
            <text:p><text:s text:c="8"/>.byte %00 ; 19 change to |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IF([.B$1]-[.$A24] &lt; 0;[.B$1]-[.$A24]+32;[.B$1]-[.$A24])" office:value-type="float" office:value="12">
            <text:p>12</text:p>
          </table:table-cell>
          <table:table-cell table:formula="oooc:=IF([.C$1]-[.$A24] &lt; 0;[.C$1]-[.$A24]+32;[.C$1]-[.$A24])" office:value-type="float" office:value="4">
            <text:p>4</text:p>
          </table:table-cell>
          <table:table-cell table:formula="oooc:=IF([.D$1]-[.$A24] &lt; 0;[.D$1]-[.$A24]+32;[.D$1]-[.$A24])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formula="oooc:=&quot;        .byte %&quot; &amp; [.B$3] &amp; &quot; ; &quot; &amp; [.$A24]" office:value-type="string" office:string-value="        .byte %00 ; 20">
            <text:p><text:s text:c="8"/>.byte %00 ; 20</text:p>
          </table:table-cell>
          <table:table-cell table:formula="oooc:=&quot;        .byte %&quot; &amp; [.C$3] &amp; &quot; ; &quot; &amp; [.$A24]" office:value-type="string" office:string-value="        .byte %01 ; 20">
            <text:p><text:s text:c="8"/>.byte %01 ; 20</text:p>
          </table:table-cell>
          <table:table-cell table:formula="oooc:=&quot;        .byte %&quot; &amp; [.D$3] &amp; &quot; ; &quot; &amp; [.$A24]" office:value-type="string" office:string-value="        .byte %10 ; 20">
            <text:p><text:s text:c="8"/>.byte %10 ; 20</text:p>
          </table:table-cell>
          <table:table-cell table:style-name="Default" table:formula="oooc:=&quot;        .byte %00 ; &quot;&amp;[.$A24]&amp;&quot; change to |&quot;" office:value-type="string" office:string-value="        .byte %00 ; 20 change to |">
            <text:p><text:s text:c="8"/>.byte %00 ; 20 change to |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IF([.B$1]-[.$A25] &lt; 0;[.B$1]-[.$A25]+32;[.B$1]-[.$A25])" office:value-type="float" office:value="11">
            <text:p>11</text:p>
          </table:table-cell>
          <table:table-cell table:formula="oooc:=IF([.C$1]-[.$A25] &lt; 0;[.C$1]-[.$A25]+32;[.C$1]-[.$A25])" office:value-type="float" office:value="3">
            <text:p>3</text:p>
          </table:table-cell>
          <table:table-cell table:formula="oooc:=IF([.D$1]-[.$A25] &lt; 0;[.D$1]-[.$A25]+32;[.D$1]-[.$A25])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formula="oooc:=&quot;        .byte %&quot; &amp; [.B$3] &amp; &quot; ; &quot; &amp; [.$A25]" office:value-type="string" office:string-value="        .byte %00 ; 21">
            <text:p><text:s text:c="8"/>.byte %00 ; 21</text:p>
          </table:table-cell>
          <table:table-cell table:formula="oooc:=&quot;        .byte %&quot; &amp; [.C$3] &amp; &quot; ; &quot; &amp; [.$A25]" office:value-type="string" office:string-value="        .byte %01 ; 21">
            <text:p><text:s text:c="8"/>.byte %01 ; 21</text:p>
          </table:table-cell>
          <table:table-cell table:formula="oooc:=&quot;        .byte %&quot; &amp; [.D$3] &amp; &quot; ; &quot; &amp; [.$A25]" office:value-type="string" office:string-value="        .byte %10 ; 21">
            <text:p><text:s text:c="8"/>.byte %10 ; 21</text:p>
          </table:table-cell>
          <table:table-cell table:style-name="Default" table:formula="oooc:=&quot;        .byte %00 ; &quot;&amp;[.$A25]&amp;&quot; change to |&quot;" office:value-type="string" office:string-value="        .byte %00 ; 21 change to |">
            <text:p><text:s text:c="8"/>.byte %00 ; 21 change to |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IF([.B$1]-[.$A26] &lt; 0;[.B$1]-[.$A26]+32;[.B$1]-[.$A26])" office:value-type="float" office:value="10">
            <text:p>10</text:p>
          </table:table-cell>
          <table:table-cell table:formula="oooc:=IF([.C$1]-[.$A26] &lt; 0;[.C$1]-[.$A26]+32;[.C$1]-[.$A26])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formula="oooc:=&quot;        .byte %&quot; &amp; [.B$3] &amp; &quot; ; &quot; &amp; [.$A26]" office:value-type="string" office:string-value="        .byte %00 ; 22">
            <text:p><text:s text:c="8"/>.byte %00 ; 22</text:p>
          </table:table-cell>
          <table:table-cell table:formula="oooc:=&quot;        .byte %&quot; &amp; [.C$3] &amp; &quot; ; &quot; &amp; [.$A26]" office:value-type="string" office:string-value="        .byte %01 ; 22">
            <text:p><text:s text:c="8"/>.byte %01 ; 22</text:p>
          </table:table-cell>
          <table:table-cell table:formula="oooc:=&quot;        .byte %11 ; &quot;&amp;[.$A26]&amp;&quot; change to /&quot;" office:value-type="string" office:string-value="        .byte %11 ; 22 change to /">
            <text:p><text:s text:c="8"/>.byte %11 ; 22 change to /</text:p>
          </table:table-cell>
          <table:table-cell table:style-name="Default" table:formula="oooc:=&quot;        .byte %00 ; &quot;&amp;[.$A26]&amp;&quot; change to |&quot;" office:value-type="string" office:string-value="        .byte %00 ; 22 change to |">
            <text:p><text:s text:c="8"/>.byte %00 ; 22 change to |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IF([.B$1]-[.$A27] &lt; 0;[.B$1]-[.$A27]+32;[.B$1]-[.$A27])" office:value-type="float" office:value="9">
            <text:p>9</text:p>
          </table:table-cell>
          <table:table-cell table:formula="oooc:=IF([.C$1]-[.$A27] &lt; 0;[.C$1]-[.$A27]+32;[.C$1]-[.$A27])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formula="oooc:=IF([.E$1]-[.$A27] &lt; 0;[.E$1]-[.$A27]+32;[.E$1]-[.$A27])" office:value-type="float" office:value="17">
            <text:p>17</text:p>
          </table:table-cell>
          <table:table-cell table:formula="oooc:=&quot;        .byte %&quot; &amp; [.B$3] &amp; &quot; ; &quot; &amp; [.$A27]" office:value-type="string" office:string-value="        .byte %00 ; 23">
            <text:p><text:s text:c="8"/>.byte %00 ; 23</text:p>
          </table:table-cell>
          <table:table-cell table:formula="oooc:=&quot;        .byte %&quot; &amp; [.C$3] &amp; &quot; ; &quot; &amp; [.$A27]" office:value-type="string" office:string-value="        .byte %01 ; 23">
            <text:p><text:s text:c="8"/>.byte %01 ; 23</text:p>
          </table:table-cell>
          <table:table-cell table:formula="oooc:=&quot;        .byte %11 ; &quot;&amp;[.$A27]&amp;&quot; change to /&quot;" office:value-type="string" office:string-value="        .byte %11 ; 23 change to /">
            <text:p><text:s text:c="8"/>.byte %11 ; 23 change to /</text:p>
          </table:table-cell>
          <table:table-cell table:style-name="Default" table:formula="oooc:=&quot;        .byte %&quot; &amp; [.E$3] &amp; &quot; ; &quot; &amp; [.$A27]" office:value-type="string" office:string-value="        .byte %11 ; 23">
            <text:p><text:s text:c="8"/>.byte %11 ; 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IF([.B$1]-[.$A28] &lt; 0;[.B$1]-[.$A28]+32;[.B$1]-[.$A28])" office:value-type="float" office:value="8">
            <text:p>8</text:p>
          </table:table-cell>
          <table:table-cell table:formula="oooc:=IF([.C$1]-[.$A28] &lt; 0;[.C$1]-[.$A28]+32;[.C$1]-[.$A28])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formula="oooc:=IF([.E$1]-[.$A28] &lt; 0;[.E$1]-[.$A28]+32;[.E$1]-[.$A28])" office:value-type="float" office:value="16">
            <text:p>16</text:p>
          </table:table-cell>
          <table:table-cell table:formula="oooc:=&quot;        .byte %&quot; &amp; [.B$3] &amp; &quot; ; &quot; &amp; [.$A28]" office:value-type="string" office:string-value="        .byte %00 ; 24">
            <text:p><text:s text:c="8"/>.byte %00 ; 24</text:p>
          </table:table-cell>
          <table:table-cell table:formula="oooc:=&quot;        .byte %&quot; &amp; [.C$3] &amp; &quot; ; &quot; &amp; [.$A28]" office:value-type="string" office:string-value="        .byte %01 ; 24">
            <text:p><text:s text:c="8"/>.byte %01 ; 24</text:p>
          </table:table-cell>
          <table:table-cell table:formula="oooc:=&quot;        .byte %11 ; &quot;&amp;[.$A28]&amp;&quot; change to /&quot;" office:value-type="string" office:string-value="        .byte %11 ; 24 change to /">
            <text:p><text:s text:c="8"/>.byte %11 ; 24 change to /</text:p>
          </table:table-cell>
          <table:table-cell table:style-name="Default" table:formula="oooc:=&quot;        .byte %&quot; &amp; [.E$3] &amp; &quot; ; &quot; &amp; [.$A28]" office:value-type="string" office:string-value="        .byte %11 ; 24">
            <text:p><text:s text:c="8"/>.byte %11 ; 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[.B$1]-[.$A29] &lt; 0;[.B$1]-[.$A29]+32;[.B$1]-[.$A29])" office:value-type="float" office:value="7">
            <text:p>7</text:p>
          </table:table-cell>
          <table:table-cell table:formula="oooc:=IF([.C$1]-[.$A29] &lt; 0;[.C$1]-[.$A29]+32;[.C$1]-[.$A29])" office:value-type="float" office:value="31">
            <text:p>31</text:p>
          </table:table-cell>
          <table:table-cell table:style-name="ce3" office:value-type="float" office:value="7">
            <text:p>7</text:p>
          </table:table-cell>
          <table:table-cell table:formula="oooc:=IF([.E$1]-[.$A29] &lt; 0;[.E$1]-[.$A29]+32;[.E$1]-[.$A29])" office:value-type="float" office:value="15">
            <text:p>15</text:p>
          </table:table-cell>
          <table:table-cell table:formula="oooc:=&quot;        .byte %&quot; &amp; [.B$3] &amp; &quot; ; &quot; &amp; [.$A29]" office:value-type="string" office:string-value="        .byte %00 ; 25">
            <text:p><text:s text:c="8"/>.byte %00 ; 25</text:p>
          </table:table-cell>
          <table:table-cell table:formula="oooc:=&quot;        .byte %&quot; &amp; [.C$3] &amp; &quot; ; &quot; &amp; [.$A29]" office:value-type="string" office:string-value="        .byte %01 ; 25">
            <text:p><text:s text:c="8"/>.byte %01 ; 25</text:p>
          </table:table-cell>
          <table:table-cell table:formula="oooc:=&quot;        .byte %11 ; &quot;&amp;[.$A29]&amp;&quot; change to /&quot;" office:value-type="string" office:string-value="        .byte %11 ; 25 change to /">
            <text:p><text:s text:c="8"/>.byte %11 ; 25 change to /</text:p>
          </table:table-cell>
          <table:table-cell table:style-name="Default" table:formula="oooc:=&quot;        .byte %&quot; &amp; [.E$3] &amp; &quot; ; &quot; &amp; [.$A29]" office:value-type="string" office:string-value="        .byte %11 ; 25">
            <text:p><text:s text:c="8"/>.byte %11 ; 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IF([.B$1]-[.$A30] &lt; 0;[.B$1]-[.$A30]+32;[.B$1]-[.$A30])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formula="oooc:=IF([.E$1]-[.$A30] &lt; 0;[.E$1]-[.$A30]+32;[.E$1]-[.$A30])" office:value-type="float" office:value="14">
            <text:p>14</text:p>
          </table:table-cell>
          <table:table-cell table:formula="oooc:=&quot;        .byte %&quot; &amp; [.B$3] &amp; &quot; ; &quot; &amp; [.$A30]" office:value-type="string" office:string-value="        .byte %00 ; 26">
            <text:p><text:s text:c="8"/>.byte %00 ; 26</text:p>
          </table:table-cell>
          <table:table-cell table:formula="oooc:=&quot;        .byte %&quot; &amp; [.C$3] &amp; &quot; ; &quot; &amp; [.$A30]" office:value-type="string" office:string-value="        .byte %01 ; 26">
            <text:p><text:s text:c="8"/>.byte %01 ; 26</text:p>
          </table:table-cell>
          <table:table-cell table:formula="oooc:=&quot;        .byte %11 ; &quot;&amp;[.$A30]&amp;&quot; change to /&quot;" office:value-type="string" office:string-value="        .byte %11 ; 26 change to /">
            <text:p><text:s text:c="8"/>.byte %11 ; 26 change to /</text:p>
          </table:table-cell>
          <table:table-cell table:style-name="Default" table:formula="oooc:=&quot;        .byte %&quot; &amp; [.E$3] &amp; &quot; ; &quot; &amp; [.$A30]" office:value-type="string" office:string-value="        .byte %11 ; 26">
            <text:p><text:s text:c="8"/>.byte %11 ;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IF([.B$1]-[.$A31] &lt; 0;[.B$1]-[.$A31]+32;[.B$1]-[.$A31])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formula="oooc:=IF([.D$1]-[.$A31] &lt; 0;[.D$1]-[.$A31]+32;[.D$1]-[.$A31])" office:value-type="float" office:value="21">
            <text:p>21</text:p>
          </table:table-cell>
          <table:table-cell table:formula="oooc:=IF([.E$1]-[.$A31] &lt; 0;[.E$1]-[.$A31]+32;[.E$1]-[.$A31])" office:value-type="float" office:value="13">
            <text:p>13</text:p>
          </table:table-cell>
          <table:table-cell table:formula="oooc:=&quot;        .byte %&quot; &amp; [.B$3] &amp; &quot; ; &quot; &amp; [.$A31]" office:value-type="string" office:string-value="        .byte %00 ; 27">
            <text:p><text:s text:c="8"/>.byte %00 ; 27</text:p>
          </table:table-cell>
          <table:table-cell table:formula="oooc:=&quot;        .byte %&quot; &amp; [.C$3] &amp; &quot; ; &quot; &amp; [.$A31]" office:value-type="string" office:string-value="        .byte %01 ; 27">
            <text:p><text:s text:c="8"/>.byte %01 ; 27</text:p>
          </table:table-cell>
          <table:table-cell table:formula="oooc:=&quot;        .byte %&quot; &amp; [.D$3] &amp; &quot; ; &quot; &amp; [.$A31]" office:value-type="string" office:string-value="        .byte %10 ; 27">
            <text:p><text:s text:c="8"/>.byte %10 ; 27</text:p>
          </table:table-cell>
          <table:table-cell table:style-name="Default" table:formula="oooc:=&quot;        .byte %&quot; &amp; [.E$3] &amp; &quot; ; &quot; &amp; [.$A31]" office:value-type="string" office:string-value="        .byte %11 ; 27">
            <text:p><text:s text:c="8"/>.byte %11 ;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IF([.B$1]-[.$A32] &lt; 0;[.B$1]-[.$A32]+32;[.B$1]-[.$A32])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formula="oooc:=IF([.D$1]-[.$A32] &lt; 0;[.D$1]-[.$A32]+32;[.D$1]-[.$A32])" office:value-type="float" office:value="20">
            <text:p>20</text:p>
          </table:table-cell>
          <table:table-cell table:formula="oooc:=IF([.E$1]-[.$A32] &lt; 0;[.E$1]-[.$A32]+32;[.E$1]-[.$A32])" office:value-type="float" office:value="12">
            <text:p>12</text:p>
          </table:table-cell>
          <table:table-cell table:formula="oooc:=&quot;        .byte %&quot; &amp; [.B$3] &amp; &quot; ; &quot; &amp; [.$A32]" office:value-type="string" office:string-value="        .byte %00 ; 28">
            <text:p><text:s text:c="8"/>.byte %00 ; 28</text:p>
          </table:table-cell>
          <table:table-cell table:formula="oooc:=&quot;        .byte %&quot; &amp; [.C$3] &amp; &quot; ; &quot; &amp; [.$A32]" office:value-type="string" office:string-value="        .byte %01 ; 28">
            <text:p><text:s text:c="8"/>.byte %01 ; 28</text:p>
          </table:table-cell>
          <table:table-cell table:formula="oooc:=&quot;        .byte %&quot; &amp; [.D$3] &amp; &quot; ; &quot; &amp; [.$A32]" office:value-type="string" office:string-value="        .byte %10 ; 28">
            <text:p><text:s text:c="8"/>.byte %10 ; 28</text:p>
          </table:table-cell>
          <table:table-cell table:style-name="Default" table:formula="oooc:=&quot;        .byte %&quot; &amp; [.E$3] &amp; &quot; ; &quot; &amp; [.$A32]" office:value-type="string" office:string-value="        .byte %11 ; 28">
            <text:p><text:s text:c="8"/>.byte %11 ;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IF([.B$1]-[.$A33] &lt; 0;[.B$1]-[.$A33]+32;[.B$1]-[.$A33])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formula="oooc:=IF([.D$1]-[.$A33] &lt; 0;[.D$1]-[.$A33]+32;[.D$1]-[.$A33])" office:value-type="float" office:value="19">
            <text:p>19</text:p>
          </table:table-cell>
          <table:table-cell table:formula="oooc:=IF([.E$1]-[.$A33] &lt; 0;[.E$1]-[.$A33]+32;[.E$1]-[.$A33])" office:value-type="float" office:value="11">
            <text:p>11</text:p>
          </table:table-cell>
          <table:table-cell table:formula="oooc:=&quot;        .byte %&quot; &amp; [.B$3] &amp; &quot; ; &quot; &amp; [.$A33]" office:value-type="string" office:string-value="        .byte %00 ; 29">
            <text:p><text:s text:c="8"/>.byte %00 ; 29</text:p>
          </table:table-cell>
          <table:table-cell table:formula="oooc:=&quot;        .byte %&quot; &amp; [.C$3] &amp; &quot; ; &quot; &amp; [.$A33]" office:value-type="string" office:string-value="        .byte %01 ; 29">
            <text:p><text:s text:c="8"/>.byte %01 ; 29</text:p>
          </table:table-cell>
          <table:table-cell table:formula="oooc:=&quot;        .byte %&quot; &amp; [.D$3] &amp; &quot; ; &quot; &amp; [.$A33]" office:value-type="string" office:string-value="        .byte %10 ; 29">
            <text:p><text:s text:c="8"/>.byte %10 ; 29</text:p>
          </table:table-cell>
          <table:table-cell table:style-name="Default" table:formula="oooc:=&quot;        .byte %&quot; &amp; [.E$3] &amp; &quot; ; &quot; &amp; [.$A33]" office:value-type="string" office:string-value="        .byte %11 ; 29">
            <text:p><text:s text:c="8"/>.byte %11 ;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formula="oooc:=IF([.D$1]-[.$A34] &lt; 0;[.D$1]-[.$A34]+32;[.D$1]-[.$A34])" office:value-type="float" office:value="18">
            <text:p>18</text:p>
          </table:table-cell>
          <table:table-cell table:formula="oooc:=IF([.E$1]-[.$A34] &lt; 0;[.E$1]-[.$A34]+32;[.E$1]-[.$A34])" office:value-type="float" office:value="10">
            <text:p>10</text:p>
          </table:table-cell>
          <table:table-cell table:formula="oooc:=&quot;        .byte %11 ; &quot; &amp; [.$A34] &amp; &quot; change to /&quot;" office:value-type="string" office:string-value="        .byte %11 ; 30 change to /">
            <text:p><text:s text:c="8"/>.byte %11 ; 30 change to /</text:p>
          </table:table-cell>
          <table:table-cell table:formula="oooc:=&quot;        .byte %&quot; &amp; [.C$3] &amp; &quot; ; &quot; &amp; [.$A34]" office:value-type="string" office:string-value="        .byte %01 ; 30">
            <text:p><text:s text:c="8"/>.byte %01 ; 30</text:p>
          </table:table-cell>
          <table:table-cell table:formula="oooc:=&quot;        .byte %&quot; &amp; [.D$3] &amp; &quot; ; &quot; &amp; [.$A34]" office:value-type="string" office:string-value="        .byte %10 ; 30">
            <text:p><text:s text:c="8"/>.byte %10 ; 30</text:p>
          </table:table-cell>
          <table:table-cell table:style-name="Default" table:formula="oooc:=&quot;        .byte %&quot; &amp; [.E$3] &amp; &quot; ; &quot; &amp; [.$A34]" office:value-type="string" office:string-value="        .byte %11 ; 30">
            <text:p><text:s text:c="8"/>.byte %11 ; 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17">
            <text:p>17</text:p>
          </table:table-cell>
          <table:table-cell table:style-name="Default" table:formula="oooc:=IF([.C$1]-[.$A35] &lt; 0;[.C$1]-[.$A35]+32;[.C$1]-[.$A35])" office:value-type="float" office:value="25">
            <text:p>25</text:p>
          </table:table-cell>
          <table:table-cell table:formula="oooc:=IF([.D$1]-[.$A35] &lt; 0;[.D$1]-[.$A35]+32;[.D$1]-[.$A35])" office:value-type="float" office:value="17">
            <text:p>17</text:p>
          </table:table-cell>
          <table:table-cell table:formula="oooc:=IF([.E$1]-[.$A35] &lt; 0;[.E$1]-[.$A35]+32;[.E$1]-[.$A35])" office:value-type="float" office:value="9">
            <text:p>9</text:p>
          </table:table-cell>
          <table:table-cell table:formula="oooc:=&quot;        .byte %11 ; &quot; &amp; [.$A35] &amp; &quot; change to /&quot;" office:value-type="string" office:string-value="        .byte %11 ; 31 change to /">
            <text:p><text:s text:c="8"/>.byte %11 ; 31 change to /</text:p>
          </table:table-cell>
          <table:table-cell table:formula="oooc:=&quot;        .byte %&quot; &amp; [.C$3] &amp; &quot; ; &quot; &amp; [.$A35]" office:value-type="string" office:string-value="        .byte %01 ; 31">
            <text:p><text:s text:c="8"/>.byte %01 ; 31</text:p>
          </table:table-cell>
          <table:table-cell table:formula="oooc:=&quot;        .byte %&quot; &amp; [.D$3] &amp; &quot; ; &quot; &amp; [.$A35]" office:value-type="string" office:string-value="        .byte %10 ; 31">
            <text:p><text:s text:c="8"/>.byte %10 ; 31</text:p>
          </table:table-cell>
          <table:table-cell table:style-name="Default" table:formula="oooc:=&quot;        .byte %&quot; &amp; [.E$3] &amp; &quot; ; &quot; &amp; [.$A35]" office:value-type="string" office:string-value="        .byte %11 ; 31">
            <text:p><text:s text:c="8"/>.byte %11 ; 3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ooc:=&quot;Shield23Bounce&quot; &amp; [.B$3] &amp; &quot; ; shield in &quot; &amp; [.B$2] &amp; &quot; direction&quot;" office:value-type="string" office:string-value="Shield23Bounce00 ; shield in | direction">
            <text:p>Shield23Bounce00 ; shield in | direction</text:p>
          </table:table-cell>
          <table:table-cell table:style-name="ce6" table:formula="oooc:=&quot;Shield2Bounce&quot; &amp; [.C$3] &amp; &quot; ; shield in &quot; &amp; [.C$2] &amp; &quot; direction&quot;" office:value-type="string" office:string-value="Shield2Bounce01 ; shield in \ direction">
            <text:p>Shield2Bounce01 ; shield in \ direction</text:p>
          </table:table-cell>
          <table:table-cell table:formula="oooc:=&quot;Shield24Bounce&quot; &amp; [.D$3] &amp; &quot; ; shield in &quot; &amp; [.D$2] &amp; &quot; direction&quot;" office:value-type="string" office:string-value="Shield24Bounce10 ; shield in - direction">
            <text:p>Shield24Bounce10 ; shield in - direction</text:p>
          </table:table-cell>
          <table:table-cell table:style-name="ce10" table:formula="oooc:=&quot;Shield2Bounce&quot; &amp; [.E$3] &amp; &quot; ; shield in &quot; &amp; [.E$2] &amp; &quot; direction&quot;" office:value-type="string" office:string-value="Shield2Bounce11 ; shield in / direction">
            <text:p>Shield2Bounce11 ; shield in / dir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formula="oooc:=IF([.C$1]-[.$A39] &lt; 0;[.C$1]-[.$A39]+32;[.C$1]-[.$A39])" office:value-type="float" office:value="24">
            <text:p>24</text:p>
          </table:table-cell>
          <table:table-cell table:formula="oooc:=IF([.D$1]-[.$A39] &lt; 0;[.D$1]-[.$A39]+32;[.D$1]-[.$A39])" office:value-type="float" office:value="16">
            <text:p>16</text:p>
          </table:table-cell>
          <table:table-cell table:formula="oooc:=IF([.E$1]-[.$A39] &lt; 0;[.E$1]-[.$A39]+32;[.E$1]-[.$A39])" office:value-type="float" office:value="8">
            <text:p>8</text:p>
          </table:table-cell>
          <table:table-cell table:formula="oooc:=&quot;        .byte %01 ; &quot; &amp; [.$A39] &amp; &quot; change to \&quot;" office:value-type="string" office:string-value="        .byte %01 ; 0 change to \">
            <text:p><text:s text:c="8"/>.byte %01 ; 0 change to \</text:p>
          </table:table-cell>
          <table:table-cell table:formula="oooc:=&quot;        .byte %&quot; &amp; [.C$3] &amp; &quot; ; &quot; &amp; [.$A39]" office:value-type="string" office:string-value="        .byte %01 ; 0">
            <text:p><text:s text:c="8"/>.byte %01 ; 0</text:p>
          </table:table-cell>
          <table:table-cell table:formula="oooc:=&quot;        .byte %&quot; &amp; [.D$3] &amp; &quot; ; &quot; &amp; [.$A39]" office:value-type="string" office:string-value="        .byte %10 ; 0">
            <text:p><text:s text:c="8"/>.byte %10 ; 0</text:p>
          </table:table-cell>
          <table:table-cell table:style-name="ce10" table:formula="oooc:=&quot;        .byte %&quot; &amp; [.E$3] &amp; &quot; ; &quot; &amp; [.$A39]" office:value-type="string" office:string-value="        .byte %11 ; 0">
            <text:p><text:s text:c="8"/>.byte %11 ; 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formula="oooc:=IF([.C$1]-[.$A40] &lt; 0;[.C$1]-[.$A40]+32;[.C$1]-[.$A40])" office:value-type="float" office:value="23">
            <text:p>23</text:p>
          </table:table-cell>
          <table:table-cell table:formula="oooc:=IF([.D$1]-[.$A40] &lt; 0;[.D$1]-[.$A40]+32;[.D$1]-[.$A40])" office:value-type="float" office:value="15">
            <text:p>15</text:p>
          </table:table-cell>
          <table:table-cell table:formula="oooc:=IF([.E$1]-[.$A40] &lt; 0;[.E$1]-[.$A40]+32;[.E$1]-[.$A40])" office:value-type="float" office:value="7">
            <text:p>7</text:p>
          </table:table-cell>
          <table:table-cell table:formula="oooc:=&quot;        .byte %01 ; &quot; &amp; [.$A40] &amp; &quot; change to \&quot;" office:value-type="string" office:string-value="        .byte %01 ; 1 change to \">
            <text:p><text:s text:c="8"/>.byte %01 ; 1 change to \</text:p>
          </table:table-cell>
          <table:table-cell table:formula="oooc:=&quot;        .byte %&quot; &amp; [.C$3] &amp; &quot; ; &quot; &amp; [.$A40]" office:value-type="string" office:string-value="        .byte %01 ; 1">
            <text:p><text:s text:c="8"/>.byte %01 ; 1</text:p>
          </table:table-cell>
          <table:table-cell table:formula="oooc:=&quot;        .byte %&quot; &amp; [.D$3] &amp; &quot; ; &quot; &amp; [.$A40]" office:value-type="string" office:string-value="        .byte %10 ; 1">
            <text:p><text:s text:c="8"/>.byte %10 ; 1</text:p>
          </table:table-cell>
          <table:table-cell table:style-name="ce10" table:formula="oooc:=&quot;        .byte %&quot; &amp; [.E$3] &amp; &quot; ; &quot; &amp; [.$A40]" office:value-type="string" office:string-value="        .byte %11 ; 1">
            <text:p><text:s text:c="8"/>.byte %11 ; 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formula="oooc:=IF([.C$1]-[.$A41] &lt; 0;[.C$1]-[.$A41]+32;[.C$1]-[.$A41])" office:value-type="float" office:value="22">
            <text:p>22</text:p>
          </table:table-cell>
          <table:table-cell table:formula="oooc:=IF([.D$1]-[.$A41] &lt; 0;[.D$1]-[.$A41]+32;[.D$1]-[.$A41])" office:value-type="float" office:value="14">
            <text:p>14</text:p>
          </table:table-cell>
          <table:table-cell table:style-name="ce3" office:value-type="float" office:value="22">
            <text:p>22</text:p>
          </table:table-cell>
          <table:table-cell table:formula="oooc:=&quot;        .byte %01 ; &quot; &amp; [.$A41] &amp; &quot; change to \&quot;" office:value-type="string" office:string-value="        .byte %01 ; 2 change to \">
            <text:p><text:s text:c="8"/>.byte %01 ; 2 change to \</text:p>
          </table:table-cell>
          <table:table-cell table:formula="oooc:=&quot;        .byte %&quot; &amp; [.C$3] &amp; &quot; ; &quot; &amp; [.$A41]" office:value-type="string" office:string-value="        .byte %01 ; 2">
            <text:p><text:s text:c="8"/>.byte %01 ; 2</text:p>
          </table:table-cell>
          <table:table-cell table:formula="oooc:=&quot;        .byte %&quot; &amp; [.D$3] &amp; &quot; ; &quot; &amp; [.$A41]" office:value-type="string" office:string-value="        .byte %10 ; 2">
            <text:p><text:s text:c="8"/>.byte %10 ; 2</text:p>
          </table:table-cell>
          <table:table-cell table:style-name="Default" table:formula="oooc:=&quot;        .byte %00 ; &quot;&amp;[.$A41]&amp;&quot; change to |&quot;" office:value-type="string" office:string-value="        .byte %00 ; 2 change to |">
            <text:p><text:s text:c="8"/>.byte %00 ; 2 change to |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IF([.B$1]-[.$A42] &lt; 0;[.B$1]-[.$A42]+32;[.B$1]-[.$A42])" office:value-type="float" office:value="29">
            <text:p>29</text:p>
          </table:table-cell>
          <table:table-cell table:formula="oooc:=IF([.C$1]-[.$A42] &lt; 0;[.C$1]-[.$A42]+32;[.C$1]-[.$A42])" office:value-type="float" office:value="21">
            <text:p>21</text:p>
          </table:table-cell>
          <table:table-cell table:formula="oooc:=IF([.D$1]-[.$A42] &lt; 0;[.D$1]-[.$A42]+32;[.D$1]-[.$A42])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formula="oooc:=&quot;        .byte %&quot; &amp; [.B$3] &amp; &quot; ; &quot; &amp; [.$A42]" office:value-type="string" office:string-value="        .byte %00 ; 3">
            <text:p><text:s text:c="8"/>.byte %00 ; 3</text:p>
          </table:table-cell>
          <table:table-cell table:formula="oooc:=&quot;        .byte %&quot; &amp; [.C$3] &amp; &quot; ; &quot; &amp; [.$A42]" office:value-type="string" office:string-value="        .byte %01 ; 3">
            <text:p><text:s text:c="8"/>.byte %01 ; 3</text:p>
          </table:table-cell>
          <table:table-cell table:formula="oooc:=&quot;        .byte %&quot; &amp; [.D$3] &amp; &quot; ; &quot; &amp; [.$A42]" office:value-type="string" office:string-value="        .byte %10 ; 3">
            <text:p><text:s text:c="8"/>.byte %10 ; 3</text:p>
          </table:table-cell>
          <table:table-cell table:style-name="Default" table:formula="oooc:=&quot;        .byte %00 ; &quot;&amp;[.$A42]&amp;&quot; change to |&quot;" office:value-type="string" office:string-value="        .byte %00 ; 3 change to |">
            <text:p><text:s text:c="8"/>.byte %00 ; 3 change to |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F([.B$1]-[.$A43] &lt; 0;[.B$1]-[.$A43]+32;[.B$1]-[.$A43])" office:value-type="float" office:value="28">
            <text:p>28</text:p>
          </table:table-cell>
          <table:table-cell table:formula="oooc:=IF([.C$1]-[.$A43] &lt; 0;[.C$1]-[.$A43]+32;[.C$1]-[.$A43])" office:value-type="float" office:value="20">
            <text:p>20</text:p>
          </table:table-cell>
          <table:table-cell table:formula="oooc:=IF([.D$1]-[.$A43] &lt; 0;[.D$1]-[.$A43]+32;[.D$1]-[.$A43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formula="oooc:=&quot;        .byte %&quot; &amp; [.B$3] &amp; &quot; ; &quot; &amp; [.$A43]" office:value-type="string" office:string-value="        .byte %00 ; 4">
            <text:p><text:s text:c="8"/>.byte %00 ; 4</text:p>
          </table:table-cell>
          <table:table-cell table:formula="oooc:=&quot;        .byte %&quot; &amp; [.C$3] &amp; &quot; ; &quot; &amp; [.$A43]" office:value-type="string" office:string-value="        .byte %01 ; 4">
            <text:p><text:s text:c="8"/>.byte %01 ; 4</text:p>
          </table:table-cell>
          <table:table-cell table:formula="oooc:=&quot;        .byte %&quot; &amp; [.D$3] &amp; &quot; ; &quot; &amp; [.$A43]" office:value-type="string" office:string-value="        .byte %10 ; 4">
            <text:p><text:s text:c="8"/>.byte %10 ; 4</text:p>
          </table:table-cell>
          <table:table-cell table:style-name="Default" table:formula="oooc:=&quot;        .byte %00 ; &quot;&amp;[.$A43]&amp;&quot; change to |&quot;" office:value-type="string" office:string-value="        .byte %00 ; 4 change to |">
            <text:p><text:s text:c="8"/>.byte %00 ; 4 change to |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F([.B$1]-[.$A44] &lt; 0;[.B$1]-[.$A44]+32;[.B$1]-[.$A44])" office:value-type="float" office:value="27">
            <text:p>27</text:p>
          </table:table-cell>
          <table:table-cell table:formula="oooc:=IF([.C$1]-[.$A44] &lt; 0;[.C$1]-[.$A44]+32;[.C$1]-[.$A44])" office:value-type="float" office:value="19">
            <text:p>19</text:p>
          </table:table-cell>
          <table:table-cell table:formula="oooc:=IF([.D$1]-[.$A44] &lt; 0;[.D$1]-[.$A44]+32;[.D$1]-[.$A44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formula="oooc:=&quot;        .byte %&quot; &amp; [.B$3] &amp; &quot; ; &quot; &amp; [.$A44]" office:value-type="string" office:string-value="        .byte %00 ; 5">
            <text:p><text:s text:c="8"/>.byte %00 ; 5</text:p>
          </table:table-cell>
          <table:table-cell table:formula="oooc:=&quot;        .byte %&quot; &amp; [.C$3] &amp; &quot; ; &quot; &amp; [.$A44]" office:value-type="string" office:string-value="        .byte %01 ; 5">
            <text:p><text:s text:c="8"/>.byte %01 ; 5</text:p>
          </table:table-cell>
          <table:table-cell table:formula="oooc:=&quot;        .byte %&quot; &amp; [.D$3] &amp; &quot; ; &quot; &amp; [.$A44]" office:value-type="string" office:string-value="        .byte %10 ; 5">
            <text:p><text:s text:c="8"/>.byte %10 ; 5</text:p>
          </table:table-cell>
          <table:table-cell table:style-name="Default" table:formula="oooc:=&quot;        .byte %00 ; &quot;&amp;[.$A44]&amp;&quot; change to |&quot;" office:value-type="string" office:string-value="        .byte %00 ; 5 change to |">
            <text:p><text:s text:c="8"/>.byte %00 ; 5 change to |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IF([.B$1]-[.$A45] &lt; 0;[.B$1]-[.$A45]+32;[.B$1]-[.$A45])" office:value-type="float" office:value="26">
            <text:p>26</text:p>
          </table:table-cell>
          <table:table-cell table:formula="oooc:=IF([.C$1]-[.$A45] &lt; 0;[.C$1]-[.$A45]+32;[.C$1]-[.$A45])" office:value-type="float" office:value="18">
            <text:p>1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formula="oooc:=&quot;        .byte %&quot; &amp; [.B$3] &amp; &quot; ; &quot; &amp; [.$A45]" office:value-type="string" office:string-value="        .byte %00 ; 6">
            <text:p><text:s text:c="8"/>.byte %00 ; 6</text:p>
          </table:table-cell>
          <table:table-cell table:formula="oooc:=&quot;        .byte %&quot; &amp; [.C$3] &amp; &quot; ; &quot; &amp; [.$A45]" office:value-type="string" office:string-value="        .byte %01 ; 6">
            <text:p><text:s text:c="8"/>.byte %01 ; 6</text:p>
          </table:table-cell>
          <table:table-cell table:formula="oooc:=&quot;        .byte %11 ; &quot;&amp;[.$A45]&amp;&quot; change to /&quot;" office:value-type="string" office:string-value="        .byte %11 ; 6 change to /">
            <text:p><text:s text:c="8"/>.byte %11 ; 6 change to /</text:p>
          </table:table-cell>
          <table:table-cell table:style-name="Default" table:formula="oooc:=&quot;        .byte %00 ; &quot;&amp;[.$A45]&amp;&quot; change to |&quot;" office:value-type="string" office:string-value="        .byte %00 ; 6 change to |">
            <text:p><text:s text:c="8"/>.byte %00 ; 6 change to |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F([.B$1]-[.$A46] &lt; 0;[.B$1]-[.$A46]+32;[.B$1]-[.$A46])" office:value-type="float" office:value="25">
            <text:p>25</text:p>
          </table:table-cell>
          <table:table-cell table:formula="oooc:=IF([.C$1]-[.$A46] &lt; 0;[.C$1]-[.$A46]+32;[.C$1]-[.$A46])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formula="oooc:=IF([.E$1]-[.$A46] &lt; 0;[.E$1]-[.$A46]+32;[.E$1]-[.$A46])" office:value-type="float" office:value="1">
            <text:p>1</text:p>
          </table:table-cell>
          <table:table-cell table:formula="oooc:=&quot;        .byte %&quot; &amp; [.B$3] &amp; &quot; ; &quot; &amp; [.$A46]" office:value-type="string" office:string-value="        .byte %00 ; 7">
            <text:p><text:s text:c="8"/>.byte %00 ; 7</text:p>
          </table:table-cell>
          <table:table-cell table:formula="oooc:=&quot;        .byte %&quot; &amp; [.C$3] &amp; &quot; ; &quot; &amp; [.$A46]" office:value-type="string" office:string-value="        .byte %01 ; 7">
            <text:p><text:s text:c="8"/>.byte %01 ; 7</text:p>
          </table:table-cell>
          <table:table-cell table:formula="oooc:=&quot;        .byte %11 ; &quot;&amp;[.$A46]&amp;&quot; change to /&quot;" office:value-type="string" office:string-value="        .byte %11 ; 7 change to /">
            <text:p><text:s text:c="8"/>.byte %11 ; 7 change to /</text:p>
          </table:table-cell>
          <table:table-cell table:style-name="ce10" table:formula="oooc:=&quot;        .byte %&quot; &amp; [.E$3] &amp; &quot; ; &quot; &amp; [.$A46]" office:value-type="string" office:string-value="        .byte %11 ; 7">
            <text:p><text:s text:c="8"/>.byte %11 ; 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IF([.B$1]-[.$A47] &lt; 0;[.B$1]-[.$A47]+32;[.B$1]-[.$A47])" office:value-type="float" office:value="24">
            <text:p>24</text:p>
          </table:table-cell>
          <table:table-cell table:formula="oooc:=IF([.C$1]-[.$A47] &lt; 0;[.C$1]-[.$A47]+32;[.C$1]-[.$A47])" office:value-type="float" office:value="16">
            <text:p>16</text:p>
          </table:table-cell>
          <table:table-cell table:style-name="ce3" office:value-type="float" office:value="24">
            <text:p>24</text:p>
          </table:table-cell>
          <table:table-cell table:formula="oooc:=IF([.E$1]-[.$A47] &lt; 0;[.E$1]-[.$A47]+32;[.E$1]-[.$A47])" office:value-type="float" office:value="0">
            <text:p>0</text:p>
          </table:table-cell>
          <table:table-cell table:formula="oooc:=&quot;        .byte %&quot; &amp; [.B$3] &amp; &quot; ; &quot; &amp; [.$A47]" office:value-type="string" office:string-value="        .byte %00 ; 8">
            <text:p><text:s text:c="8"/>.byte %00 ; 8</text:p>
          </table:table-cell>
          <table:table-cell table:formula="oooc:=&quot;        .byte %&quot; &amp; [.C$3] &amp; &quot; ; &quot; &amp; [.$A47]" office:value-type="string" office:string-value="        .byte %01 ; 8">
            <text:p><text:s text:c="8"/>.byte %01 ; 8</text:p>
          </table:table-cell>
          <table:table-cell table:formula="oooc:=&quot;        .byte %11 ; &quot;&amp;[.$A47]&amp;&quot; change to /&quot;" office:value-type="string" office:string-value="        .byte %11 ; 8 change to /">
            <text:p><text:s text:c="8"/>.byte %11 ; 8 change to /</text:p>
          </table:table-cell>
          <table:table-cell table:style-name="ce10" table:formula="oooc:=&quot;        .byte %&quot; &amp; [.E$3] &amp; &quot; ; &quot; &amp; [.$A47]" office:value-type="string" office:string-value="        .byte %11 ; 8">
            <text:p><text:s text:c="8"/>.byte %11 ; 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IF([.B$1]-[.$A48] &lt; 0;[.B$1]-[.$A48]+32;[.B$1]-[.$A48])" office:value-type="float" office:value="23">
            <text:p>23</text:p>
          </table:table-cell>
          <table:table-cell table:formula="oooc:=IF([.C$1]-[.$A48] &lt; 0;[.C$1]-[.$A48]+32;[.C$1]-[.$A48])" office:value-type="float" office:value="15">
            <text:p>15</text:p>
          </table:table-cell>
          <table:table-cell table:style-name="ce3" office:value-type="float" office:value="23">
            <text:p>23</text:p>
          </table:table-cell>
          <table:table-cell table:formula="oooc:=IF([.E$1]-[.$A48] &lt; 0;[.E$1]-[.$A48]+32;[.E$1]-[.$A48])" office:value-type="float" office:value="31">
            <text:p>31</text:p>
          </table:table-cell>
          <table:table-cell table:formula="oooc:=&quot;        .byte %&quot; &amp; [.B$3] &amp; &quot; ; &quot; &amp; [.$A48]" office:value-type="string" office:string-value="        .byte %00 ; 9">
            <text:p><text:s text:c="8"/>.byte %00 ; 9</text:p>
          </table:table-cell>
          <table:table-cell table:formula="oooc:=&quot;        .byte %&quot; &amp; [.C$3] &amp; &quot; ; &quot; &amp; [.$A48]" office:value-type="string" office:string-value="        .byte %01 ; 9">
            <text:p><text:s text:c="8"/>.byte %01 ; 9</text:p>
          </table:table-cell>
          <table:table-cell table:formula="oooc:=&quot;        .byte %11 ; &quot;&amp;[.$A48]&amp;&quot; change to /&quot;" office:value-type="string" office:string-value="        .byte %11 ; 9 change to /">
            <text:p><text:s text:c="8"/>.byte %11 ; 9 change to /</text:p>
          </table:table-cell>
          <table:table-cell table:style-name="ce10" table:formula="oooc:=&quot;        .byte %&quot; &amp; [.E$3] &amp; &quot; ; &quot; &amp; [.$A48]" office:value-type="string" office:string-value="        .byte %11 ; 9">
            <text:p><text:s text:c="8"/>.byte %11 ; 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[.B$1]-[.$A49] &lt; 0;[.B$1]-[.$A49]+32;[.B$1]-[.$A49])"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2">
            <text:p>22</text:p>
          </table:table-cell>
          <table:table-cell table:formula="oooc:=IF([.E$1]-[.$A49] &lt; 0;[.E$1]-[.$A49]+32;[.E$1]-[.$A49])" office:value-type="float" office:value="30">
            <text:p>30</text:p>
          </table:table-cell>
          <table:table-cell table:formula="oooc:=&quot;        .byte %&quot; &amp; [.B$3] &amp; &quot; ; &quot; &amp; [.$A49]" office:value-type="string" office:string-value="        .byte %00 ; 10">
            <text:p><text:s text:c="8"/>.byte %00 ; 10</text:p>
          </table:table-cell>
          <table:table-cell table:formula="oooc:=&quot;        .byte %&quot; &amp; [.C$3] &amp; &quot; ; &quot; &amp; [.$A49]" office:value-type="string" office:string-value="        .byte %01 ; 10">
            <text:p><text:s text:c="8"/>.byte %01 ; 10</text:p>
          </table:table-cell>
          <table:table-cell table:formula="oooc:=&quot;        .byte %11 ; &quot;&amp;[.$A49]&amp;&quot; change to /&quot;" office:value-type="string" office:string-value="        .byte %11 ; 10 change to /">
            <text:p><text:s text:c="8"/>.byte %11 ; 10 change to /</text:p>
          </table:table-cell>
          <table:table-cell table:style-name="ce10" table:formula="oooc:=&quot;        .byte %&quot; &amp; [.E$3] &amp; &quot; ; &quot; &amp; [.$A49]" office:value-type="string" office:string-value="        .byte %11 ; 10">
            <text:p><text:s text:c="8"/>.byte %11 ; 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IF([.B$1]-[.$A50] &lt; 0;[.B$1]-[.$A50]+32;[.B$1]-[.$A50])" office:value-type="float" office:value="21">
            <text:p>21</text:p>
          </table:table-cell>
          <table:table-cell table:style-name="ce3" office:value-type="float" office:value="29">
            <text:p>29</text:p>
          </table:table-cell>
          <table:table-cell table:formula="oooc:=IF([.D$1]-[.$A50] &lt; 0;[.D$1]-[.$A50]+32;[.D$1]-[.$A50])" office:value-type="float" office:value="5">
            <text:p>5</text:p>
          </table:table-cell>
          <table:table-cell table:formula="oooc:=IF([.E$1]-[.$A50] &lt; 0;[.E$1]-[.$A50]+32;[.E$1]-[.$A50])" office:value-type="float" office:value="29">
            <text:p>29</text:p>
          </table:table-cell>
          <table:table-cell table:formula="oooc:=&quot;        .byte %&quot; &amp; [.B$3] &amp; &quot; ; &quot; &amp; [.$A50]" office:value-type="string" office:string-value="        .byte %00 ; 11">
            <text:p><text:s text:c="8"/>.byte %00 ; 11</text:p>
          </table:table-cell>
          <table:table-cell table:formula="oooc:=&quot;        .byte %&quot; &amp; [.C$3] &amp; &quot; ; &quot; &amp; [.$A50]" office:value-type="string" office:string-value="        .byte %01 ; 11">
            <text:p><text:s text:c="8"/>.byte %01 ; 11</text:p>
          </table:table-cell>
          <table:table-cell table:formula="oooc:=&quot;        .byte %&quot; &amp; [.D$3] &amp; &quot; ; &quot; &amp; [.$A50]" office:value-type="string" office:string-value="        .byte %10 ; 11">
            <text:p><text:s text:c="8"/>.byte %10 ; 11</text:p>
          </table:table-cell>
          <table:table-cell table:style-name="ce10" table:formula="oooc:=&quot;        .byte %&quot; &amp; [.E$3] &amp; &quot; ; &quot; &amp; [.$A50]" office:value-type="string" office:string-value="        .byte %11 ; 11">
            <text:p><text:s text:c="8"/>.byte %11 ; 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IF([.B$1]-[.$A51] &lt; 0;[.B$1]-[.$A51]+32;[.B$1]-[.$A51])" office:value-type="float" office:value="20">
            <text:p>20</text:p>
          </table:table-cell>
          <table:table-cell table:style-name="ce3" office:value-type="float" office:value="28">
            <text:p>28</text:p>
          </table:table-cell>
          <table:table-cell table:formula="oooc:=IF([.D$1]-[.$A51] &lt; 0;[.D$1]-[.$A51]+32;[.D$1]-[.$A51])" office:value-type="float" office:value="4">
            <text:p>4</text:p>
          </table:table-cell>
          <table:table-cell table:formula="oooc:=IF([.E$1]-[.$A51] &lt; 0;[.E$1]-[.$A51]+32;[.E$1]-[.$A51])" office:value-type="float" office:value="28">
            <text:p>28</text:p>
          </table:table-cell>
          <table:table-cell table:formula="oooc:=&quot;        .byte %&quot; &amp; [.B$3] &amp; &quot; ; &quot; &amp; [.$A51]" office:value-type="string" office:string-value="        .byte %00 ; 12">
            <text:p><text:s text:c="8"/>.byte %00 ; 12</text:p>
          </table:table-cell>
          <table:table-cell table:formula="oooc:=&quot;        .byte %&quot; &amp; [.C$3] &amp; &quot; ; &quot; &amp; [.$A51]" office:value-type="string" office:string-value="        .byte %01 ; 12">
            <text:p><text:s text:c="8"/>.byte %01 ; 12</text:p>
          </table:table-cell>
          <table:table-cell table:formula="oooc:=&quot;        .byte %&quot; &amp; [.D$3] &amp; &quot; ; &quot; &amp; [.$A51]" office:value-type="string" office:string-value="        .byte %10 ; 12">
            <text:p><text:s text:c="8"/>.byte %10 ; 12</text:p>
          </table:table-cell>
          <table:table-cell table:style-name="ce10" table:formula="oooc:=&quot;        .byte %&quot; &amp; [.E$3] &amp; &quot; ; &quot; &amp; [.$A51]" office:value-type="string" office:string-value="        .byte %11 ; 12">
            <text:p><text:s text:c="8"/>.byte %11 ; 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F([.B$1]-[.$A52] &lt; 0;[.B$1]-[.$A52]+32;[.B$1]-[.$A52])" office:value-type="float" office:value="19">
            <text:p>19</text:p>
          </table:table-cell>
          <table:table-cell table:style-name="ce3" office:value-type="float" office:value="27">
            <text:p>27</text:p>
          </table:table-cell>
          <table:table-cell table:formula="oooc:=IF([.D$1]-[.$A52] &lt; 0;[.D$1]-[.$A52]+32;[.D$1]-[.$A52])" office:value-type="float" office:value="3">
            <text:p>3</text:p>
          </table:table-cell>
          <table:table-cell table:formula="oooc:=IF([.E$1]-[.$A52] &lt; 0;[.E$1]-[.$A52]+32;[.E$1]-[.$A52])" office:value-type="float" office:value="27">
            <text:p>27</text:p>
          </table:table-cell>
          <table:table-cell table:formula="oooc:=&quot;        .byte %&quot; &amp; [.B$3] &amp; &quot; ; &quot; &amp; [.$A52]" office:value-type="string" office:string-value="        .byte %00 ; 13">
            <text:p><text:s text:c="8"/>.byte %00 ; 13</text:p>
          </table:table-cell>
          <table:table-cell table:formula="oooc:=&quot;        .byte %&quot; &amp; [.C$3] &amp; &quot; ; &quot; &amp; [.$A52]" office:value-type="string" office:string-value="        .byte %01 ; 13">
            <text:p><text:s text:c="8"/>.byte %01 ; 13</text:p>
          </table:table-cell>
          <table:table-cell table:formula="oooc:=&quot;        .byte %&quot; &amp; [.D$3] &amp; &quot; ; &quot; &amp; [.$A52]" office:value-type="string" office:string-value="        .byte %10 ; 13">
            <text:p><text:s text:c="8"/>.byte %10 ; 13</text:p>
          </table:table-cell>
          <table:table-cell table:style-name="ce10" table:formula="oooc:=&quot;        .byte %&quot; &amp; [.E$3] &amp; &quot; ; &quot; &amp; [.$A52]" office:value-type="string" office:string-value="        .byte %11 ; 13">
            <text:p><text:s text:c="8"/>.byte %11 ; 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formula="oooc:=IF([.D$1]-[.$A53] &lt; 0;[.D$1]-[.$A53]+32;[.D$1]-[.$A53])" office:value-type="float" office:value="2">
            <text:p>2</text:p>
          </table:table-cell>
          <table:table-cell table:formula="oooc:=IF([.E$1]-[.$A53] &lt; 0;[.E$1]-[.$A53]+32;[.E$1]-[.$A53])" office:value-type="float" office:value="26">
            <text:p>26</text:p>
          </table:table-cell>
          <table:table-cell table:formula="oooc:=&quot;        .byte %11 ; &quot; &amp; [.$A53] &amp; &quot; change to /&quot;" office:value-type="string" office:string-value="        .byte %11 ; 14 change to /">
            <text:p><text:s text:c="8"/>.byte %11 ; 14 change to /</text:p>
          </table:table-cell>
          <table:table-cell table:formula="oooc:=&quot;        .byte %&quot; &amp; [.C$3] &amp; &quot; ; &quot; &amp; [.$A53]" office:value-type="string" office:string-value="        .byte %01 ; 14">
            <text:p><text:s text:c="8"/>.byte %01 ; 14</text:p>
          </table:table-cell>
          <table:table-cell table:formula="oooc:=&quot;        .byte %&quot; &amp; [.D$3] &amp; &quot; ; &quot; &amp; [.$A53]" office:value-type="string" office:string-value="        .byte %10 ; 14">
            <text:p><text:s text:c="8"/>.byte %10 ; 14</text:p>
          </table:table-cell>
          <table:table-cell table:style-name="ce10" table:formula="oooc:=&quot;        .byte %&quot; &amp; [.E$3] &amp; &quot; ; &quot; &amp; [.$A53]" office:value-type="string" office:string-value="        .byte %11 ; 14">
            <text:p><text:s text:c="8"/>.byte %11 ; 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ooc:=IF([.C$1]-[.$A54] &lt; 0;[.C$1]-[.$A54]+32;[.C$1]-[.$A54])" office:value-type="float" office:value="9">
            <text:p>9</text:p>
          </table:table-cell>
          <table:table-cell table:formula="oooc:=IF([.D$1]-[.$A54] &lt; 0;[.D$1]-[.$A54]+32;[.D$1]-[.$A54])" office:value-type="float" office:value="1">
            <text:p>1</text:p>
          </table:table-cell>
          <table:table-cell table:formula="oooc:=IF([.E$1]-[.$A54] &lt; 0;[.E$1]-[.$A54]+32;[.E$1]-[.$A54])" office:value-type="float" office:value="25">
            <text:p>25</text:p>
          </table:table-cell>
          <table:table-cell table:formula="oooc:=&quot;        .byte %11 ; &quot; &amp; [.$A54] &amp; &quot; change to /&quot;" office:value-type="string" office:string-value="        .byte %11 ; 15 change to /">
            <text:p><text:s text:c="8"/>.byte %11 ; 15 change to /</text:p>
          </table:table-cell>
          <table:table-cell table:formula="oooc:=&quot;        .byte %&quot; &amp; [.C$3] &amp; &quot; ; &quot; &amp; [.$A54]" office:value-type="string" office:string-value="        .byte %01 ; 15">
            <text:p><text:s text:c="8"/>.byte %01 ; 15</text:p>
          </table:table-cell>
          <table:table-cell table:formula="oooc:=&quot;        .byte %&quot; &amp; [.D$3] &amp; &quot; ; &quot; &amp; [.$A54]" office:value-type="string" office:string-value="        .byte %10 ; 15">
            <text:p><text:s text:c="8"/>.byte %10 ; 15</text:p>
          </table:table-cell>
          <table:table-cell table:style-name="ce10" table:formula="oooc:=&quot;        .byte %&quot; &amp; [.E$3] &amp; &quot; ; &quot; &amp; [.$A54]" office:value-type="string" office:string-value="        .byte %11 ; 15">
            <text:p><text:s text:c="8"/>.byte %11 ; 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formula="oooc:=IF([.C$1]-[.$A55] &lt; 0;[.C$1]-[.$A55]+32;[.C$1]-[.$A55])" office:value-type="float" office:value="8">
            <text:p>8</text:p>
          </table:table-cell>
          <table:table-cell table:formula="oooc:=IF([.D$1]-[.$A55] &lt; 0;[.D$1]-[.$A55]+32;[.D$1]-[.$A55])" office:value-type="float" office:value="0">
            <text:p>0</text:p>
          </table:table-cell>
          <table:table-cell table:formula="oooc:=IF([.E$1]-[.$A55] &lt; 0;[.E$1]-[.$A55]+32;[.E$1]-[.$A55])" office:value-type="float" office:value="24">
            <text:p>24</text:p>
          </table:table-cell>
          <table:table-cell table:formula="oooc:=&quot;        .byte %11 ; &quot; &amp; [.$A55] &amp; &quot; change to /&quot;" office:value-type="string" office:string-value="        .byte %11 ; 16 change to /">
            <text:p><text:s text:c="8"/>.byte %11 ; 16 change to /</text:p>
          </table:table-cell>
          <table:table-cell table:formula="oooc:=&quot;        .byte %&quot; &amp; [.C$3] &amp; &quot; ; &quot; &amp; [.$A55]" office:value-type="string" office:string-value="        .byte %01 ; 16">
            <text:p><text:s text:c="8"/>.byte %01 ; 16</text:p>
          </table:table-cell>
          <table:table-cell table:formula="oooc:=&quot;        .byte %&quot; &amp; [.D$3] &amp; &quot; ; &quot; &amp; [.$A55]" office:value-type="string" office:string-value="        .byte %10 ; 16">
            <text:p><text:s text:c="8"/>.byte %10 ; 16</text:p>
          </table:table-cell>
          <table:table-cell table:style-name="ce10" table:formula="oooc:=&quot;        .byte %&quot; &amp; [.E$3] &amp; &quot; ; &quot; &amp; [.$A55]" office:value-type="string" office:string-value="        .byte %11 ; 16">
            <text:p><text:s text:c="8"/>.byte %11 ; 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31">
            <text:p>31</text:p>
          </table:table-cell>
          <table:table-cell table:formula="oooc:=IF([.C$1]-[.$A56] &lt; 0;[.C$1]-[.$A56]+32;[.C$1]-[.$A56])" office:value-type="float" office:value="7">
            <text:p>7</text:p>
          </table:table-cell>
          <table:table-cell table:formula="oooc:=IF([.D$1]-[.$A56] &lt; 0;[.D$1]-[.$A56]+32;[.D$1]-[.$A56])" office:value-type="float" office:value="31">
            <text:p>31</text:p>
          </table:table-cell>
          <table:table-cell table:formula="oooc:=IF([.E$1]-[.$A56] &lt; 0;[.E$1]-[.$A56]+32;[.E$1]-[.$A56])" office:value-type="float" office:value="23">
            <text:p>23</text:p>
          </table:table-cell>
          <table:table-cell table:formula="oooc:=&quot;        .byte %11 ; &quot; &amp; [.$A56] &amp; &quot; change to /&quot;" office:value-type="string" office:string-value="        .byte %11 ; 17 change to /">
            <text:p><text:s text:c="8"/>.byte %11 ; 17 change to /</text:p>
          </table:table-cell>
          <table:table-cell table:formula="oooc:=&quot;        .byte %&quot; &amp; [.C$3] &amp; &quot; ; &quot; &amp; [.$A56]" office:value-type="string" office:string-value="        .byte %01 ; 17">
            <text:p><text:s text:c="8"/>.byte %01 ; 17</text:p>
          </table:table-cell>
          <table:table-cell table:formula="oooc:=&quot;        .byte %&quot; &amp; [.D$3] &amp; &quot; ; &quot; &amp; [.$A56]" office:value-type="string" office:string-value="        .byte %10 ; 17">
            <text:p><text:s text:c="8"/>.byte %10 ; 17</text:p>
          </table:table-cell>
          <table:table-cell table:style-name="ce10" table:formula="oooc:=&quot;        .byte %&quot; &amp; [.E$3] &amp; &quot; ; &quot; &amp; [.$A56]" office:value-type="string" office:string-value="        .byte %11 ; 17">
            <text:p><text:s text:c="8"/>.byte %11 ;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30">
            <text:p>30</text:p>
          </table:table-cell>
          <table:table-cell table:formula="oooc:=IF([.C$1]-[.$A57] &lt; 0;[.C$1]-[.$A57]+32;[.C$1]-[.$A57])" office:value-type="float" office:value="6">
            <text:p>6</text:p>
          </table:table-cell>
          <table:table-cell table:formula="oooc:=IF([.D$1]-[.$A57] &lt; 0;[.D$1]-[.$A57]+32;[.D$1]-[.$A57])" office:value-type="float" office:value="30">
            <text:p>30</text:p>
          </table:table-cell>
          <table:table-cell table:style-name="ce3" office:value-type="float" office:value="6">
            <text:p>6</text:p>
          </table:table-cell>
          <table:table-cell table:formula="oooc:=&quot;        .byte %11 ; &quot; &amp; [.$A57] &amp; &quot; change to /&quot;" office:value-type="string" office:string-value="        .byte %11 ; 18 change to /">
            <text:p><text:s text:c="8"/>.byte %11 ; 18 change to /</text:p>
          </table:table-cell>
          <table:table-cell table:formula="oooc:=&quot;        .byte %&quot; &amp; [.C$3] &amp; &quot; ; &quot; &amp; [.$A57]" office:value-type="string" office:string-value="        .byte %01 ; 18">
            <text:p><text:s text:c="8"/>.byte %01 ; 18</text:p>
          </table:table-cell>
          <table:table-cell table:formula="oooc:=&quot;        .byte %&quot; &amp; [.D$3] &amp; &quot; ; &quot; &amp; [.$A57]" office:value-type="string" office:string-value="        .byte %10 ; 18">
            <text:p><text:s text:c="8"/>.byte %10 ; 18</text:p>
          </table:table-cell>
          <table:table-cell table:style-name="ce10" table:formula="oooc:=&quot;        .byte %10 ; &quot;&amp;[.$A57]&amp;&quot; change to -&quot;" office:value-type="string" office:string-value="        .byte %10 ; 18 change to -">
            <text:p><text:s text:c="8"/>.byte %10 ; 18 change to -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IF([.B$1]-[.$A58] &lt; 0;[.B$1]-[.$A58]+32;[.B$1]-[.$A58])" office:value-type="float" office:value="13">
            <text:p>13</text:p>
          </table:table-cell>
          <table:table-cell table:formula="oooc:=IF([.C$1]-[.$A58] &lt; 0;[.C$1]-[.$A58]+32;[.C$1]-[.$A58])" office:value-type="float" office:value="5">
            <text:p>5</text:p>
          </table:table-cell>
          <table:table-cell table:formula="oooc:=IF([.D$1]-[.$A58] &lt; 0;[.D$1]-[.$A58]+32;[.D$1]-[.$A58])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formula="oooc:=&quot;        .byte %&quot; &amp; [.B$3] &amp; &quot; ; &quot; &amp; [.$A58]" office:value-type="string" office:string-value="        .byte %00 ; 19">
            <text:p><text:s text:c="8"/>.byte %00 ; 19</text:p>
          </table:table-cell>
          <table:table-cell table:formula="oooc:=&quot;        .byte %&quot; &amp; [.C$3] &amp; &quot; ; &quot; &amp; [.$A58]" office:value-type="string" office:string-value="        .byte %01 ; 19">
            <text:p><text:s text:c="8"/>.byte %01 ; 19</text:p>
          </table:table-cell>
          <table:table-cell table:formula="oooc:=&quot;        .byte %&quot; &amp; [.D$3] &amp; &quot; ; &quot; &amp; [.$A58]" office:value-type="string" office:string-value="        .byte %10 ; 19">
            <text:p><text:s text:c="8"/>.byte %10 ; 19</text:p>
          </table:table-cell>
          <table:table-cell table:style-name="ce10" table:formula="oooc:=&quot;        .byte %10 ; &quot;&amp;[.$A58]&amp;&quot; change to -&quot;" office:value-type="string" office:string-value="        .byte %10 ; 19 change to -">
            <text:p><text:s text:c="8"/>.byte %10 ; 19 change to -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IF([.B$1]-[.$A59] &lt; 0;[.B$1]-[.$A59]+32;[.B$1]-[.$A59])" office:value-type="float" office:value="12">
            <text:p>12</text:p>
          </table:table-cell>
          <table:table-cell table:formula="oooc:=IF([.C$1]-[.$A59] &lt; 0;[.C$1]-[.$A59]+32;[.C$1]-[.$A59])" office:value-type="float" office:value="4">
            <text:p>4</text:p>
          </table:table-cell>
          <table:table-cell table:formula="oooc:=IF([.D$1]-[.$A59] &lt; 0;[.D$1]-[.$A59]+32;[.D$1]-[.$A59])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formula="oooc:=&quot;        .byte %&quot; &amp; [.B$3] &amp; &quot; ; &quot; &amp; [.$A59]" office:value-type="string" office:string-value="        .byte %00 ; 20">
            <text:p><text:s text:c="8"/>.byte %00 ; 20</text:p>
          </table:table-cell>
          <table:table-cell table:formula="oooc:=&quot;        .byte %&quot; &amp; [.C$3] &amp; &quot; ; &quot; &amp; [.$A59]" office:value-type="string" office:string-value="        .byte %01 ; 20">
            <text:p><text:s text:c="8"/>.byte %01 ; 20</text:p>
          </table:table-cell>
          <table:table-cell table:formula="oooc:=&quot;        .byte %&quot; &amp; [.D$3] &amp; &quot; ; &quot; &amp; [.$A59]" office:value-type="string" office:string-value="        .byte %10 ; 20">
            <text:p><text:s text:c="8"/>.byte %10 ; 20</text:p>
          </table:table-cell>
          <table:table-cell table:style-name="ce10" table:formula="oooc:=&quot;        .byte %10 ; &quot;&amp;[.$A59]&amp;&quot; change to -&quot;" office:value-type="string" office:string-value="        .byte %10 ; 20 change to -">
            <text:p><text:s text:c="8"/>.byte %10 ; 20 change to -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IF([.B$1]-[.$A60] &lt; 0;[.B$1]-[.$A60]+32;[.B$1]-[.$A60])" office:value-type="float" office:value="11">
            <text:p>11</text:p>
          </table:table-cell>
          <table:table-cell table:formula="oooc:=IF([.C$1]-[.$A60] &lt; 0;[.C$1]-[.$A60]+32;[.C$1]-[.$A60])" office:value-type="float" office:value="3">
            <text:p>3</text:p>
          </table:table-cell>
          <table:table-cell table:formula="oooc:=IF([.D$1]-[.$A60] &lt; 0;[.D$1]-[.$A60]+32;[.D$1]-[.$A60])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formula="oooc:=&quot;        .byte %&quot; &amp; [.B$3] &amp; &quot; ; &quot; &amp; [.$A60]" office:value-type="string" office:string-value="        .byte %00 ; 21">
            <text:p><text:s text:c="8"/>.byte %00 ; 21</text:p>
          </table:table-cell>
          <table:table-cell table:formula="oooc:=&quot;        .byte %&quot; &amp; [.C$3] &amp; &quot; ; &quot; &amp; [.$A60]" office:value-type="string" office:string-value="        .byte %01 ; 21">
            <text:p><text:s text:c="8"/>.byte %01 ; 21</text:p>
          </table:table-cell>
          <table:table-cell table:formula="oooc:=&quot;        .byte %&quot; &amp; [.D$3] &amp; &quot; ; &quot; &amp; [.$A60]" office:value-type="string" office:string-value="        .byte %10 ; 21">
            <text:p><text:s text:c="8"/>.byte %10 ; 21</text:p>
          </table:table-cell>
          <table:table-cell table:style-name="ce10" table:formula="oooc:=&quot;        .byte %10 ; &quot;&amp;[.$A60]&amp;&quot; change to -&quot;" office:value-type="string" office:string-value="        .byte %10 ; 21 change to -">
            <text:p><text:s text:c="8"/>.byte %10 ; 21 change to -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IF([.B$1]-[.$A61] &lt; 0;[.B$1]-[.$A61]+32;[.B$1]-[.$A61])" office:value-type="float" office:value="10">
            <text:p>10</text:p>
          </table:table-cell>
          <table:table-cell table:formula="oooc:=IF([.C$1]-[.$A61] &lt; 0;[.C$1]-[.$A61]+32;[.C$1]-[.$A61])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formula="oooc:=&quot;        .byte %&quot; &amp; [.B$3] &amp; &quot; ; &quot; &amp; [.$A61]" office:value-type="string" office:string-value="        .byte %00 ; 22">
            <text:p><text:s text:c="8"/>.byte %00 ; 22</text:p>
          </table:table-cell>
          <table:table-cell table:formula="oooc:=&quot;        .byte %&quot; &amp; [.C$3] &amp; &quot; ; &quot; &amp; [.$A61]" office:value-type="string" office:string-value="        .byte %01 ; 22">
            <text:p><text:s text:c="8"/>.byte %01 ; 22</text:p>
          </table:table-cell>
          <table:table-cell table:formula="oooc:=&quot;        .byte %01 ; &quot;&amp;[.$A61]&amp;&quot; change to \&quot;" office:value-type="string" office:string-value="        .byte %01 ; 22 change to \">
            <text:p><text:s text:c="8"/>.byte %01 ; 22 change to \</text:p>
          </table:table-cell>
          <table:table-cell table:style-name="ce10" table:formula="oooc:=&quot;        .byte %10 ; &quot;&amp;[.$A61]&amp;&quot; change to -&quot;" office:value-type="string" office:string-value="        .byte %10 ; 22 change to -">
            <text:p><text:s text:c="8"/>.byte %10 ; 22 change to -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IF([.B$1]-[.$A62] &lt; 0;[.B$1]-[.$A62]+32;[.B$1]-[.$A62])" office:value-type="float" office:value="9">
            <text:p>9</text:p>
          </table:table-cell>
          <table:table-cell table:formula="oooc:=IF([.C$1]-[.$A62] &lt; 0;[.C$1]-[.$A62]+32;[.C$1]-[.$A62])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formula="oooc:=IF([.E$1]-[.$A62] &lt; 0;[.E$1]-[.$A62]+32;[.E$1]-[.$A62])" office:value-type="float" office:value="17">
            <text:p>17</text:p>
          </table:table-cell>
          <table:table-cell table:formula="oooc:=&quot;        .byte %&quot; &amp; [.B$3] &amp; &quot; ; &quot; &amp; [.$A62]" office:value-type="string" office:string-value="        .byte %00 ; 23">
            <text:p><text:s text:c="8"/>.byte %00 ; 23</text:p>
          </table:table-cell>
          <table:table-cell table:formula="oooc:=&quot;        .byte %&quot; &amp; [.C$3] &amp; &quot; ; &quot; &amp; [.$A62]" office:value-type="string" office:string-value="        .byte %01 ; 23">
            <text:p><text:s text:c="8"/>.byte %01 ; 23</text:p>
          </table:table-cell>
          <table:table-cell table:formula="oooc:=&quot;        .byte %01 ; &quot;&amp;[.$A62]&amp;&quot; change to \&quot;" office:value-type="string" office:string-value="        .byte %01 ; 23 change to \">
            <text:p><text:s text:c="8"/>.byte %01 ; 23 change to \</text:p>
          </table:table-cell>
          <table:table-cell table:style-name="ce10" table:formula="oooc:=&quot;        .byte %&quot; &amp; [.E$3] &amp; &quot; ; &quot; &amp; [.$A62]" office:value-type="string" office:string-value="        .byte %11 ; 23">
            <text:p><text:s text:c="8"/>.byte %11 ; 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IF([.B$1]-[.$A63] &lt; 0;[.B$1]-[.$A63]+32;[.B$1]-[.$A63])" office:value-type="float" office:value="8">
            <text:p>8</text:p>
          </table:table-cell>
          <table:table-cell table:formula="oooc:=IF([.C$1]-[.$A63] &lt; 0;[.C$1]-[.$A63]+32;[.C$1]-[.$A63])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formula="oooc:=IF([.E$1]-[.$A63] &lt; 0;[.E$1]-[.$A63]+32;[.E$1]-[.$A63])" office:value-type="float" office:value="16">
            <text:p>16</text:p>
          </table:table-cell>
          <table:table-cell table:formula="oooc:=&quot;        .byte %&quot; &amp; [.B$3] &amp; &quot; ; &quot; &amp; [.$A63]" office:value-type="string" office:string-value="        .byte %00 ; 24">
            <text:p><text:s text:c="8"/>.byte %00 ; 24</text:p>
          </table:table-cell>
          <table:table-cell table:formula="oooc:=&quot;        .byte %&quot; &amp; [.C$3] &amp; &quot; ; &quot; &amp; [.$A63]" office:value-type="string" office:string-value="        .byte %01 ; 24">
            <text:p><text:s text:c="8"/>.byte %01 ; 24</text:p>
          </table:table-cell>
          <table:table-cell table:formula="oooc:=&quot;        .byte %01 ; &quot;&amp;[.$A63]&amp;&quot; change to \&quot;" office:value-type="string" office:string-value="        .byte %01 ; 24 change to \">
            <text:p><text:s text:c="8"/>.byte %01 ; 24 change to \</text:p>
          </table:table-cell>
          <table:table-cell table:style-name="ce10" table:formula="oooc:=&quot;        .byte %&quot; &amp; [.E$3] &amp; &quot; ; &quot; &amp; [.$A63]" office:value-type="string" office:string-value="        .byte %11 ; 24">
            <text:p><text:s text:c="8"/>.byte %11 ; 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[.B$1]-[.$A64] &lt; 0;[.B$1]-[.$A64]+32;[.B$1]-[.$A64])" office:value-type="float" office:value="7">
            <text:p>7</text:p>
          </table:table-cell>
          <table:table-cell table:formula="oooc:=IF([.C$1]-[.$A64] &lt; 0;[.C$1]-[.$A64]+32;[.C$1]-[.$A64])" office:value-type="float" office:value="31">
            <text:p>31</text:p>
          </table:table-cell>
          <table:table-cell table:style-name="ce3" office:value-type="float" office:value="7">
            <text:p>7</text:p>
          </table:table-cell>
          <table:table-cell table:formula="oooc:=IF([.E$1]-[.$A64] &lt; 0;[.E$1]-[.$A64]+32;[.E$1]-[.$A64])" office:value-type="float" office:value="15">
            <text:p>15</text:p>
          </table:table-cell>
          <table:table-cell table:formula="oooc:=&quot;        .byte %&quot; &amp; [.B$3] &amp; &quot; ; &quot; &amp; [.$A64]" office:value-type="string" office:string-value="        .byte %00 ; 25">
            <text:p><text:s text:c="8"/>.byte %00 ; 25</text:p>
          </table:table-cell>
          <table:table-cell table:formula="oooc:=&quot;        .byte %&quot; &amp; [.C$3] &amp; &quot; ; &quot; &amp; [.$A64]" office:value-type="string" office:string-value="        .byte %01 ; 25">
            <text:p><text:s text:c="8"/>.byte %01 ; 25</text:p>
          </table:table-cell>
          <table:table-cell table:formula="oooc:=&quot;        .byte %01 ; &quot;&amp;[.$A64]&amp;&quot; change to \&quot;" office:value-type="string" office:string-value="        .byte %01 ; 25 change to \">
            <text:p><text:s text:c="8"/>.byte %01 ; 25 change to \</text:p>
          </table:table-cell>
          <table:table-cell table:style-name="ce10" table:formula="oooc:=&quot;        .byte %&quot; &amp; [.E$3] &amp; &quot; ; &quot; &amp; [.$A64]" office:value-type="string" office:string-value="        .byte %11 ; 25">
            <text:p><text:s text:c="8"/>.byte %11 ; 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IF([.B$1]-[.$A65] &lt; 0;[.B$1]-[.$A65]+32;[.B$1]-[.$A65])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formula="oooc:=IF([.E$1]-[.$A65] &lt; 0;[.E$1]-[.$A65]+32;[.E$1]-[.$A65])" office:value-type="float" office:value="14">
            <text:p>14</text:p>
          </table:table-cell>
          <table:table-cell table:formula="oooc:=&quot;        .byte %&quot; &amp; [.B$3] &amp; &quot; ; &quot; &amp; [.$A65]" office:value-type="string" office:string-value="        .byte %00 ; 26">
            <text:p><text:s text:c="8"/>.byte %00 ; 26</text:p>
          </table:table-cell>
          <table:table-cell table:formula="oooc:=&quot;        .byte %&quot; &amp; [.C$3] &amp; &quot; ; &quot; &amp; [.$A65]" office:value-type="string" office:string-value="        .byte %01 ; 26">
            <text:p><text:s text:c="8"/>.byte %01 ; 26</text:p>
          </table:table-cell>
          <table:table-cell table:formula="oooc:=&quot;        .byte %01 ; &quot;&amp;[.$A65]&amp;&quot; change to \&quot;" office:value-type="string" office:string-value="        .byte %01 ; 26 change to \">
            <text:p><text:s text:c="8"/>.byte %01 ; 26 change to \</text:p>
          </table:table-cell>
          <table:table-cell table:style-name="ce10" table:formula="oooc:=&quot;        .byte %&quot; &amp; [.E$3] &amp; &quot; ; &quot; &amp; [.$A65]" office:value-type="string" office:string-value="        .byte %11 ; 26">
            <text:p><text:s text:c="8"/>.byte %11 ;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IF([.B$1]-[.$A66] &lt; 0;[.B$1]-[.$A66]+32;[.B$1]-[.$A66])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formula="oooc:=IF([.D$1]-[.$A66] &lt; 0;[.D$1]-[.$A66]+32;[.D$1]-[.$A66])" office:value-type="float" office:value="21">
            <text:p>21</text:p>
          </table:table-cell>
          <table:table-cell table:formula="oooc:=IF([.E$1]-[.$A66] &lt; 0;[.E$1]-[.$A66]+32;[.E$1]-[.$A66])" office:value-type="float" office:value="13">
            <text:p>13</text:p>
          </table:table-cell>
          <table:table-cell table:formula="oooc:=&quot;        .byte %&quot; &amp; [.B$3] &amp; &quot; ; &quot; &amp; [.$A66]" office:value-type="string" office:string-value="        .byte %00 ; 27">
            <text:p><text:s text:c="8"/>.byte %00 ; 27</text:p>
          </table:table-cell>
          <table:table-cell table:formula="oooc:=&quot;        .byte %&quot; &amp; [.C$3] &amp; &quot; ; &quot; &amp; [.$A66]" office:value-type="string" office:string-value="        .byte %01 ; 27">
            <text:p><text:s text:c="8"/>.byte %01 ; 27</text:p>
          </table:table-cell>
          <table:table-cell table:formula="oooc:=&quot;        .byte %&quot; &amp; [.D$3] &amp; &quot; ; &quot; &amp; [.$A66]" office:value-type="string" office:string-value="        .byte %10 ; 27">
            <text:p><text:s text:c="8"/>.byte %10 ; 27</text:p>
          </table:table-cell>
          <table:table-cell table:style-name="ce10" table:formula="oooc:=&quot;        .byte %&quot; &amp; [.E$3] &amp; &quot; ; &quot; &amp; [.$A66]" office:value-type="string" office:string-value="        .byte %11 ; 27">
            <text:p><text:s text:c="8"/>.byte %11 ;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IF([.B$1]-[.$A67] &lt; 0;[.B$1]-[.$A67]+32;[.B$1]-[.$A67])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formula="oooc:=IF([.D$1]-[.$A67] &lt; 0;[.D$1]-[.$A67]+32;[.D$1]-[.$A67])" office:value-type="float" office:value="20">
            <text:p>20</text:p>
          </table:table-cell>
          <table:table-cell table:formula="oooc:=IF([.E$1]-[.$A67] &lt; 0;[.E$1]-[.$A67]+32;[.E$1]-[.$A67])" office:value-type="float" office:value="12">
            <text:p>12</text:p>
          </table:table-cell>
          <table:table-cell table:formula="oooc:=&quot;        .byte %&quot; &amp; [.B$3] &amp; &quot; ; &quot; &amp; [.$A67]" office:value-type="string" office:string-value="        .byte %00 ; 28">
            <text:p><text:s text:c="8"/>.byte %00 ; 28</text:p>
          </table:table-cell>
          <table:table-cell table:formula="oooc:=&quot;        .byte %&quot; &amp; [.C$3] &amp; &quot; ; &quot; &amp; [.$A67]" office:value-type="string" office:string-value="        .byte %01 ; 28">
            <text:p><text:s text:c="8"/>.byte %01 ; 28</text:p>
          </table:table-cell>
          <table:table-cell table:formula="oooc:=&quot;        .byte %&quot; &amp; [.D$3] &amp; &quot; ; &quot; &amp; [.$A67]" office:value-type="string" office:string-value="        .byte %10 ; 28">
            <text:p><text:s text:c="8"/>.byte %10 ; 28</text:p>
          </table:table-cell>
          <table:table-cell table:style-name="ce10" table:formula="oooc:=&quot;        .byte %&quot; &amp; [.E$3] &amp; &quot; ; &quot; &amp; [.$A67]" office:value-type="string" office:string-value="        .byte %11 ; 28">
            <text:p><text:s text:c="8"/>.byte %11 ;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IF([.B$1]-[.$A68] &lt; 0;[.B$1]-[.$A68]+32;[.B$1]-[.$A68])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formula="oooc:=IF([.D$1]-[.$A68] &lt; 0;[.D$1]-[.$A68]+32;[.D$1]-[.$A68])" office:value-type="float" office:value="19">
            <text:p>19</text:p>
          </table:table-cell>
          <table:table-cell table:formula="oooc:=IF([.E$1]-[.$A68] &lt; 0;[.E$1]-[.$A68]+32;[.E$1]-[.$A68])" office:value-type="float" office:value="11">
            <text:p>11</text:p>
          </table:table-cell>
          <table:table-cell table:formula="oooc:=&quot;        .byte %&quot; &amp; [.B$3] &amp; &quot; ; &quot; &amp; [.$A68]" office:value-type="string" office:string-value="        .byte %00 ; 29">
            <text:p><text:s text:c="8"/>.byte %00 ; 29</text:p>
          </table:table-cell>
          <table:table-cell table:formula="oooc:=&quot;        .byte %&quot; &amp; [.C$3] &amp; &quot; ; &quot; &amp; [.$A68]" office:value-type="string" office:string-value="        .byte %01 ; 29">
            <text:p><text:s text:c="8"/>.byte %01 ; 29</text:p>
          </table:table-cell>
          <table:table-cell table:formula="oooc:=&quot;        .byte %&quot; &amp; [.D$3] &amp; &quot; ; &quot; &amp; [.$A68]" office:value-type="string" office:string-value="        .byte %10 ; 29">
            <text:p><text:s text:c="8"/>.byte %10 ; 29</text:p>
          </table:table-cell>
          <table:table-cell table:style-name="ce10" table:formula="oooc:=&quot;        .byte %&quot; &amp; [.E$3] &amp; &quot; ; &quot; &amp; [.$A68]" office:value-type="string" office:string-value="        .byte %11 ; 29">
            <text:p><text:s text:c="8"/>.byte %11 ;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formula="oooc:=IF([.D$1]-[.$A69] &lt; 0;[.D$1]-[.$A69]+32;[.D$1]-[.$A69])" office:value-type="float" office:value="18">
            <text:p>18</text:p>
          </table:table-cell>
          <table:table-cell table:formula="oooc:=IF([.E$1]-[.$A69] &lt; 0;[.E$1]-[.$A69]+32;[.E$1]-[.$A69])" office:value-type="float" office:value="10">
            <text:p>10</text:p>
          </table:table-cell>
          <table:table-cell table:formula="oooc:=&quot;        .byte %01 ; &quot; &amp; [.$A69] &amp; &quot; change to \&quot;" office:value-type="string" office:string-value="        .byte %01 ; 30 change to \">
            <text:p><text:s text:c="8"/>.byte %01 ; 30 change to \</text:p>
          </table:table-cell>
          <table:table-cell table:formula="oooc:=&quot;        .byte %&quot; &amp; [.C$3] &amp; &quot; ; &quot; &amp; [.$A69]" office:value-type="string" office:string-value="        .byte %01 ; 30">
            <text:p><text:s text:c="8"/>.byte %01 ; 30</text:p>
          </table:table-cell>
          <table:table-cell table:formula="oooc:=&quot;        .byte %&quot; &amp; [.D$3] &amp; &quot; ; &quot; &amp; [.$A69]" office:value-type="string" office:string-value="        .byte %10 ; 30">
            <text:p><text:s text:c="8"/>.byte %10 ; 30</text:p>
          </table:table-cell>
          <table:table-cell table:style-name="ce10" table:formula="oooc:=&quot;        .byte %&quot; &amp; [.E$3] &amp; &quot; ; &quot; &amp; [.$A69]" office:value-type="string" office:string-value="        .byte %11 ; 30">
            <text:p><text:s text:c="8"/>.byte %11 ; 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17">
            <text:p>17</text:p>
          </table:table-cell>
          <table:table-cell table:style-name="Default" table:formula="oooc:=IF([.C$1]-[.$A70] &lt; 0;[.C$1]-[.$A70]+32;[.C$1]-[.$A70])" office:value-type="float" office:value="25">
            <text:p>25</text:p>
          </table:table-cell>
          <table:table-cell table:formula="oooc:=IF([.D$1]-[.$A70] &lt; 0;[.D$1]-[.$A70]+32;[.D$1]-[.$A70])" office:value-type="float" office:value="17">
            <text:p>17</text:p>
          </table:table-cell>
          <table:table-cell table:formula="oooc:=IF([.E$1]-[.$A70] &lt; 0;[.E$1]-[.$A70]+32;[.E$1]-[.$A70])" office:value-type="float" office:value="9">
            <text:p>9</text:p>
          </table:table-cell>
          <table:table-cell table:formula="oooc:=&quot;        .byte %01 ; &quot; &amp; [.$A70] &amp; &quot; change to \&quot;" office:value-type="string" office:string-value="        .byte %01 ; 31 change to \">
            <text:p><text:s text:c="8"/>.byte %01 ; 31 change to \</text:p>
          </table:table-cell>
          <table:table-cell table:formula="oooc:=&quot;        .byte %&quot; &amp; [.C$3] &amp; &quot; ; &quot; &amp; [.$A70]" office:value-type="string" office:string-value="        .byte %01 ; 31">
            <text:p><text:s text:c="8"/>.byte %01 ; 31</text:p>
          </table:table-cell>
          <table:table-cell table:formula="oooc:=&quot;        .byte %&quot; &amp; [.D$3] &amp; &quot; ; &quot; &amp; [.$A70]" office:value-type="string" office:string-value="        .byte %10 ; 31">
            <text:p><text:s text:c="8"/>.byte %10 ; 31</text:p>
          </table:table-cell>
          <table:table-cell table:style-name="ce10" table:formula="oooc:=&quot;        .byte %&quot; &amp; [.E$3] &amp; &quot; ; &quot; &amp; [.$A70]" office:value-type="string" office:string-value="        .byte %11 ; 31">
            <text:p><text:s text:c="8"/>.byte %11 ; 3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Use Shield 2</text:p>
          </table:table-cell>
          <table:table-cell table:style-name="Default"/>
          <table:table-cell office:value-type="string">
            <text:p>Use Shield 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 table:formula="oooc:=&quot;Shield3Bounce&quot; &amp; [.B$3] &amp; &quot; ; shield in &quot; &amp; [.B$2] &amp; &quot; direction&quot;" office:value-type="string" office:string-value="Shield3Bounce00 ; shield in | direction">
            <text:p>Shield3Bounce00 ; shield in | direction</text:p>
          </table:table-cell>
          <table:table-cell table:style-name="Default" table:formula="oooc:=&quot;Shield3Bounce&quot; &amp; [.C$3] &amp; &quot; ; shield in &quot; &amp; [.C$2] &amp; &quot; direction&quot;" office:value-type="string" office:string-value="Shield3Bounce01 ; shield in \ direction">
            <text:p>Shield3Bounce01 ; shield in \ direction</text:p>
          </table:table-cell>
          <table:table-cell table:style-name="ce6" table:formula="oooc:=&quot;Shield3Bounce&quot; &amp; [.D$3] &amp; &quot; ; shield in &quot; &amp; [.D$2] &amp; &quot; direction&quot;" office:value-type="string" office:string-value="Shield3Bounce10 ; shield in - direction">
            <text:p>Shield3Bounce10 ; shield in - direction</text:p>
          </table:table-cell>
          <table:table-cell table:formula="oooc:=&quot;Shield3Bounce&quot; &amp; [.E$3] &amp; &quot; ; shield in &quot; &amp; [.E$2] &amp; &quot; direction&quot;" office:value-type="string" office:string-value="Shield3Bounce11 ; shield in / direction">
            <text:p>Shield3Bounce11 ; shield in / dir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formula="oooc:=IF([.C$1]-[.$A74] &lt; 0;[.C$1]-[.$A74]+32;[.C$1]-[.$A74])" office:value-type="float" office:value="24">
            <text:p>24</text:p>
          </table:table-cell>
          <table:table-cell table:formula="oooc:=IF([.D$1]-[.$A74] &lt; 0;[.D$1]-[.$A74]+32;[.D$1]-[.$A74])" office:value-type="float" office:value="16">
            <text:p>16</text:p>
          </table:table-cell>
          <table:table-cell table:formula="oooc:=IF([.E$1]-[.$A74] &lt; 0;[.E$1]-[.$A74]+32;[.E$1]-[.$A74])" office:value-type="float" office:value="8">
            <text:p>8</text:p>
          </table:table-cell>
          <table:table-cell table:style-name="ce6" table:formula="oooc:=&quot;        .byte %11 ; &quot; &amp; [.$A74] &amp; &quot; change to /&quot;" office:value-type="string" office:string-value="        .byte %11 ; 0 change to /">
            <text:p><text:s text:c="8"/>.byte %11 ; 0 change to /</text:p>
          </table:table-cell>
          <table:table-cell table:style-name="ce9" table:formula="oooc:=&quot;        .byte %&quot; &amp; [.C$3] &amp; &quot; ; &quot; &amp; [.$A74]" office:value-type="string" office:string-value="        .byte %01 ; 0">
            <text:p><text:s text:c="8"/>.byte %01 ; 0</text:p>
          </table:table-cell>
          <table:table-cell table:style-name="ce6" table:formula="oooc:=&quot;        .byte %&quot; &amp; [.D$3] &amp; &quot; ; &quot; &amp; [.$A74]" office:value-type="string" office:string-value="        .byte %10 ; 0">
            <text:p><text:s text:c="8"/>.byte %10 ; 0</text:p>
          </table:table-cell>
          <table:table-cell table:formula="oooc:=&quot;        .byte %&quot; &amp; [.E$3] &amp; &quot; ; &quot; &amp; [.$A74]" office:value-type="string" office:string-value="        .byte %11 ; 0">
            <text:p><text:s text:c="8"/>.byte %11 ; 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formula="oooc:=IF([.C$1]-[.$A75] &lt; 0;[.C$1]-[.$A75]+32;[.C$1]-[.$A75])" office:value-type="float" office:value="23">
            <text:p>23</text:p>
          </table:table-cell>
          <table:table-cell table:formula="oooc:=IF([.D$1]-[.$A75] &lt; 0;[.D$1]-[.$A75]+32;[.D$1]-[.$A75])" office:value-type="float" office:value="15">
            <text:p>15</text:p>
          </table:table-cell>
          <table:table-cell table:formula="oooc:=IF([.E$1]-[.$A75] &lt; 0;[.E$1]-[.$A75]+32;[.E$1]-[.$A75])" office:value-type="float" office:value="7">
            <text:p>7</text:p>
          </table:table-cell>
          <table:table-cell table:style-name="ce6" table:formula="oooc:=&quot;        .byte %11 ; &quot; &amp; [.$A75] &amp; &quot; change to /&quot;" office:value-type="string" office:string-value="        .byte %11 ; 1 change to /">
            <text:p><text:s text:c="8"/>.byte %11 ; 1 change to /</text:p>
          </table:table-cell>
          <table:table-cell table:style-name="ce9" table:formula="oooc:=&quot;        .byte %&quot; &amp; [.C$3] &amp; &quot; ; &quot; &amp; [.$A75]" office:value-type="string" office:string-value="        .byte %01 ; 1">
            <text:p><text:s text:c="8"/>.byte %01 ; 1</text:p>
          </table:table-cell>
          <table:table-cell table:style-name="ce6" table:formula="oooc:=&quot;        .byte %&quot; &amp; [.D$3] &amp; &quot; ; &quot; &amp; [.$A75]" office:value-type="string" office:string-value="        .byte %10 ; 1">
            <text:p><text:s text:c="8"/>.byte %10 ; 1</text:p>
          </table:table-cell>
          <table:table-cell table:formula="oooc:=&quot;        .byte %&quot; &amp; [.E$3] &amp; &quot; ; &quot; &amp; [.$A75]" office:value-type="string" office:string-value="        .byte %11 ; 1">
            <text:p><text:s text:c="8"/>.byte %11 ; 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formula="oooc:=IF([.C$1]-[.$A76] &lt; 0;[.C$1]-[.$A76]+32;[.C$1]-[.$A76])" office:value-type="float" office:value="22">
            <text:p>22</text:p>
          </table:table-cell>
          <table:table-cell table:formula="oooc:=IF([.D$1]-[.$A76] &lt; 0;[.D$1]-[.$A76]+32;[.D$1]-[.$A76])" office:value-type="float" office:value="14">
            <text:p>14</text:p>
          </table:table-cell>
          <table:table-cell table:style-name="ce3" office:value-type="float" office:value="22">
            <text:p>22</text:p>
          </table:table-cell>
          <table:table-cell table:style-name="ce6" table:formula="oooc:=&quot;        .byte %11 ; &quot; &amp; [.$A76] &amp; &quot; change to /&quot;" office:value-type="string" office:string-value="        .byte %11 ; 2 change to /">
            <text:p><text:s text:c="8"/>.byte %11 ; 2 change to /</text:p>
          </table:table-cell>
          <table:table-cell table:style-name="ce9" table:formula="oooc:=&quot;        .byte %&quot; &amp; [.C$3] &amp; &quot; ; &quot; &amp; [.$A76]" office:value-type="string" office:string-value="        .byte %01 ; 2">
            <text:p><text:s text:c="8"/>.byte %01 ; 2</text:p>
          </table:table-cell>
          <table:table-cell table:style-name="ce6" table:formula="oooc:=&quot;        .byte %&quot; &amp; [.D$3] &amp; &quot; ; &quot; &amp; [.$A76]" office:value-type="string" office:string-value="        .byte %10 ; 2">
            <text:p><text:s text:c="8"/>.byte %10 ; 2</text:p>
          </table:table-cell>
          <table:table-cell table:formula="oooc:=&quot;        .byte %10 ; &quot;&amp;[.$A76]&amp;&quot; change to -&quot;" office:value-type="string" office:string-value="        .byte %10 ; 2 change to -">
            <text:p><text:s text:c="8"/>.byte %10 ; 2 change to -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IF([.B$1]-[.$A77] &lt; 0;[.B$1]-[.$A77]+32;[.B$1]-[.$A77])" office:value-type="float" office:value="29">
            <text:p>29</text:p>
          </table:table-cell>
          <table:table-cell table:formula="oooc:=IF([.C$1]-[.$A77] &lt; 0;[.C$1]-[.$A77]+32;[.C$1]-[.$A77])" office:value-type="float" office:value="21">
            <text:p>21</text:p>
          </table:table-cell>
          <table:table-cell table:formula="oooc:=IF([.D$1]-[.$A77] &lt; 0;[.D$1]-[.$A77]+32;[.D$1]-[.$A77])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style-name="ce6" table:formula="oooc:=&quot;        .byte %&quot; &amp; [.B$3] &amp; &quot; ; &quot; &amp; [.$A77]" office:value-type="string" office:string-value="        .byte %00 ; 3">
            <text:p><text:s text:c="8"/>.byte %00 ; 3</text:p>
          </table:table-cell>
          <table:table-cell table:style-name="ce9" table:formula="oooc:=&quot;        .byte %&quot; &amp; [.C$3] &amp; &quot; ; &quot; &amp; [.$A77]" office:value-type="string" office:string-value="        .byte %01 ; 3">
            <text:p><text:s text:c="8"/>.byte %01 ; 3</text:p>
          </table:table-cell>
          <table:table-cell table:style-name="ce6" table:formula="oooc:=&quot;        .byte %&quot; &amp; [.D$3] &amp; &quot; ; &quot; &amp; [.$A77]" office:value-type="string" office:string-value="        .byte %10 ; 3">
            <text:p><text:s text:c="8"/>.byte %10 ; 3</text:p>
          </table:table-cell>
          <table:table-cell table:formula="oooc:=&quot;        .byte %10 ; &quot;&amp;[.$A77]&amp;&quot; change to -&quot;" office:value-type="string" office:string-value="        .byte %10 ; 3 change to -">
            <text:p><text:s text:c="8"/>.byte %10 ; 3 change to -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F([.B$1]-[.$A78] &lt; 0;[.B$1]-[.$A78]+32;[.B$1]-[.$A78])" office:value-type="float" office:value="28">
            <text:p>28</text:p>
          </table:table-cell>
          <table:table-cell table:formula="oooc:=IF([.C$1]-[.$A78] &lt; 0;[.C$1]-[.$A78]+32;[.C$1]-[.$A78])" office:value-type="float" office:value="20">
            <text:p>20</text:p>
          </table:table-cell>
          <table:table-cell table:formula="oooc:=IF([.D$1]-[.$A78] &lt; 0;[.D$1]-[.$A78]+32;[.D$1]-[.$A78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6" table:formula="oooc:=&quot;        .byte %&quot; &amp; [.B$3] &amp; &quot; ; &quot; &amp; [.$A78]" office:value-type="string" office:string-value="        .byte %00 ; 4">
            <text:p><text:s text:c="8"/>.byte %00 ; 4</text:p>
          </table:table-cell>
          <table:table-cell table:style-name="ce9" table:formula="oooc:=&quot;        .byte %&quot; &amp; [.C$3] &amp; &quot; ; &quot; &amp; [.$A78]" office:value-type="string" office:string-value="        .byte %01 ; 4">
            <text:p><text:s text:c="8"/>.byte %01 ; 4</text:p>
          </table:table-cell>
          <table:table-cell table:style-name="ce6" table:formula="oooc:=&quot;        .byte %&quot; &amp; [.D$3] &amp; &quot; ; &quot; &amp; [.$A78]" office:value-type="string" office:string-value="        .byte %10 ; 4">
            <text:p><text:s text:c="8"/>.byte %10 ; 4</text:p>
          </table:table-cell>
          <table:table-cell table:formula="oooc:=&quot;        .byte %10 ; &quot;&amp;[.$A78]&amp;&quot; change to -&quot;" office:value-type="string" office:string-value="        .byte %10 ; 4 change to -">
            <text:p><text:s text:c="8"/>.byte %10 ; 4 change to -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F([.B$1]-[.$A79] &lt; 0;[.B$1]-[.$A79]+32;[.B$1]-[.$A79])" office:value-type="float" office:value="27">
            <text:p>27</text:p>
          </table:table-cell>
          <table:table-cell table:formula="oooc:=IF([.C$1]-[.$A79] &lt; 0;[.C$1]-[.$A79]+32;[.C$1]-[.$A79])" office:value-type="float" office:value="19">
            <text:p>19</text:p>
          </table:table-cell>
          <table:table-cell table:formula="oooc:=IF([.D$1]-[.$A79] &lt; 0;[.D$1]-[.$A79]+32;[.D$1]-[.$A79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6" table:formula="oooc:=&quot;        .byte %&quot; &amp; [.B$3] &amp; &quot; ; &quot; &amp; [.$A79]" office:value-type="string" office:string-value="        .byte %00 ; 5">
            <text:p><text:s text:c="8"/>.byte %00 ; 5</text:p>
          </table:table-cell>
          <table:table-cell table:style-name="ce9" table:formula="oooc:=&quot;        .byte %&quot; &amp; [.C$3] &amp; &quot; ; &quot; &amp; [.$A79]" office:value-type="string" office:string-value="        .byte %01 ; 5">
            <text:p><text:s text:c="8"/>.byte %01 ; 5</text:p>
          </table:table-cell>
          <table:table-cell table:style-name="ce6" table:formula="oooc:=&quot;        .byte %&quot; &amp; [.D$3] &amp; &quot; ; &quot; &amp; [.$A79]" office:value-type="string" office:string-value="        .byte %10 ; 5">
            <text:p><text:s text:c="8"/>.byte %10 ; 5</text:p>
          </table:table-cell>
          <table:table-cell table:formula="oooc:=&quot;        .byte %10 ; &quot;&amp;[.$A79]&amp;&quot; change to -&quot;" office:value-type="string" office:string-value="        .byte %10 ; 5 change to -">
            <text:p><text:s text:c="8"/>.byte %10 ; 5 change to -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IF([.B$1]-[.$A80] &lt; 0;[.B$1]-[.$A80]+32;[.B$1]-[.$A80])" office:value-type="float" office:value="26">
            <text:p>26</text:p>
          </table:table-cell>
          <table:table-cell table:formula="oooc:=IF([.C$1]-[.$A80] &lt; 0;[.C$1]-[.$A80]+32;[.C$1]-[.$A80])" office:value-type="float" office:value="18">
            <text:p>1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style-name="ce6" table:formula="oooc:=&quot;        .byte %&quot; &amp; [.B$3] &amp; &quot; ; &quot; &amp; [.$A80]" office:value-type="string" office:string-value="        .byte %00 ; 6">
            <text:p><text:s text:c="8"/>.byte %00 ; 6</text:p>
          </table:table-cell>
          <table:table-cell table:style-name="ce9" table:formula="oooc:=&quot;        .byte %&quot; &amp; [.C$3] &amp; &quot; ; &quot; &amp; [.$A80]" office:value-type="string" office:string-value="        .byte %01 ; 6">
            <text:p><text:s text:c="8"/>.byte %01 ; 6</text:p>
          </table:table-cell>
          <table:table-cell table:style-name="ce6" table:formula="oooc:=&quot;        .byte %01 ; &quot;&amp;[.$A80]&amp;&quot; change to \&quot;" office:value-type="string" office:string-value="        .byte %01 ; 6 change to \">
            <text:p><text:s text:c="8"/>.byte %01 ; 6 change to \</text:p>
          </table:table-cell>
          <table:table-cell table:formula="oooc:=&quot;        .byte %10 ; &quot;&amp;[.$A80]&amp;&quot; change to -&quot;" office:value-type="string" office:string-value="        .byte %10 ; 6 change to -">
            <text:p><text:s text:c="8"/>.byte %10 ; 6 change to -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F([.B$1]-[.$A81] &lt; 0;[.B$1]-[.$A81]+32;[.B$1]-[.$A81])" office:value-type="float" office:value="25">
            <text:p>25</text:p>
          </table:table-cell>
          <table:table-cell table:formula="oooc:=IF([.C$1]-[.$A81] &lt; 0;[.C$1]-[.$A81]+32;[.C$1]-[.$A81])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formula="oooc:=IF([.E$1]-[.$A81] &lt; 0;[.E$1]-[.$A81]+32;[.E$1]-[.$A81])" office:value-type="float" office:value="1">
            <text:p>1</text:p>
          </table:table-cell>
          <table:table-cell table:style-name="ce6" table:formula="oooc:=&quot;        .byte %&quot; &amp; [.B$3] &amp; &quot; ; &quot; &amp; [.$A81]" office:value-type="string" office:string-value="        .byte %00 ; 7">
            <text:p><text:s text:c="8"/>.byte %00 ; 7</text:p>
          </table:table-cell>
          <table:table-cell table:style-name="ce9" table:formula="oooc:=&quot;        .byte %&quot; &amp; [.C$3] &amp; &quot; ; &quot; &amp; [.$A81]" office:value-type="string" office:string-value="        .byte %01 ; 7">
            <text:p><text:s text:c="8"/>.byte %01 ; 7</text:p>
          </table:table-cell>
          <table:table-cell table:style-name="ce6" table:formula="oooc:=&quot;        .byte %01 ; &quot;&amp;[.$A81]&amp;&quot; change to \&quot;" office:value-type="string" office:string-value="        .byte %01 ; 7 change to \">
            <text:p><text:s text:c="8"/>.byte %01 ; 7 change to \</text:p>
          </table:table-cell>
          <table:table-cell table:formula="oooc:=&quot;        .byte %&quot; &amp; [.E$3] &amp; &quot; ; &quot; &amp; [.$A81]" office:value-type="string" office:string-value="        .byte %11 ; 7">
            <text:p><text:s text:c="8"/>.byte %11 ; 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IF([.B$1]-[.$A82] &lt; 0;[.B$1]-[.$A82]+32;[.B$1]-[.$A82])" office:value-type="float" office:value="24">
            <text:p>24</text:p>
          </table:table-cell>
          <table:table-cell table:formula="oooc:=IF([.C$1]-[.$A82] &lt; 0;[.C$1]-[.$A82]+32;[.C$1]-[.$A82])" office:value-type="float" office:value="16">
            <text:p>16</text:p>
          </table:table-cell>
          <table:table-cell table:style-name="ce3" office:value-type="float" office:value="24">
            <text:p>24</text:p>
          </table:table-cell>
          <table:table-cell table:formula="oooc:=IF([.E$1]-[.$A82] &lt; 0;[.E$1]-[.$A82]+32;[.E$1]-[.$A82])" office:value-type="float" office:value="0">
            <text:p>0</text:p>
          </table:table-cell>
          <table:table-cell table:style-name="ce6" table:formula="oooc:=&quot;        .byte %&quot; &amp; [.B$3] &amp; &quot; ; &quot; &amp; [.$A82]" office:value-type="string" office:string-value="        .byte %00 ; 8">
            <text:p><text:s text:c="8"/>.byte %00 ; 8</text:p>
          </table:table-cell>
          <table:table-cell table:style-name="ce9" table:formula="oooc:=&quot;        .byte %&quot; &amp; [.C$3] &amp; &quot; ; &quot; &amp; [.$A82]" office:value-type="string" office:string-value="        .byte %01 ; 8">
            <text:p><text:s text:c="8"/>.byte %01 ; 8</text:p>
          </table:table-cell>
          <table:table-cell table:style-name="ce6" table:formula="oooc:=&quot;        .byte %01 ; &quot;&amp;[.$A82]&amp;&quot; change to \&quot;" office:value-type="string" office:string-value="        .byte %01 ; 8 change to \">
            <text:p><text:s text:c="8"/>.byte %01 ; 8 change to \</text:p>
          </table:table-cell>
          <table:table-cell table:formula="oooc:=&quot;        .byte %&quot; &amp; [.E$3] &amp; &quot; ; &quot; &amp; [.$A82]" office:value-type="string" office:string-value="        .byte %11 ; 8">
            <text:p><text:s text:c="8"/>.byte %11 ; 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IF([.B$1]-[.$A83] &lt; 0;[.B$1]-[.$A83]+32;[.B$1]-[.$A83])" office:value-type="float" office:value="23">
            <text:p>23</text:p>
          </table:table-cell>
          <table:table-cell table:formula="oooc:=IF([.C$1]-[.$A83] &lt; 0;[.C$1]-[.$A83]+32;[.C$1]-[.$A83])" office:value-type="float" office:value="15">
            <text:p>15</text:p>
          </table:table-cell>
          <table:table-cell table:style-name="ce3" office:value-type="float" office:value="23">
            <text:p>23</text:p>
          </table:table-cell>
          <table:table-cell table:formula="oooc:=IF([.E$1]-[.$A83] &lt; 0;[.E$1]-[.$A83]+32;[.E$1]-[.$A83])" office:value-type="float" office:value="31">
            <text:p>31</text:p>
          </table:table-cell>
          <table:table-cell table:style-name="ce6" table:formula="oooc:=&quot;        .byte %&quot; &amp; [.B$3] &amp; &quot; ; &quot; &amp; [.$A83]" office:value-type="string" office:string-value="        .byte %00 ; 9">
            <text:p><text:s text:c="8"/>.byte %00 ; 9</text:p>
          </table:table-cell>
          <table:table-cell table:style-name="ce9" table:formula="oooc:=&quot;        .byte %&quot; &amp; [.C$3] &amp; &quot; ; &quot; &amp; [.$A83]" office:value-type="string" office:string-value="        .byte %01 ; 9">
            <text:p><text:s text:c="8"/>.byte %01 ; 9</text:p>
          </table:table-cell>
          <table:table-cell table:style-name="ce6" table:formula="oooc:=&quot;        .byte %01 ; &quot;&amp;[.$A83]&amp;&quot; change to \&quot;" office:value-type="string" office:string-value="        .byte %01 ; 9 change to \">
            <text:p><text:s text:c="8"/>.byte %01 ; 9 change to \</text:p>
          </table:table-cell>
          <table:table-cell table:formula="oooc:=&quot;        .byte %&quot; &amp; [.E$3] &amp; &quot; ; &quot; &amp; [.$A83]" office:value-type="string" office:string-value="        .byte %11 ; 9">
            <text:p><text:s text:c="8"/>.byte %11 ; 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[.B$1]-[.$A84] &lt; 0;[.B$1]-[.$A84]+32;[.B$1]-[.$A84])"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2">
            <text:p>22</text:p>
          </table:table-cell>
          <table:table-cell table:formula="oooc:=IF([.E$1]-[.$A84] &lt; 0;[.E$1]-[.$A84]+32;[.E$1]-[.$A84])" office:value-type="float" office:value="30">
            <text:p>30</text:p>
          </table:table-cell>
          <table:table-cell table:style-name="ce6" table:formula="oooc:=&quot;        .byte %&quot; &amp; [.B$3] &amp; &quot; ; &quot; &amp; [.$A84]" office:value-type="string" office:string-value="        .byte %00 ; 10">
            <text:p><text:s text:c="8"/>.byte %00 ; 10</text:p>
          </table:table-cell>
          <table:table-cell table:style-name="ce4" table:formula="oooc:=&quot;        .byte %00 ; &quot;&amp;[.$A84]&amp;&quot; change to |&quot;" office:value-type="string" office:string-value="        .byte %00 ; 10 change to |">
            <text:p><text:s text:c="8"/>.byte %00 ; 10 change to |</text:p>
          </table:table-cell>
          <table:table-cell table:style-name="ce6" table:formula="oooc:=&quot;        .byte %01 ; &quot;&amp;[.$A84]&amp;&quot; change to \&quot;" office:value-type="string" office:string-value="        .byte %01 ; 10 change to \">
            <text:p><text:s text:c="8"/>.byte %01 ; 10 change to \</text:p>
          </table:table-cell>
          <table:table-cell table:formula="oooc:=&quot;        .byte %&quot; &amp; [.E$3] &amp; &quot; ; &quot; &amp; [.$A84]" office:value-type="string" office:string-value="        .byte %11 ; 10">
            <text:p><text:s text:c="8"/>.byte %11 ; 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IF([.B$1]-[.$A85] &lt; 0;[.B$1]-[.$A85]+32;[.B$1]-[.$A85])" office:value-type="float" office:value="21">
            <text:p>21</text:p>
          </table:table-cell>
          <table:table-cell table:style-name="ce3" office:value-type="float" office:value="29">
            <text:p>29</text:p>
          </table:table-cell>
          <table:table-cell table:formula="oooc:=IF([.D$1]-[.$A85] &lt; 0;[.D$1]-[.$A85]+32;[.D$1]-[.$A85])" office:value-type="float" office:value="5">
            <text:p>5</text:p>
          </table:table-cell>
          <table:table-cell table:formula="oooc:=IF([.E$1]-[.$A85] &lt; 0;[.E$1]-[.$A85]+32;[.E$1]-[.$A85])" office:value-type="float" office:value="29">
            <text:p>29</text:p>
          </table:table-cell>
          <table:table-cell table:style-name="ce6" table:formula="oooc:=&quot;        .byte %&quot; &amp; [.B$3] &amp; &quot; ; &quot; &amp; [.$A85]" office:value-type="string" office:string-value="        .byte %00 ; 11">
            <text:p><text:s text:c="8"/>.byte %00 ; 11</text:p>
          </table:table-cell>
          <table:table-cell table:style-name="ce4" table:formula="oooc:=&quot;        .byte %00 ; &quot;&amp;[.$A85]&amp;&quot; change to |&quot;" office:value-type="string" office:string-value="        .byte %00 ; 11 change to |">
            <text:p><text:s text:c="8"/>.byte %00 ; 11 change to |</text:p>
          </table:table-cell>
          <table:table-cell table:style-name="ce6" table:formula="oooc:=&quot;        .byte %&quot; &amp; [.D$3] &amp; &quot; ; &quot; &amp; [.$A85]" office:value-type="string" office:string-value="        .byte %10 ; 11">
            <text:p><text:s text:c="8"/>.byte %10 ; 11</text:p>
          </table:table-cell>
          <table:table-cell table:formula="oooc:=&quot;        .byte %&quot; &amp; [.E$3] &amp; &quot; ; &quot; &amp; [.$A85]" office:value-type="string" office:string-value="        .byte %11 ; 11">
            <text:p><text:s text:c="8"/>.byte %11 ; 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IF([.B$1]-[.$A86] &lt; 0;[.B$1]-[.$A86]+32;[.B$1]-[.$A86])" office:value-type="float" office:value="20">
            <text:p>20</text:p>
          </table:table-cell>
          <table:table-cell table:style-name="ce3" office:value-type="float" office:value="28">
            <text:p>28</text:p>
          </table:table-cell>
          <table:table-cell table:formula="oooc:=IF([.D$1]-[.$A86] &lt; 0;[.D$1]-[.$A86]+32;[.D$1]-[.$A86])" office:value-type="float" office:value="4">
            <text:p>4</text:p>
          </table:table-cell>
          <table:table-cell table:formula="oooc:=IF([.E$1]-[.$A86] &lt; 0;[.E$1]-[.$A86]+32;[.E$1]-[.$A86])" office:value-type="float" office:value="28">
            <text:p>28</text:p>
          </table:table-cell>
          <table:table-cell table:style-name="ce6" table:formula="oooc:=&quot;        .byte %&quot; &amp; [.B$3] &amp; &quot; ; &quot; &amp; [.$A86]" office:value-type="string" office:string-value="        .byte %00 ; 12">
            <text:p><text:s text:c="8"/>.byte %00 ; 12</text:p>
          </table:table-cell>
          <table:table-cell table:style-name="ce4" table:formula="oooc:=&quot;        .byte %00 ; &quot;&amp;[.$A86]&amp;&quot; change to |&quot;" office:value-type="string" office:string-value="        .byte %00 ; 12 change to |">
            <text:p><text:s text:c="8"/>.byte %00 ; 12 change to |</text:p>
          </table:table-cell>
          <table:table-cell table:style-name="ce6" table:formula="oooc:=&quot;        .byte %&quot; &amp; [.D$3] &amp; &quot; ; &quot; &amp; [.$A86]" office:value-type="string" office:string-value="        .byte %10 ; 12">
            <text:p><text:s text:c="8"/>.byte %10 ; 12</text:p>
          </table:table-cell>
          <table:table-cell table:formula="oooc:=&quot;        .byte %&quot; &amp; [.E$3] &amp; &quot; ; &quot; &amp; [.$A86]" office:value-type="string" office:string-value="        .byte %11 ; 12">
            <text:p><text:s text:c="8"/>.byte %11 ; 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F([.B$1]-[.$A87] &lt; 0;[.B$1]-[.$A87]+32;[.B$1]-[.$A87])" office:value-type="float" office:value="19">
            <text:p>19</text:p>
          </table:table-cell>
          <table:table-cell table:style-name="ce3" office:value-type="float" office:value="27">
            <text:p>27</text:p>
          </table:table-cell>
          <table:table-cell table:formula="oooc:=IF([.D$1]-[.$A87] &lt; 0;[.D$1]-[.$A87]+32;[.D$1]-[.$A87])" office:value-type="float" office:value="3">
            <text:p>3</text:p>
          </table:table-cell>
          <table:table-cell table:formula="oooc:=IF([.E$1]-[.$A87] &lt; 0;[.E$1]-[.$A87]+32;[.E$1]-[.$A87])" office:value-type="float" office:value="27">
            <text:p>27</text:p>
          </table:table-cell>
          <table:table-cell table:style-name="ce6" table:formula="oooc:=&quot;        .byte %&quot; &amp; [.B$3] &amp; &quot; ; &quot; &amp; [.$A87]" office:value-type="string" office:string-value="        .byte %00 ; 13">
            <text:p><text:s text:c="8"/>.byte %00 ; 13</text:p>
          </table:table-cell>
          <table:table-cell table:style-name="ce4" table:formula="oooc:=&quot;        .byte %00 ; &quot;&amp;[.$A87]&amp;&quot; change to |&quot;" office:value-type="string" office:string-value="        .byte %00 ; 13 change to |">
            <text:p><text:s text:c="8"/>.byte %00 ; 13 change to |</text:p>
          </table:table-cell>
          <table:table-cell table:style-name="ce6" table:formula="oooc:=&quot;        .byte %&quot; &amp; [.D$3] &amp; &quot; ; &quot; &amp; [.$A87]" office:value-type="string" office:string-value="        .byte %10 ; 13">
            <text:p><text:s text:c="8"/>.byte %10 ; 13</text:p>
          </table:table-cell>
          <table:table-cell table:formula="oooc:=&quot;        .byte %&quot; &amp; [.E$3] &amp; &quot; ; &quot; &amp; [.$A87]" office:value-type="string" office:string-value="        .byte %11 ; 13">
            <text:p><text:s text:c="8"/>.byte %11 ; 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formula="oooc:=IF([.D$1]-[.$A88] &lt; 0;[.D$1]-[.$A88]+32;[.D$1]-[.$A88])" office:value-type="float" office:value="2">
            <text:p>2</text:p>
          </table:table-cell>
          <table:table-cell table:formula="oooc:=IF([.E$1]-[.$A88] &lt; 0;[.E$1]-[.$A88]+32;[.E$1]-[.$A88])" office:value-type="float" office:value="26">
            <text:p>26</text:p>
          </table:table-cell>
          <table:table-cell table:style-name="ce6" table:formula="oooc:=&quot;        .byte %01 ; &quot; &amp; [.$A88] &amp; &quot; change to \&quot;" office:value-type="string" office:string-value="        .byte %01 ; 14 change to \">
            <text:p><text:s text:c="8"/>.byte %01 ; 14 change to \</text:p>
          </table:table-cell>
          <table:table-cell table:style-name="ce4" table:formula="oooc:=&quot;        .byte %00 ; &quot;&amp;[.$A88]&amp;&quot; change to |&quot;" office:value-type="string" office:string-value="        .byte %00 ; 14 change to |">
            <text:p><text:s text:c="8"/>.byte %00 ; 14 change to |</text:p>
          </table:table-cell>
          <table:table-cell table:style-name="ce6" table:formula="oooc:=&quot;        .byte %&quot; &amp; [.D$3] &amp; &quot; ; &quot; &amp; [.$A88]" office:value-type="string" office:string-value="        .byte %10 ; 14">
            <text:p><text:s text:c="8"/>.byte %10 ; 14</text:p>
          </table:table-cell>
          <table:table-cell table:formula="oooc:=&quot;        .byte %&quot; &amp; [.E$3] &amp; &quot; ; &quot; &amp; [.$A88]" office:value-type="string" office:string-value="        .byte %11 ; 14">
            <text:p><text:s text:c="8"/>.byte %11 ; 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ooc:=IF([.C$1]-[.$A89] &lt; 0;[.C$1]-[.$A89]+32;[.C$1]-[.$A89])" office:value-type="float" office:value="9">
            <text:p>9</text:p>
          </table:table-cell>
          <table:table-cell table:formula="oooc:=IF([.D$1]-[.$A89] &lt; 0;[.D$1]-[.$A89]+32;[.D$1]-[.$A89])" office:value-type="float" office:value="1">
            <text:p>1</text:p>
          </table:table-cell>
          <table:table-cell table:formula="oooc:=IF([.E$1]-[.$A89] &lt; 0;[.E$1]-[.$A89]+32;[.E$1]-[.$A89])" office:value-type="float" office:value="25">
            <text:p>25</text:p>
          </table:table-cell>
          <table:table-cell table:style-name="ce6" table:formula="oooc:=&quot;        .byte %01 ; &quot; &amp; [.$A89] &amp; &quot; change to \&quot;" office:value-type="string" office:string-value="        .byte %01 ; 15 change to \">
            <text:p><text:s text:c="8"/>.byte %01 ; 15 change to \</text:p>
          </table:table-cell>
          <table:table-cell table:style-name="ce9" table:formula="oooc:=&quot;        .byte %&quot; &amp; [.C$3] &amp; &quot; ; &quot; &amp; [.$A89]" office:value-type="string" office:string-value="        .byte %01 ; 15">
            <text:p><text:s text:c="8"/>.byte %01 ; 15</text:p>
          </table:table-cell>
          <table:table-cell table:style-name="ce6" table:formula="oooc:=&quot;        .byte %&quot; &amp; [.D$3] &amp; &quot; ; &quot; &amp; [.$A89]" office:value-type="string" office:string-value="        .byte %10 ; 15">
            <text:p><text:s text:c="8"/>.byte %10 ; 15</text:p>
          </table:table-cell>
          <table:table-cell table:formula="oooc:=&quot;        .byte %&quot; &amp; [.E$3] &amp; &quot; ; &quot; &amp; [.$A89]" office:value-type="string" office:string-value="        .byte %11 ; 15">
            <text:p><text:s text:c="8"/>.byte %11 ; 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formula="oooc:=IF([.C$1]-[.$A90] &lt; 0;[.C$1]-[.$A90]+32;[.C$1]-[.$A90])" office:value-type="float" office:value="8">
            <text:p>8</text:p>
          </table:table-cell>
          <table:table-cell table:formula="oooc:=IF([.D$1]-[.$A90] &lt; 0;[.D$1]-[.$A90]+32;[.D$1]-[.$A90])" office:value-type="float" office:value="0">
            <text:p>0</text:p>
          </table:table-cell>
          <table:table-cell table:formula="oooc:=IF([.E$1]-[.$A90] &lt; 0;[.E$1]-[.$A90]+32;[.E$1]-[.$A90])" office:value-type="float" office:value="24">
            <text:p>24</text:p>
          </table:table-cell>
          <table:table-cell table:style-name="ce6" table:formula="oooc:=&quot;        .byte %01 ; &quot; &amp; [.$A90] &amp; &quot; change to \&quot;" office:value-type="string" office:string-value="        .byte %01 ; 16 change to \">
            <text:p><text:s text:c="8"/>.byte %01 ; 16 change to \</text:p>
          </table:table-cell>
          <table:table-cell table:style-name="ce9" table:formula="oooc:=&quot;        .byte %&quot; &amp; [.C$3] &amp; &quot; ; &quot; &amp; [.$A90]" office:value-type="string" office:string-value="        .byte %01 ; 16">
            <text:p><text:s text:c="8"/>.byte %01 ; 16</text:p>
          </table:table-cell>
          <table:table-cell table:style-name="ce6" table:formula="oooc:=&quot;        .byte %&quot; &amp; [.D$3] &amp; &quot; ; &quot; &amp; [.$A90]" office:value-type="string" office:string-value="        .byte %10 ; 16">
            <text:p><text:s text:c="8"/>.byte %10 ; 16</text:p>
          </table:table-cell>
          <table:table-cell table:formula="oooc:=&quot;        .byte %&quot; &amp; [.E$3] &amp; &quot; ; &quot; &amp; [.$A90]" office:value-type="string" office:string-value="        .byte %11 ; 16">
            <text:p><text:s text:c="8"/>.byte %11 ; 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31">
            <text:p>31</text:p>
          </table:table-cell>
          <table:table-cell table:formula="oooc:=IF([.C$1]-[.$A91] &lt; 0;[.C$1]-[.$A91]+32;[.C$1]-[.$A91])" office:value-type="float" office:value="7">
            <text:p>7</text:p>
          </table:table-cell>
          <table:table-cell table:formula="oooc:=IF([.D$1]-[.$A91] &lt; 0;[.D$1]-[.$A91]+32;[.D$1]-[.$A91])" office:value-type="float" office:value="31">
            <text:p>31</text:p>
          </table:table-cell>
          <table:table-cell table:formula="oooc:=IF([.E$1]-[.$A91] &lt; 0;[.E$1]-[.$A91]+32;[.E$1]-[.$A91])" office:value-type="float" office:value="23">
            <text:p>23</text:p>
          </table:table-cell>
          <table:table-cell table:style-name="ce6" table:formula="oooc:=&quot;        .byte %01 ; &quot; &amp; [.$A91] &amp; &quot; change to \&quot;" office:value-type="string" office:string-value="        .byte %01 ; 17 change to \">
            <text:p><text:s text:c="8"/>.byte %01 ; 17 change to \</text:p>
          </table:table-cell>
          <table:table-cell table:style-name="ce9" table:formula="oooc:=&quot;        .byte %&quot; &amp; [.C$3] &amp; &quot; ; &quot; &amp; [.$A91]" office:value-type="string" office:string-value="        .byte %01 ; 17">
            <text:p><text:s text:c="8"/>.byte %01 ; 17</text:p>
          </table:table-cell>
          <table:table-cell table:style-name="ce6" table:formula="oooc:=&quot;        .byte %&quot; &amp; [.D$3] &amp; &quot; ; &quot; &amp; [.$A91]" office:value-type="string" office:string-value="        .byte %10 ; 17">
            <text:p><text:s text:c="8"/>.byte %10 ; 17</text:p>
          </table:table-cell>
          <table:table-cell table:formula="oooc:=&quot;        .byte %&quot; &amp; [.E$3] &amp; &quot; ; &quot; &amp; [.$A91]" office:value-type="string" office:string-value="        .byte %11 ; 17">
            <text:p><text:s text:c="8"/>.byte %11 ;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30">
            <text:p>30</text:p>
          </table:table-cell>
          <table:table-cell table:formula="oooc:=IF([.C$1]-[.$A92] &lt; 0;[.C$1]-[.$A92]+32;[.C$1]-[.$A92])" office:value-type="float" office:value="6">
            <text:p>6</text:p>
          </table:table-cell>
          <table:table-cell table:formula="oooc:=IF([.D$1]-[.$A92] &lt; 0;[.D$1]-[.$A92]+32;[.D$1]-[.$A92])" office:value-type="float" office:value="30">
            <text:p>30</text:p>
          </table:table-cell>
          <table:table-cell table:style-name="ce3" office:value-type="float" office:value="6">
            <text:p>6</text:p>
          </table:table-cell>
          <table:table-cell table:style-name="ce6" table:formula="oooc:=&quot;        .byte %01 ; &quot; &amp; [.$A92] &amp; &quot; change to \&quot;" office:value-type="string" office:string-value="        .byte %01 ; 18 change to \">
            <text:p><text:s text:c="8"/>.byte %01 ; 18 change to \</text:p>
          </table:table-cell>
          <table:table-cell table:style-name="ce9" table:formula="oooc:=&quot;        .byte %&quot; &amp; [.C$3] &amp; &quot; ; &quot; &amp; [.$A92]" office:value-type="string" office:string-value="        .byte %01 ; 18">
            <text:p><text:s text:c="8"/>.byte %01 ; 18</text:p>
          </table:table-cell>
          <table:table-cell table:style-name="ce6" table:formula="oooc:=&quot;        .byte %&quot; &amp; [.D$3] &amp; &quot; ; &quot; &amp; [.$A92]" office:value-type="string" office:string-value="        .byte %10 ; 18">
            <text:p><text:s text:c="8"/>.byte %10 ; 18</text:p>
          </table:table-cell>
          <table:table-cell table:formula="oooc:=&quot;        .byte %00 ; &quot;&amp;[.$A92]&amp;&quot; change to |&quot;" office:value-type="string" office:string-value="        .byte %00 ; 18 change to |">
            <text:p><text:s text:c="8"/>.byte %00 ; 18 change to |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IF([.B$1]-[.$A93] &lt; 0;[.B$1]-[.$A93]+32;[.B$1]-[.$A93])" office:value-type="float" office:value="13">
            <text:p>13</text:p>
          </table:table-cell>
          <table:table-cell table:formula="oooc:=IF([.C$1]-[.$A93] &lt; 0;[.C$1]-[.$A93]+32;[.C$1]-[.$A93])" office:value-type="float" office:value="5">
            <text:p>5</text:p>
          </table:table-cell>
          <table:table-cell table:formula="oooc:=IF([.D$1]-[.$A93] &lt; 0;[.D$1]-[.$A93]+32;[.D$1]-[.$A93])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6" table:formula="oooc:=&quot;        .byte %&quot; &amp; [.B$3] &amp; &quot; ; &quot; &amp; [.$A93]" office:value-type="string" office:string-value="        .byte %00 ; 19">
            <text:p><text:s text:c="8"/>.byte %00 ; 19</text:p>
          </table:table-cell>
          <table:table-cell table:style-name="ce9" table:formula="oooc:=&quot;        .byte %&quot; &amp; [.C$3] &amp; &quot; ; &quot; &amp; [.$A93]" office:value-type="string" office:string-value="        .byte %01 ; 19">
            <text:p><text:s text:c="8"/>.byte %01 ; 19</text:p>
          </table:table-cell>
          <table:table-cell table:style-name="ce6" table:formula="oooc:=&quot;        .byte %&quot; &amp; [.D$3] &amp; &quot; ; &quot; &amp; [.$A93]" office:value-type="string" office:string-value="        .byte %10 ; 19">
            <text:p><text:s text:c="8"/>.byte %10 ; 19</text:p>
          </table:table-cell>
          <table:table-cell table:formula="oooc:=&quot;        .byte %00 ; &quot;&amp;[.$A93]&amp;&quot; change to |&quot;" office:value-type="string" office:string-value="        .byte %00 ; 19 change to |">
            <text:p><text:s text:c="8"/>.byte %00 ; 19 change to |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IF([.B$1]-[.$A94] &lt; 0;[.B$1]-[.$A94]+32;[.B$1]-[.$A94])" office:value-type="float" office:value="12">
            <text:p>12</text:p>
          </table:table-cell>
          <table:table-cell table:formula="oooc:=IF([.C$1]-[.$A94] &lt; 0;[.C$1]-[.$A94]+32;[.C$1]-[.$A94])" office:value-type="float" office:value="4">
            <text:p>4</text:p>
          </table:table-cell>
          <table:table-cell table:formula="oooc:=IF([.D$1]-[.$A94] &lt; 0;[.D$1]-[.$A94]+32;[.D$1]-[.$A94])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6" table:formula="oooc:=&quot;        .byte %&quot; &amp; [.B$3] &amp; &quot; ; &quot; &amp; [.$A94]" office:value-type="string" office:string-value="        .byte %00 ; 20">
            <text:p><text:s text:c="8"/>.byte %00 ; 20</text:p>
          </table:table-cell>
          <table:table-cell table:style-name="ce9" table:formula="oooc:=&quot;        .byte %&quot; &amp; [.C$3] &amp; &quot; ; &quot; &amp; [.$A94]" office:value-type="string" office:string-value="        .byte %01 ; 20">
            <text:p><text:s text:c="8"/>.byte %01 ; 20</text:p>
          </table:table-cell>
          <table:table-cell table:style-name="ce6" table:formula="oooc:=&quot;        .byte %&quot; &amp; [.D$3] &amp; &quot; ; &quot; &amp; [.$A94]" office:value-type="string" office:string-value="        .byte %10 ; 20">
            <text:p><text:s text:c="8"/>.byte %10 ; 20</text:p>
          </table:table-cell>
          <table:table-cell table:formula="oooc:=&quot;        .byte %00 ; &quot;&amp;[.$A94]&amp;&quot; change to |&quot;" office:value-type="string" office:string-value="        .byte %00 ; 20 change to |">
            <text:p><text:s text:c="8"/>.byte %00 ; 20 change to |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IF([.B$1]-[.$A95] &lt; 0;[.B$1]-[.$A95]+32;[.B$1]-[.$A95])" office:value-type="float" office:value="11">
            <text:p>11</text:p>
          </table:table-cell>
          <table:table-cell table:formula="oooc:=IF([.C$1]-[.$A95] &lt; 0;[.C$1]-[.$A95]+32;[.C$1]-[.$A95])" office:value-type="float" office:value="3">
            <text:p>3</text:p>
          </table:table-cell>
          <table:table-cell table:formula="oooc:=IF([.D$1]-[.$A95] &lt; 0;[.D$1]-[.$A95]+32;[.D$1]-[.$A95])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6" table:formula="oooc:=&quot;        .byte %&quot; &amp; [.B$3] &amp; &quot; ; &quot; &amp; [.$A95]" office:value-type="string" office:string-value="        .byte %00 ; 21">
            <text:p><text:s text:c="8"/>.byte %00 ; 21</text:p>
          </table:table-cell>
          <table:table-cell table:style-name="ce9" table:formula="oooc:=&quot;        .byte %&quot; &amp; [.C$3] &amp; &quot; ; &quot; &amp; [.$A95]" office:value-type="string" office:string-value="        .byte %01 ; 21">
            <text:p><text:s text:c="8"/>.byte %01 ; 21</text:p>
          </table:table-cell>
          <table:table-cell table:style-name="ce6" table:formula="oooc:=&quot;        .byte %&quot; &amp; [.D$3] &amp; &quot; ; &quot; &amp; [.$A95]" office:value-type="string" office:string-value="        .byte %10 ; 21">
            <text:p><text:s text:c="8"/>.byte %10 ; 21</text:p>
          </table:table-cell>
          <table:table-cell table:formula="oooc:=&quot;        .byte %00 ; &quot;&amp;[.$A95]&amp;&quot; change to |&quot;" office:value-type="string" office:string-value="        .byte %00 ; 21 change to |">
            <text:p><text:s text:c="8"/>.byte %00 ; 21 change to |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IF([.B$1]-[.$A96] &lt; 0;[.B$1]-[.$A96]+32;[.B$1]-[.$A96])" office:value-type="float" office:value="10">
            <text:p>10</text:p>
          </table:table-cell>
          <table:table-cell table:formula="oooc:=IF([.C$1]-[.$A96] &lt; 0;[.C$1]-[.$A96]+32;[.C$1]-[.$A96])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6" table:formula="oooc:=&quot;        .byte %&quot; &amp; [.B$3] &amp; &quot; ; &quot; &amp; [.$A96]" office:value-type="string" office:string-value="        .byte %00 ; 22">
            <text:p><text:s text:c="8"/>.byte %00 ; 22</text:p>
          </table:table-cell>
          <table:table-cell table:style-name="ce9" table:formula="oooc:=&quot;        .byte %&quot; &amp; [.C$3] &amp; &quot; ; &quot; &amp; [.$A96]" office:value-type="string" office:string-value="        .byte %01 ; 22">
            <text:p><text:s text:c="8"/>.byte %01 ; 22</text:p>
          </table:table-cell>
          <table:table-cell table:style-name="ce6" table:formula="oooc:=&quot;        .byte %11 ; &quot;&amp;[.$A96]&amp;&quot; change to /&quot;" office:value-type="string" office:string-value="        .byte %11 ; 22 change to /">
            <text:p><text:s text:c="8"/>.byte %11 ; 22 change to /</text:p>
          </table:table-cell>
          <table:table-cell table:formula="oooc:=&quot;        .byte %00 ; &quot;&amp;[.$A96]&amp;&quot; change to |&quot;" office:value-type="string" office:string-value="        .byte %00 ; 22 change to |">
            <text:p><text:s text:c="8"/>.byte %00 ; 22 change to |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IF([.B$1]-[.$A97] &lt; 0;[.B$1]-[.$A97]+32;[.B$1]-[.$A97])" office:value-type="float" office:value="9">
            <text:p>9</text:p>
          </table:table-cell>
          <table:table-cell table:formula="oooc:=IF([.C$1]-[.$A97] &lt; 0;[.C$1]-[.$A97]+32;[.C$1]-[.$A97])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formula="oooc:=IF([.E$1]-[.$A97] &lt; 0;[.E$1]-[.$A97]+32;[.E$1]-[.$A97])" office:value-type="float" office:value="17">
            <text:p>17</text:p>
          </table:table-cell>
          <table:table-cell table:style-name="ce6" table:formula="oooc:=&quot;        .byte %&quot; &amp; [.B$3] &amp; &quot; ; &quot; &amp; [.$A97]" office:value-type="string" office:string-value="        .byte %00 ; 23">
            <text:p><text:s text:c="8"/>.byte %00 ; 23</text:p>
          </table:table-cell>
          <table:table-cell table:style-name="ce9" table:formula="oooc:=&quot;        .byte %&quot; &amp; [.C$3] &amp; &quot; ; &quot; &amp; [.$A97]" office:value-type="string" office:string-value="        .byte %01 ; 23">
            <text:p><text:s text:c="8"/>.byte %01 ; 23</text:p>
          </table:table-cell>
          <table:table-cell table:style-name="ce6" table:formula="oooc:=&quot;        .byte %11 ; &quot;&amp;[.$A97]&amp;&quot; change to /&quot;" office:value-type="string" office:string-value="        .byte %11 ; 23 change to /">
            <text:p><text:s text:c="8"/>.byte %11 ; 23 change to /</text:p>
          </table:table-cell>
          <table:table-cell table:formula="oooc:=&quot;        .byte %&quot; &amp; [.E$3] &amp; &quot; ; &quot; &amp; [.$A97]" office:value-type="string" office:string-value="        .byte %11 ; 23">
            <text:p><text:s text:c="8"/>.byte %11 ; 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IF([.B$1]-[.$A98] &lt; 0;[.B$1]-[.$A98]+32;[.B$1]-[.$A98])" office:value-type="float" office:value="8">
            <text:p>8</text:p>
          </table:table-cell>
          <table:table-cell table:formula="oooc:=IF([.C$1]-[.$A98] &lt; 0;[.C$1]-[.$A98]+32;[.C$1]-[.$A98])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formula="oooc:=IF([.E$1]-[.$A98] &lt; 0;[.E$1]-[.$A98]+32;[.E$1]-[.$A98])" office:value-type="float" office:value="16">
            <text:p>16</text:p>
          </table:table-cell>
          <table:table-cell table:style-name="ce6" table:formula="oooc:=&quot;        .byte %&quot; &amp; [.B$3] &amp; &quot; ; &quot; &amp; [.$A98]" office:value-type="string" office:string-value="        .byte %00 ; 24">
            <text:p><text:s text:c="8"/>.byte %00 ; 24</text:p>
          </table:table-cell>
          <table:table-cell table:style-name="ce9" table:formula="oooc:=&quot;        .byte %&quot; &amp; [.C$3] &amp; &quot; ; &quot; &amp; [.$A98]" office:value-type="string" office:string-value="        .byte %01 ; 24">
            <text:p><text:s text:c="8"/>.byte %01 ; 24</text:p>
          </table:table-cell>
          <table:table-cell table:style-name="ce6" table:formula="oooc:=&quot;        .byte %11 ; &quot;&amp;[.$A98]&amp;&quot; change to /&quot;" office:value-type="string" office:string-value="        .byte %11 ; 24 change to /">
            <text:p><text:s text:c="8"/>.byte %11 ; 24 change to /</text:p>
          </table:table-cell>
          <table:table-cell table:formula="oooc:=&quot;        .byte %&quot; &amp; [.E$3] &amp; &quot; ; &quot; &amp; [.$A98]" office:value-type="string" office:string-value="        .byte %11 ; 24">
            <text:p><text:s text:c="8"/>.byte %11 ; 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[.B$1]-[.$A99] &lt; 0;[.B$1]-[.$A99]+32;[.B$1]-[.$A99])" office:value-type="float" office:value="7">
            <text:p>7</text:p>
          </table:table-cell>
          <table:table-cell table:formula="oooc:=IF([.C$1]-[.$A99] &lt; 0;[.C$1]-[.$A99]+32;[.C$1]-[.$A99])" office:value-type="float" office:value="31">
            <text:p>31</text:p>
          </table:table-cell>
          <table:table-cell table:style-name="ce3" office:value-type="float" office:value="7">
            <text:p>7</text:p>
          </table:table-cell>
          <table:table-cell table:formula="oooc:=IF([.E$1]-[.$A99] &lt; 0;[.E$1]-[.$A99]+32;[.E$1]-[.$A99])" office:value-type="float" office:value="15">
            <text:p>15</text:p>
          </table:table-cell>
          <table:table-cell table:style-name="ce6" table:formula="oooc:=&quot;        .byte %&quot; &amp; [.B$3] &amp; &quot; ; &quot; &amp; [.$A99]" office:value-type="string" office:string-value="        .byte %00 ; 25">
            <text:p><text:s text:c="8"/>.byte %00 ; 25</text:p>
          </table:table-cell>
          <table:table-cell table:style-name="ce9" table:formula="oooc:=&quot;        .byte %&quot; &amp; [.C$3] &amp; &quot; ; &quot; &amp; [.$A99]" office:value-type="string" office:string-value="        .byte %01 ; 25">
            <text:p><text:s text:c="8"/>.byte %01 ; 25</text:p>
          </table:table-cell>
          <table:table-cell table:style-name="ce6" table:formula="oooc:=&quot;        .byte %11 ; &quot;&amp;[.$A99]&amp;&quot; change to /&quot;" office:value-type="string" office:string-value="        .byte %11 ; 25 change to /">
            <text:p><text:s text:c="8"/>.byte %11 ; 25 change to /</text:p>
          </table:table-cell>
          <table:table-cell table:formula="oooc:=&quot;        .byte %&quot; &amp; [.E$3] &amp; &quot; ; &quot; &amp; [.$A99]" office:value-type="string" office:string-value="        .byte %11 ; 25">
            <text:p><text:s text:c="8"/>.byte %11 ; 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IF([.B$1]-[.$A100] &lt; 0;[.B$1]-[.$A100]+32;[.B$1]-[.$A100])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formula="oooc:=IF([.E$1]-[.$A100] &lt; 0;[.E$1]-[.$A100]+32;[.E$1]-[.$A100])" office:value-type="float" office:value="14">
            <text:p>14</text:p>
          </table:table-cell>
          <table:table-cell table:style-name="ce6" table:formula="oooc:=&quot;        .byte %&quot; &amp; [.B$3] &amp; &quot; ; &quot; &amp; [.$A100]" office:value-type="string" office:string-value="        .byte %00 ; 26">
            <text:p><text:s text:c="8"/>.byte %00 ; 26</text:p>
          </table:table-cell>
          <table:table-cell table:style-name="ce4" table:formula="oooc:=&quot;        .byte %10 ; &quot;&amp;[.$A100]&amp;&quot; change to -&quot;" office:value-type="string" office:string-value="        .byte %10 ; 26 change to -">
            <text:p><text:s text:c="8"/>.byte %10 ; 26 change to -</text:p>
          </table:table-cell>
          <table:table-cell table:style-name="ce6" table:formula="oooc:=&quot;        .byte %11 ; &quot;&amp;[.$A100]&amp;&quot; change to /&quot;" office:value-type="string" office:string-value="        .byte %11 ; 26 change to /">
            <text:p><text:s text:c="8"/>.byte %11 ; 26 change to /</text:p>
          </table:table-cell>
          <table:table-cell table:formula="oooc:=&quot;        .byte %&quot; &amp; [.E$3] &amp; &quot; ; &quot; &amp; [.$A100]" office:value-type="string" office:string-value="        .byte %11 ; 26">
            <text:p><text:s text:c="8"/>.byte %11 ;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IF([.B$1]-[.$A101] &lt; 0;[.B$1]-[.$A101]+32;[.B$1]-[.$A101])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formula="oooc:=IF([.D$1]-[.$A101] &lt; 0;[.D$1]-[.$A101]+32;[.D$1]-[.$A101])" office:value-type="float" office:value="21">
            <text:p>21</text:p>
          </table:table-cell>
          <table:table-cell table:formula="oooc:=IF([.E$1]-[.$A101] &lt; 0;[.E$1]-[.$A101]+32;[.E$1]-[.$A101])" office:value-type="float" office:value="13">
            <text:p>13</text:p>
          </table:table-cell>
          <table:table-cell table:style-name="ce6" table:formula="oooc:=&quot;        .byte %&quot; &amp; [.B$3] &amp; &quot; ; &quot; &amp; [.$A101]" office:value-type="string" office:string-value="        .byte %00 ; 27">
            <text:p><text:s text:c="8"/>.byte %00 ; 27</text:p>
          </table:table-cell>
          <table:table-cell table:style-name="ce4" table:formula="oooc:=&quot;        .byte %10 ; &quot;&amp;[.$A101]&amp;&quot; change to -&quot;" office:value-type="string" office:string-value="        .byte %10 ; 27 change to -">
            <text:p><text:s text:c="8"/>.byte %10 ; 27 change to -</text:p>
          </table:table-cell>
          <table:table-cell table:style-name="ce6" table:formula="oooc:=&quot;        .byte %&quot; &amp; [.D$3] &amp; &quot; ; &quot; &amp; [.$A101]" office:value-type="string" office:string-value="        .byte %10 ; 27">
            <text:p><text:s text:c="8"/>.byte %10 ; 27</text:p>
          </table:table-cell>
          <table:table-cell table:formula="oooc:=&quot;        .byte %&quot; &amp; [.E$3] &amp; &quot; ; &quot; &amp; [.$A101]" office:value-type="string" office:string-value="        .byte %11 ; 27">
            <text:p><text:s text:c="8"/>.byte %11 ;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IF([.B$1]-[.$A102] &lt; 0;[.B$1]-[.$A102]+32;[.B$1]-[.$A102])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formula="oooc:=IF([.D$1]-[.$A102] &lt; 0;[.D$1]-[.$A102]+32;[.D$1]-[.$A102])" office:value-type="float" office:value="20">
            <text:p>20</text:p>
          </table:table-cell>
          <table:table-cell table:formula="oooc:=IF([.E$1]-[.$A102] &lt; 0;[.E$1]-[.$A102]+32;[.E$1]-[.$A102])" office:value-type="float" office:value="12">
            <text:p>12</text:p>
          </table:table-cell>
          <table:table-cell table:style-name="ce6" table:formula="oooc:=&quot;        .byte %&quot; &amp; [.B$3] &amp; &quot; ; &quot; &amp; [.$A102]" office:value-type="string" office:string-value="        .byte %00 ; 28">
            <text:p><text:s text:c="8"/>.byte %00 ; 28</text:p>
          </table:table-cell>
          <table:table-cell table:style-name="ce4" table:formula="oooc:=&quot;        .byte %10 ; &quot;&amp;[.$A102]&amp;&quot; change to -&quot;" office:value-type="string" office:string-value="        .byte %10 ; 28 change to -">
            <text:p><text:s text:c="8"/>.byte %10 ; 28 change to -</text:p>
          </table:table-cell>
          <table:table-cell table:style-name="ce6" table:formula="oooc:=&quot;        .byte %&quot; &amp; [.D$3] &amp; &quot; ; &quot; &amp; [.$A102]" office:value-type="string" office:string-value="        .byte %10 ; 28">
            <text:p><text:s text:c="8"/>.byte %10 ; 28</text:p>
          </table:table-cell>
          <table:table-cell table:formula="oooc:=&quot;        .byte %&quot; &amp; [.E$3] &amp; &quot; ; &quot; &amp; [.$A102]" office:value-type="string" office:string-value="        .byte %11 ; 28">
            <text:p><text:s text:c="8"/>.byte %11 ;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IF([.B$1]-[.$A103] &lt; 0;[.B$1]-[.$A103]+32;[.B$1]-[.$A103])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formula="oooc:=IF([.D$1]-[.$A103] &lt; 0;[.D$1]-[.$A103]+32;[.D$1]-[.$A103])" office:value-type="float" office:value="19">
            <text:p>19</text:p>
          </table:table-cell>
          <table:table-cell table:formula="oooc:=IF([.E$1]-[.$A103] &lt; 0;[.E$1]-[.$A103]+32;[.E$1]-[.$A103])" office:value-type="float" office:value="11">
            <text:p>11</text:p>
          </table:table-cell>
          <table:table-cell table:style-name="ce6" table:formula="oooc:=&quot;        .byte %&quot; &amp; [.B$3] &amp; &quot; ; &quot; &amp; [.$A103]" office:value-type="string" office:string-value="        .byte %00 ; 29">
            <text:p><text:s text:c="8"/>.byte %00 ; 29</text:p>
          </table:table-cell>
          <table:table-cell table:style-name="ce4" table:formula="oooc:=&quot;        .byte %10 ; &quot;&amp;[.$A103]&amp;&quot; change to -&quot;" office:value-type="string" office:string-value="        .byte %10 ; 29 change to -">
            <text:p><text:s text:c="8"/>.byte %10 ; 29 change to -</text:p>
          </table:table-cell>
          <table:table-cell table:style-name="ce6" table:formula="oooc:=&quot;        .byte %&quot; &amp; [.D$3] &amp; &quot; ; &quot; &amp; [.$A103]" office:value-type="string" office:string-value="        .byte %10 ; 29">
            <text:p><text:s text:c="8"/>.byte %10 ; 29</text:p>
          </table:table-cell>
          <table:table-cell table:formula="oooc:=&quot;        .byte %&quot; &amp; [.E$3] &amp; &quot; ; &quot; &amp; [.$A103]" office:value-type="string" office:string-value="        .byte %11 ; 29">
            <text:p><text:s text:c="8"/>.byte %11 ;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formula="oooc:=IF([.D$1]-[.$A104] &lt; 0;[.D$1]-[.$A104]+32;[.D$1]-[.$A104])" office:value-type="float" office:value="18">
            <text:p>18</text:p>
          </table:table-cell>
          <table:table-cell table:formula="oooc:=IF([.E$1]-[.$A104] &lt; 0;[.E$1]-[.$A104]+32;[.E$1]-[.$A104])" office:value-type="float" office:value="10">
            <text:p>10</text:p>
          </table:table-cell>
          <table:table-cell table:style-name="ce6" table:formula="oooc:=&quot;        .byte %11 ; &quot; &amp; [.$A104] &amp; &quot; change to /&quot;" office:value-type="string" office:string-value="        .byte %11 ; 30 change to /">
            <text:p><text:s text:c="8"/>.byte %11 ; 30 change to /</text:p>
          </table:table-cell>
          <table:table-cell table:style-name="ce4" table:formula="oooc:=&quot;        .byte %10 ; &quot;&amp;[.$A104]&amp;&quot; change to -&quot;" office:value-type="string" office:string-value="        .byte %10 ; 30 change to -">
            <text:p><text:s text:c="8"/>.byte %10 ; 30 change to -</text:p>
          </table:table-cell>
          <table:table-cell table:style-name="ce6" table:formula="oooc:=&quot;        .byte %&quot; &amp; [.D$3] &amp; &quot; ; &quot; &amp; [.$A104]" office:value-type="string" office:string-value="        .byte %10 ; 30">
            <text:p><text:s text:c="8"/>.byte %10 ; 30</text:p>
          </table:table-cell>
          <table:table-cell table:formula="oooc:=&quot;        .byte %&quot; &amp; [.E$3] &amp; &quot; ; &quot; &amp; [.$A104]" office:value-type="string" office:string-value="        .byte %11 ; 30">
            <text:p><text:s text:c="8"/>.byte %11 ; 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17">
            <text:p>17</text:p>
          </table:table-cell>
          <table:table-cell table:style-name="Default" table:formula="oooc:=IF([.C$1]-[.$A105] &lt; 0;[.C$1]-[.$A105]+32;[.C$1]-[.$A105])" office:value-type="float" office:value="25">
            <text:p>25</text:p>
          </table:table-cell>
          <table:table-cell table:formula="oooc:=IF([.D$1]-[.$A105] &lt; 0;[.D$1]-[.$A105]+32;[.D$1]-[.$A105])" office:value-type="float" office:value="17">
            <text:p>17</text:p>
          </table:table-cell>
          <table:table-cell table:formula="oooc:=IF([.E$1]-[.$A105] &lt; 0;[.E$1]-[.$A105]+32;[.E$1]-[.$A105])" office:value-type="float" office:value="9">
            <text:p>9</text:p>
          </table:table-cell>
          <table:table-cell table:style-name="ce6" table:formula="oooc:=&quot;        .byte %11 ; &quot; &amp; [.$A105] &amp; &quot; change to /&quot;" office:value-type="string" office:string-value="        .byte %11 ; 31 change to /">
            <text:p><text:s text:c="8"/>.byte %11 ; 31 change to /</text:p>
          </table:table-cell>
          <table:table-cell table:style-name="ce9" table:formula="oooc:=&quot;        .byte %&quot; &amp; [.C$3] &amp; &quot; ; &quot; &amp; [.$A105]" office:value-type="string" office:string-value="        .byte %01 ; 31">
            <text:p><text:s text:c="8"/>.byte %01 ; 31</text:p>
          </table:table-cell>
          <table:table-cell table:style-name="ce6" table:formula="oooc:=&quot;        .byte %&quot; &amp; [.D$3] &amp; &quot; ; &quot; &amp; [.$A105]" office:value-type="string" office:string-value="        .byte %10 ; 31">
            <text:p><text:s text:c="8"/>.byte %10 ; 31</text:p>
          </table:table-cell>
          <table:table-cell table:formula="oooc:=&quot;        .byte %&quot; &amp; [.E$3] &amp; &quot; ; &quot; &amp; [.$A105]" office:value-type="string" office:string-value="        .byte %11 ; 31">
            <text:p><text:s text:c="8"/>.byte %11 ; 3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"/>
          <table:table-cell/>
          <table:table-cell table:style-name="ce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Use Shield 1</text:p>
          </table:table-cell>
          <table:table-cell table:style-name="ce10"/>
          <table:table-cell office:value-type="string">
            <text:p>Use Shield 2</text:p>
          </table:table-cell>
          <table:table-cell table:style-name="ce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7" table:formula="oooc:=&quot;Shield4Bounce&quot; &amp; [.B$3] &amp; &quot; ; shield in &quot; &amp; [.B$2] &amp; &quot; direction&quot;" office:value-type="string" office:string-value="Shield4Bounce00 ; shield in | direction">
            <text:p>Shield4Bounce00 ; shield in | direction</text:p>
          </table:table-cell>
          <table:table-cell table:style-name="Default" table:formula="oooc:=&quot;Shield4Bounce&quot; &amp; [.C$3] &amp; &quot; ; shield in &quot; &amp; [.C$2] &amp; &quot; direction&quot;" office:value-type="string" office:string-value="Shield4Bounce01 ; shield in \ direction">
            <text:p>Shield4Bounce01 ; shield in \ direction</text:p>
          </table:table-cell>
          <table:table-cell table:style-name="ce6" table:formula="oooc:=&quot;Shield4Bounce&quot; &amp; [.D$3] &amp; &quot; ; shield in &quot; &amp; [.D$2] &amp; &quot; direction&quot;" office:value-type="string" office:string-value="Shield4Bounce10 ; shield in - direction">
            <text:p>Shield4Bounce10 ; shield in - direction</text:p>
          </table:table-cell>
          <table:table-cell table:formula="oooc:=&quot;Shield4Bounce&quot; &amp; [.E$3] &amp; &quot; ; shield in &quot; &amp; [.E$2] &amp; &quot; direction&quot;" office:value-type="string" office:string-value="Shield4Bounce11 ; shield in / direction">
            <text:p>Shield4Bounce11 ; shield in / dir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formula="oooc:=IF([.C$1]-[.$A109] &lt; 0;[.C$1]-[.$A109]+32;[.C$1]-[.$A109])" office:value-type="float" office:value="24">
            <text:p>24</text:p>
          </table:table-cell>
          <table:table-cell table:formula="oooc:=IF([.D$1]-[.$A109] &lt; 0;[.D$1]-[.$A109]+32;[.D$1]-[.$A109])" office:value-type="float" office:value="16">
            <text:p>16</text:p>
          </table:table-cell>
          <table:table-cell table:formula="oooc:=IF([.E$1]-[.$A109] &lt; 0;[.E$1]-[.$A109]+32;[.E$1]-[.$A109])" office:value-type="float" office:value="8">
            <text:p>8</text:p>
          </table:table-cell>
          <table:table-cell table:style-name="ce7" table:formula="oooc:=&quot;        .byte %01 ; &quot; &amp; [.$A109] &amp; &quot; change to \&quot;" office:value-type="string" office:string-value="        .byte %01 ; 0 change to \">
            <text:p><text:s text:c="8"/>.byte %01 ; 0 change to \</text:p>
          </table:table-cell>
          <table:table-cell table:style-name="ce9" table:formula="oooc:=&quot;        .byte %&quot; &amp; [.C$3] &amp; &quot; ; &quot; &amp; [.$A109]" office:value-type="string" office:string-value="        .byte %01 ; 0">
            <text:p><text:s text:c="8"/>.byte %01 ; 0</text:p>
          </table:table-cell>
          <table:table-cell table:style-name="ce6" table:formula="oooc:=&quot;        .byte %&quot; &amp; [.D$3] &amp; &quot; ; &quot; &amp; [.$A109]" office:value-type="string" office:string-value="        .byte %10 ; 0">
            <text:p><text:s text:c="8"/>.byte %10 ; 0</text:p>
          </table:table-cell>
          <table:table-cell table:formula="oooc:=&quot;        .byte %&quot; &amp; [.E$3] &amp; &quot; ; &quot; &amp; [.$A109]" office:value-type="string" office:string-value="        .byte %11 ; 0">
            <text:p><text:s text:c="8"/>.byte %11 ; 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formula="oooc:=IF([.C$1]-[.$A110] &lt; 0;[.C$1]-[.$A110]+32;[.C$1]-[.$A110])" office:value-type="float" office:value="23">
            <text:p>23</text:p>
          </table:table-cell>
          <table:table-cell table:formula="oooc:=IF([.D$1]-[.$A110] &lt; 0;[.D$1]-[.$A110]+32;[.D$1]-[.$A110])" office:value-type="float" office:value="15">
            <text:p>15</text:p>
          </table:table-cell>
          <table:table-cell table:formula="oooc:=IF([.E$1]-[.$A110] &lt; 0;[.E$1]-[.$A110]+32;[.E$1]-[.$A110])" office:value-type="float" office:value="7">
            <text:p>7</text:p>
          </table:table-cell>
          <table:table-cell table:style-name="ce7" table:formula="oooc:=&quot;        .byte %01 ; &quot; &amp; [.$A110] &amp; &quot; change to \&quot;" office:value-type="string" office:string-value="        .byte %01 ; 1 change to \">
            <text:p><text:s text:c="8"/>.byte %01 ; 1 change to \</text:p>
          </table:table-cell>
          <table:table-cell table:style-name="ce9" table:formula="oooc:=&quot;        .byte %&quot; &amp; [.C$3] &amp; &quot; ; &quot; &amp; [.$A110]" office:value-type="string" office:string-value="        .byte %01 ; 1">
            <text:p><text:s text:c="8"/>.byte %01 ; 1</text:p>
          </table:table-cell>
          <table:table-cell table:style-name="ce6" table:formula="oooc:=&quot;        .byte %&quot; &amp; [.D$3] &amp; &quot; ; &quot; &amp; [.$A110]" office:value-type="string" office:string-value="        .byte %10 ; 1">
            <text:p><text:s text:c="8"/>.byte %10 ; 1</text:p>
          </table:table-cell>
          <table:table-cell table:formula="oooc:=&quot;        .byte %&quot; &amp; [.E$3] &amp; &quot; ; &quot; &amp; [.$A110]" office:value-type="string" office:string-value="        .byte %11 ; 1">
            <text:p><text:s text:c="8"/>.byte %11 ; 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formula="oooc:=IF([.C$1]-[.$A111] &lt; 0;[.C$1]-[.$A111]+32;[.C$1]-[.$A111])" office:value-type="float" office:value="22">
            <text:p>22</text:p>
          </table:table-cell>
          <table:table-cell table:formula="oooc:=IF([.D$1]-[.$A111] &lt; 0;[.D$1]-[.$A111]+32;[.D$1]-[.$A111])" office:value-type="float" office:value="14">
            <text:p>14</text:p>
          </table:table-cell>
          <table:table-cell table:style-name="ce3" office:value-type="float" office:value="22">
            <text:p>22</text:p>
          </table:table-cell>
          <table:table-cell table:style-name="ce7" table:formula="oooc:=&quot;        .byte %01 ; &quot; &amp; [.$A111] &amp; &quot; change to \&quot;" office:value-type="string" office:string-value="        .byte %01 ; 2 change to \">
            <text:p><text:s text:c="8"/>.byte %01 ; 2 change to \</text:p>
          </table:table-cell>
          <table:table-cell table:style-name="ce9" table:formula="oooc:=&quot;        .byte %&quot; &amp; [.C$3] &amp; &quot; ; &quot; &amp; [.$A111]" office:value-type="string" office:string-value="        .byte %01 ; 2">
            <text:p><text:s text:c="8"/>.byte %01 ; 2</text:p>
          </table:table-cell>
          <table:table-cell table:style-name="ce6" table:formula="oooc:=&quot;        .byte %&quot; &amp; [.D$3] &amp; &quot; ; &quot; &amp; [.$A111]" office:value-type="string" office:string-value="        .byte %10 ; 2">
            <text:p><text:s text:c="8"/>.byte %10 ; 2</text:p>
          </table:table-cell>
          <table:table-cell table:formula="oooc:=&quot;        .byte %00 ; &quot;&amp;[.$A111]&amp;&quot; change to |&quot;" office:value-type="string" office:string-value="        .byte %00 ; 2 change to |">
            <text:p><text:s text:c="8"/>.byte %00 ; 2 change to |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IF([.B$1]-[.$A112] &lt; 0;[.B$1]-[.$A112]+32;[.B$1]-[.$A112])" office:value-type="float" office:value="29">
            <text:p>29</text:p>
          </table:table-cell>
          <table:table-cell table:formula="oooc:=IF([.C$1]-[.$A112] &lt; 0;[.C$1]-[.$A112]+32;[.C$1]-[.$A112])" office:value-type="float" office:value="21">
            <text:p>21</text:p>
          </table:table-cell>
          <table:table-cell table:formula="oooc:=IF([.D$1]-[.$A112] &lt; 0;[.D$1]-[.$A112]+32;[.D$1]-[.$A112])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style-name="ce7" table:formula="oooc:=&quot;        .byte %&quot; &amp; [.B$3] &amp; &quot; ; &quot; &amp; [.$A112]" office:value-type="string" office:string-value="        .byte %00 ; 3">
            <text:p><text:s text:c="8"/>.byte %00 ; 3</text:p>
          </table:table-cell>
          <table:table-cell table:style-name="ce9" table:formula="oooc:=&quot;        .byte %&quot; &amp; [.C$3] &amp; &quot; ; &quot; &amp; [.$A112]" office:value-type="string" office:string-value="        .byte %01 ; 3">
            <text:p><text:s text:c="8"/>.byte %01 ; 3</text:p>
          </table:table-cell>
          <table:table-cell table:style-name="ce6" table:formula="oooc:=&quot;        .byte %&quot; &amp; [.D$3] &amp; &quot; ; &quot; &amp; [.$A112]" office:value-type="string" office:string-value="        .byte %10 ; 3">
            <text:p><text:s text:c="8"/>.byte %10 ; 3</text:p>
          </table:table-cell>
          <table:table-cell table:formula="oooc:=&quot;        .byte %00 ; &quot;&amp;[.$A112]&amp;&quot; change to |&quot;" office:value-type="string" office:string-value="        .byte %00 ; 3 change to |">
            <text:p><text:s text:c="8"/>.byte %00 ; 3 change to |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F([.B$1]-[.$A113] &lt; 0;[.B$1]-[.$A113]+32;[.B$1]-[.$A113])" office:value-type="float" office:value="28">
            <text:p>28</text:p>
          </table:table-cell>
          <table:table-cell table:formula="oooc:=IF([.C$1]-[.$A113] &lt; 0;[.C$1]-[.$A113]+32;[.C$1]-[.$A113])" office:value-type="float" office:value="20">
            <text:p>20</text:p>
          </table:table-cell>
          <table:table-cell table:formula="oooc:=IF([.D$1]-[.$A113] &lt; 0;[.D$1]-[.$A113]+32;[.D$1]-[.$A113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7" table:formula="oooc:=&quot;        .byte %&quot; &amp; [.B$3] &amp; &quot; ; &quot; &amp; [.$A113]" office:value-type="string" office:string-value="        .byte %00 ; 4">
            <text:p><text:s text:c="8"/>.byte %00 ; 4</text:p>
          </table:table-cell>
          <table:table-cell table:style-name="ce9" table:formula="oooc:=&quot;        .byte %&quot; &amp; [.C$3] &amp; &quot; ; &quot; &amp; [.$A113]" office:value-type="string" office:string-value="        .byte %01 ; 4">
            <text:p><text:s text:c="8"/>.byte %01 ; 4</text:p>
          </table:table-cell>
          <table:table-cell table:style-name="ce6" table:formula="oooc:=&quot;        .byte %&quot; &amp; [.D$3] &amp; &quot; ; &quot; &amp; [.$A113]" office:value-type="string" office:string-value="        .byte %10 ; 4">
            <text:p><text:s text:c="8"/>.byte %10 ; 4</text:p>
          </table:table-cell>
          <table:table-cell table:formula="oooc:=&quot;        .byte %00 ; &quot;&amp;[.$A113]&amp;&quot; change to |&quot;" office:value-type="string" office:string-value="        .byte %00 ; 4 change to |">
            <text:p><text:s text:c="8"/>.byte %00 ; 4 change to |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F([.B$1]-[.$A114] &lt; 0;[.B$1]-[.$A114]+32;[.B$1]-[.$A114])" office:value-type="float" office:value="27">
            <text:p>27</text:p>
          </table:table-cell>
          <table:table-cell table:formula="oooc:=IF([.C$1]-[.$A114] &lt; 0;[.C$1]-[.$A114]+32;[.C$1]-[.$A114])" office:value-type="float" office:value="19">
            <text:p>19</text:p>
          </table:table-cell>
          <table:table-cell table:formula="oooc:=IF([.D$1]-[.$A114] &lt; 0;[.D$1]-[.$A114]+32;[.D$1]-[.$A114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7" table:formula="oooc:=&quot;        .byte %&quot; &amp; [.B$3] &amp; &quot; ; &quot; &amp; [.$A114]" office:value-type="string" office:string-value="        .byte %00 ; 5">
            <text:p><text:s text:c="8"/>.byte %00 ; 5</text:p>
          </table:table-cell>
          <table:table-cell table:style-name="ce9" table:formula="oooc:=&quot;        .byte %&quot; &amp; [.C$3] &amp; &quot; ; &quot; &amp; [.$A114]" office:value-type="string" office:string-value="        .byte %01 ; 5">
            <text:p><text:s text:c="8"/>.byte %01 ; 5</text:p>
          </table:table-cell>
          <table:table-cell table:style-name="ce6" table:formula="oooc:=&quot;        .byte %&quot; &amp; [.D$3] &amp; &quot; ; &quot; &amp; [.$A114]" office:value-type="string" office:string-value="        .byte %10 ; 5">
            <text:p><text:s text:c="8"/>.byte %10 ; 5</text:p>
          </table:table-cell>
          <table:table-cell table:formula="oooc:=&quot;        .byte %00 ; &quot;&amp;[.$A114]&amp;&quot; change to |&quot;" office:value-type="string" office:string-value="        .byte %00 ; 5 change to |">
            <text:p><text:s text:c="8"/>.byte %00 ; 5 change to |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IF([.B$1]-[.$A115] &lt; 0;[.B$1]-[.$A115]+32;[.B$1]-[.$A115])" office:value-type="float" office:value="26">
            <text:p>26</text:p>
          </table:table-cell>
          <table:table-cell table:formula="oooc:=IF([.C$1]-[.$A115] &lt; 0;[.C$1]-[.$A115]+32;[.C$1]-[.$A115])" office:value-type="float" office:value="18">
            <text:p>1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8">
            <text:p>18</text:p>
          </table:table-cell>
          <table:table-cell table:style-name="ce7" table:formula="oooc:=&quot;        .byte %&quot; &amp; [.B$3] &amp; &quot; ; &quot; &amp; [.$A115]" office:value-type="string" office:string-value="        .byte %00 ; 6">
            <text:p><text:s text:c="8"/>.byte %00 ; 6</text:p>
          </table:table-cell>
          <table:table-cell table:style-name="ce9" table:formula="oooc:=&quot;        .byte %&quot; &amp; [.C$3] &amp; &quot; ; &quot; &amp; [.$A115]" office:value-type="string" office:string-value="        .byte %01 ; 6">
            <text:p><text:s text:c="8"/>.byte %01 ; 6</text:p>
          </table:table-cell>
          <table:table-cell table:style-name="ce6" table:formula="oooc:=&quot;        .byte %11 ; &quot;&amp;[.$A115]&amp;&quot; change to /&quot;" office:value-type="string" office:string-value="        .byte %11 ; 6 change to /">
            <text:p><text:s text:c="8"/>.byte %11 ; 6 change to /</text:p>
          </table:table-cell>
          <table:table-cell table:formula="oooc:=&quot;        .byte %00 ; &quot;&amp;[.$A115]&amp;&quot; change to |&quot;" office:value-type="string" office:string-value="        .byte %00 ; 6 change to |">
            <text:p><text:s text:c="8"/>.byte %00 ; 6 change to |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F([.B$1]-[.$A116] &lt; 0;[.B$1]-[.$A116]+32;[.B$1]-[.$A116])" office:value-type="float" office:value="25">
            <text:p>25</text:p>
          </table:table-cell>
          <table:table-cell table:formula="oooc:=IF([.C$1]-[.$A116] &lt; 0;[.C$1]-[.$A116]+32;[.C$1]-[.$A116])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formula="oooc:=IF([.E$1]-[.$A116] &lt; 0;[.E$1]-[.$A116]+32;[.E$1]-[.$A116])" office:value-type="float" office:value="1">
            <text:p>1</text:p>
          </table:table-cell>
          <table:table-cell table:style-name="ce7" table:formula="oooc:=&quot;        .byte %&quot; &amp; [.B$3] &amp; &quot; ; &quot; &amp; [.$A116]" office:value-type="string" office:string-value="        .byte %00 ; 7">
            <text:p><text:s text:c="8"/>.byte %00 ; 7</text:p>
          </table:table-cell>
          <table:table-cell table:style-name="ce9" table:formula="oooc:=&quot;        .byte %&quot; &amp; [.C$3] &amp; &quot; ; &quot; &amp; [.$A116]" office:value-type="string" office:string-value="        .byte %01 ; 7">
            <text:p><text:s text:c="8"/>.byte %01 ; 7</text:p>
          </table:table-cell>
          <table:table-cell table:style-name="ce6" table:formula="oooc:=&quot;        .byte %11 ; &quot;&amp;[.$A116]&amp;&quot; change to /&quot;" office:value-type="string" office:string-value="        .byte %11 ; 7 change to /">
            <text:p><text:s text:c="8"/>.byte %11 ; 7 change to /</text:p>
          </table:table-cell>
          <table:table-cell table:formula="oooc:=&quot;        .byte %&quot; &amp; [.E$3] &amp; &quot; ; &quot; &amp; [.$A116]" office:value-type="string" office:string-value="        .byte %11 ; 7">
            <text:p><text:s text:c="8"/>.byte %11 ; 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IF([.B$1]-[.$A117] &lt; 0;[.B$1]-[.$A117]+32;[.B$1]-[.$A117])" office:value-type="float" office:value="24">
            <text:p>24</text:p>
          </table:table-cell>
          <table:table-cell table:formula="oooc:=IF([.C$1]-[.$A117] &lt; 0;[.C$1]-[.$A117]+32;[.C$1]-[.$A117])" office:value-type="float" office:value="16">
            <text:p>16</text:p>
          </table:table-cell>
          <table:table-cell table:style-name="ce3" office:value-type="float" office:value="24">
            <text:p>24</text:p>
          </table:table-cell>
          <table:table-cell table:formula="oooc:=IF([.E$1]-[.$A117] &lt; 0;[.E$1]-[.$A117]+32;[.E$1]-[.$A117])" office:value-type="float" office:value="0">
            <text:p>0</text:p>
          </table:table-cell>
          <table:table-cell table:style-name="ce7" table:formula="oooc:=&quot;        .byte %&quot; &amp; [.B$3] &amp; &quot; ; &quot; &amp; [.$A117]" office:value-type="string" office:string-value="        .byte %00 ; 8">
            <text:p><text:s text:c="8"/>.byte %00 ; 8</text:p>
          </table:table-cell>
          <table:table-cell table:style-name="ce9" table:formula="oooc:=&quot;        .byte %&quot; &amp; [.C$3] &amp; &quot; ; &quot; &amp; [.$A117]" office:value-type="string" office:string-value="        .byte %01 ; 8">
            <text:p><text:s text:c="8"/>.byte %01 ; 8</text:p>
          </table:table-cell>
          <table:table-cell table:style-name="ce6" table:formula="oooc:=&quot;        .byte %11 ; &quot;&amp;[.$A117]&amp;&quot; change to /&quot;" office:value-type="string" office:string-value="        .byte %11 ; 8 change to /">
            <text:p><text:s text:c="8"/>.byte %11 ; 8 change to /</text:p>
          </table:table-cell>
          <table:table-cell table:formula="oooc:=&quot;        .byte %&quot; &amp; [.E$3] &amp; &quot; ; &quot; &amp; [.$A117]" office:value-type="string" office:string-value="        .byte %11 ; 8">
            <text:p><text:s text:c="8"/>.byte %11 ; 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IF([.B$1]-[.$A118] &lt; 0;[.B$1]-[.$A118]+32;[.B$1]-[.$A118])" office:value-type="float" office:value="23">
            <text:p>23</text:p>
          </table:table-cell>
          <table:table-cell table:formula="oooc:=IF([.C$1]-[.$A118] &lt; 0;[.C$1]-[.$A118]+32;[.C$1]-[.$A118])" office:value-type="float" office:value="15">
            <text:p>15</text:p>
          </table:table-cell>
          <table:table-cell table:style-name="ce3" office:value-type="float" office:value="23">
            <text:p>23</text:p>
          </table:table-cell>
          <table:table-cell table:formula="oooc:=IF([.E$1]-[.$A118] &lt; 0;[.E$1]-[.$A118]+32;[.E$1]-[.$A118])" office:value-type="float" office:value="31">
            <text:p>31</text:p>
          </table:table-cell>
          <table:table-cell table:style-name="ce7" table:formula="oooc:=&quot;        .byte %&quot; &amp; [.B$3] &amp; &quot; ; &quot; &amp; [.$A118]" office:value-type="string" office:string-value="        .byte %00 ; 9">
            <text:p><text:s text:c="8"/>.byte %00 ; 9</text:p>
          </table:table-cell>
          <table:table-cell table:style-name="ce9" table:formula="oooc:=&quot;        .byte %&quot; &amp; [.C$3] &amp; &quot; ; &quot; &amp; [.$A118]" office:value-type="string" office:string-value="        .byte %01 ; 9">
            <text:p><text:s text:c="8"/>.byte %01 ; 9</text:p>
          </table:table-cell>
          <table:table-cell table:style-name="ce6" table:formula="oooc:=&quot;        .byte %11 ; &quot;&amp;[.$A118]&amp;&quot; change to /&quot;" office:value-type="string" office:string-value="        .byte %11 ; 9 change to /">
            <text:p><text:s text:c="8"/>.byte %11 ; 9 change to /</text:p>
          </table:table-cell>
          <table:table-cell table:formula="oooc:=&quot;        .byte %&quot; &amp; [.E$3] &amp; &quot; ; &quot; &amp; [.$A118]" office:value-type="string" office:string-value="        .byte %11 ; 9">
            <text:p><text:s text:c="8"/>.byte %11 ; 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F([.B$1]-[.$A119] &lt; 0;[.B$1]-[.$A119]+32;[.B$1]-[.$A119])"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2">
            <text:p>22</text:p>
          </table:table-cell>
          <table:table-cell table:formula="oooc:=IF([.E$1]-[.$A119] &lt; 0;[.E$1]-[.$A119]+32;[.E$1]-[.$A119])" office:value-type="float" office:value="30">
            <text:p>30</text:p>
          </table:table-cell>
          <table:table-cell table:style-name="ce7" table:formula="oooc:=&quot;        .byte %&quot; &amp; [.B$3] &amp; &quot; ; &quot; &amp; [.$A119]" office:value-type="string" office:string-value="        .byte %00 ; 10">
            <text:p><text:s text:c="8"/>.byte %00 ; 10</text:p>
          </table:table-cell>
          <table:table-cell table:style-name="ce4" table:formula="oooc:=&quot;        .byte %10 ; &quot;&amp;[.$A119]&amp;&quot; change to -&quot;" office:value-type="string" office:string-value="        .byte %10 ; 10 change to -">
            <text:p><text:s text:c="8"/>.byte %10 ; 10 change to -</text:p>
          </table:table-cell>
          <table:table-cell table:style-name="ce6" table:formula="oooc:=&quot;        .byte %11 ; &quot;&amp;[.$A119]&amp;&quot; change to /&quot;" office:value-type="string" office:string-value="        .byte %11 ; 10 change to /">
            <text:p><text:s text:c="8"/>.byte %11 ; 10 change to /</text:p>
          </table:table-cell>
          <table:table-cell table:formula="oooc:=&quot;        .byte %&quot; &amp; [.E$3] &amp; &quot; ; &quot; &amp; [.$A119]" office:value-type="string" office:string-value="        .byte %11 ; 10">
            <text:p><text:s text:c="8"/>.byte %11 ; 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IF([.B$1]-[.$A120] &lt; 0;[.B$1]-[.$A120]+32;[.B$1]-[.$A120])" office:value-type="float" office:value="21">
            <text:p>21</text:p>
          </table:table-cell>
          <table:table-cell table:style-name="ce3" office:value-type="float" office:value="29">
            <text:p>29</text:p>
          </table:table-cell>
          <table:table-cell table:formula="oooc:=IF([.D$1]-[.$A120] &lt; 0;[.D$1]-[.$A120]+32;[.D$1]-[.$A120])" office:value-type="float" office:value="5">
            <text:p>5</text:p>
          </table:table-cell>
          <table:table-cell table:formula="oooc:=IF([.E$1]-[.$A120] &lt; 0;[.E$1]-[.$A120]+32;[.E$1]-[.$A120])" office:value-type="float" office:value="29">
            <text:p>29</text:p>
          </table:table-cell>
          <table:table-cell table:style-name="ce7" table:formula="oooc:=&quot;        .byte %&quot; &amp; [.B$3] &amp; &quot; ; &quot; &amp; [.$A120]" office:value-type="string" office:string-value="        .byte %00 ; 11">
            <text:p><text:s text:c="8"/>.byte %00 ; 11</text:p>
          </table:table-cell>
          <table:table-cell table:style-name="ce4" table:formula="oooc:=&quot;        .byte %10 ; &quot;&amp;[.$A120]&amp;&quot; change to -&quot;" office:value-type="string" office:string-value="        .byte %10 ; 11 change to -">
            <text:p><text:s text:c="8"/>.byte %10 ; 11 change to -</text:p>
          </table:table-cell>
          <table:table-cell table:style-name="ce6" table:formula="oooc:=&quot;        .byte %&quot; &amp; [.D$3] &amp; &quot; ; &quot; &amp; [.$A120]" office:value-type="string" office:string-value="        .byte %10 ; 11">
            <text:p><text:s text:c="8"/>.byte %10 ; 11</text:p>
          </table:table-cell>
          <table:table-cell table:formula="oooc:=&quot;        .byte %&quot; &amp; [.E$3] &amp; &quot; ; &quot; &amp; [.$A120]" office:value-type="string" office:string-value="        .byte %11 ; 11">
            <text:p><text:s text:c="8"/>.byte %11 ; 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IF([.B$1]-[.$A121] &lt; 0;[.B$1]-[.$A121]+32;[.B$1]-[.$A121])" office:value-type="float" office:value="20">
            <text:p>20</text:p>
          </table:table-cell>
          <table:table-cell table:style-name="ce3" office:value-type="float" office:value="28">
            <text:p>28</text:p>
          </table:table-cell>
          <table:table-cell table:formula="oooc:=IF([.D$1]-[.$A121] &lt; 0;[.D$1]-[.$A121]+32;[.D$1]-[.$A121])" office:value-type="float" office:value="4">
            <text:p>4</text:p>
          </table:table-cell>
          <table:table-cell table:formula="oooc:=IF([.E$1]-[.$A121] &lt; 0;[.E$1]-[.$A121]+32;[.E$1]-[.$A121])" office:value-type="float" office:value="28">
            <text:p>28</text:p>
          </table:table-cell>
          <table:table-cell table:style-name="ce7" table:formula="oooc:=&quot;        .byte %&quot; &amp; [.B$3] &amp; &quot; ; &quot; &amp; [.$A121]" office:value-type="string" office:string-value="        .byte %00 ; 12">
            <text:p><text:s text:c="8"/>.byte %00 ; 12</text:p>
          </table:table-cell>
          <table:table-cell table:style-name="ce4" table:formula="oooc:=&quot;        .byte %10 ; &quot;&amp;[.$A121]&amp;&quot; change to -&quot;" office:value-type="string" office:string-value="        .byte %10 ; 12 change to -">
            <text:p><text:s text:c="8"/>.byte %10 ; 12 change to -</text:p>
          </table:table-cell>
          <table:table-cell table:style-name="ce6" table:formula="oooc:=&quot;        .byte %&quot; &amp; [.D$3] &amp; &quot; ; &quot; &amp; [.$A121]" office:value-type="string" office:string-value="        .byte %10 ; 12">
            <text:p><text:s text:c="8"/>.byte %10 ; 12</text:p>
          </table:table-cell>
          <table:table-cell table:formula="oooc:=&quot;        .byte %&quot; &amp; [.E$3] &amp; &quot; ; &quot; &amp; [.$A121]" office:value-type="string" office:string-value="        .byte %11 ; 12">
            <text:p><text:s text:c="8"/>.byte %11 ; 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F([.B$1]-[.$A122] &lt; 0;[.B$1]-[.$A122]+32;[.B$1]-[.$A122])" office:value-type="float" office:value="19">
            <text:p>19</text:p>
          </table:table-cell>
          <table:table-cell table:style-name="ce3" office:value-type="float" office:value="27">
            <text:p>27</text:p>
          </table:table-cell>
          <table:table-cell table:formula="oooc:=IF([.D$1]-[.$A122] &lt; 0;[.D$1]-[.$A122]+32;[.D$1]-[.$A122])" office:value-type="float" office:value="3">
            <text:p>3</text:p>
          </table:table-cell>
          <table:table-cell table:formula="oooc:=IF([.E$1]-[.$A122] &lt; 0;[.E$1]-[.$A122]+32;[.E$1]-[.$A122])" office:value-type="float" office:value="27">
            <text:p>27</text:p>
          </table:table-cell>
          <table:table-cell table:style-name="ce7" table:formula="oooc:=&quot;        .byte %&quot; &amp; [.B$3] &amp; &quot; ; &quot; &amp; [.$A122]" office:value-type="string" office:string-value="        .byte %00 ; 13">
            <text:p><text:s text:c="8"/>.byte %00 ; 13</text:p>
          </table:table-cell>
          <table:table-cell table:style-name="ce4" table:formula="oooc:=&quot;        .byte %10 ; &quot;&amp;[.$A122]&amp;&quot; change to -&quot;" office:value-type="string" office:string-value="        .byte %10 ; 13 change to -">
            <text:p><text:s text:c="8"/>.byte %10 ; 13 change to -</text:p>
          </table:table-cell>
          <table:table-cell table:style-name="ce6" table:formula="oooc:=&quot;        .byte %&quot; &amp; [.D$3] &amp; &quot; ; &quot; &amp; [.$A122]" office:value-type="string" office:string-value="        .byte %10 ; 13">
            <text:p><text:s text:c="8"/>.byte %10 ; 13</text:p>
          </table:table-cell>
          <table:table-cell table:formula="oooc:=&quot;        .byte %&quot; &amp; [.E$3] &amp; &quot; ; &quot; &amp; [.$A122]" office:value-type="string" office:string-value="        .byte %11 ; 13">
            <text:p><text:s text:c="8"/>.byte %11 ; 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6">
            <text:p>26</text:p>
          </table:table-cell>
          <table:table-cell table:formula="oooc:=IF([.D$1]-[.$A123] &lt; 0;[.D$1]-[.$A123]+32;[.D$1]-[.$A123])" office:value-type="float" office:value="2">
            <text:p>2</text:p>
          </table:table-cell>
          <table:table-cell table:formula="oooc:=IF([.E$1]-[.$A123] &lt; 0;[.E$1]-[.$A123]+32;[.E$1]-[.$A123])" office:value-type="float" office:value="26">
            <text:p>26</text:p>
          </table:table-cell>
          <table:table-cell table:style-name="ce7" table:formula="oooc:=&quot;        .byte %11 ; &quot; &amp; [.$A123] &amp; &quot; change to /&quot;" office:value-type="string" office:string-value="        .byte %11 ; 14 change to /">
            <text:p><text:s text:c="8"/>.byte %11 ; 14 change to /</text:p>
          </table:table-cell>
          <table:table-cell table:style-name="ce4" table:formula="oooc:=&quot;        .byte %10 ; &quot;&amp;[.$A123]&amp;&quot; change to -&quot;" office:value-type="string" office:string-value="        .byte %10 ; 14 change to -">
            <text:p><text:s text:c="8"/>.byte %10 ; 14 change to -</text:p>
          </table:table-cell>
          <table:table-cell table:style-name="ce6" table:formula="oooc:=&quot;        .byte %&quot; &amp; [.D$3] &amp; &quot; ; &quot; &amp; [.$A123]" office:value-type="string" office:string-value="        .byte %10 ; 14">
            <text:p><text:s text:c="8"/>.byte %10 ; 14</text:p>
          </table:table-cell>
          <table:table-cell table:formula="oooc:=&quot;        .byte %&quot; &amp; [.E$3] &amp; &quot; ; &quot; &amp; [.$A123]" office:value-type="string" office:string-value="        .byte %11 ; 14">
            <text:p><text:s text:c="8"/>.byte %11 ; 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ooc:=IF([.C$1]-[.$A124] &lt; 0;[.C$1]-[.$A124]+32;[.C$1]-[.$A124])" office:value-type="float" office:value="9">
            <text:p>9</text:p>
          </table:table-cell>
          <table:table-cell table:formula="oooc:=IF([.D$1]-[.$A124] &lt; 0;[.D$1]-[.$A124]+32;[.D$1]-[.$A124])" office:value-type="float" office:value="1">
            <text:p>1</text:p>
          </table:table-cell>
          <table:table-cell table:formula="oooc:=IF([.E$1]-[.$A124] &lt; 0;[.E$1]-[.$A124]+32;[.E$1]-[.$A124])" office:value-type="float" office:value="25">
            <text:p>25</text:p>
          </table:table-cell>
          <table:table-cell table:style-name="ce7" table:formula="oooc:=&quot;        .byte %11 ; &quot; &amp; [.$A124] &amp; &quot; change to /&quot;" office:value-type="string" office:string-value="        .byte %11 ; 15 change to /">
            <text:p><text:s text:c="8"/>.byte %11 ; 15 change to /</text:p>
          </table:table-cell>
          <table:table-cell table:style-name="ce9" table:formula="oooc:=&quot;        .byte %&quot; &amp; [.C$3] &amp; &quot; ; &quot; &amp; [.$A124]" office:value-type="string" office:string-value="        .byte %01 ; 15">
            <text:p><text:s text:c="8"/>.byte %01 ; 15</text:p>
          </table:table-cell>
          <table:table-cell table:style-name="ce6" table:formula="oooc:=&quot;        .byte %&quot; &amp; [.D$3] &amp; &quot; ; &quot; &amp; [.$A124]" office:value-type="string" office:string-value="        .byte %10 ; 15">
            <text:p><text:s text:c="8"/>.byte %10 ; 15</text:p>
          </table:table-cell>
          <table:table-cell table:formula="oooc:=&quot;        .byte %&quot; &amp; [.E$3] &amp; &quot; ; &quot; &amp; [.$A124]" office:value-type="string" office:string-value="        .byte %11 ; 15">
            <text:p><text:s text:c="8"/>.byte %11 ; 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formula="oooc:=IF([.C$1]-[.$A125] &lt; 0;[.C$1]-[.$A125]+32;[.C$1]-[.$A125])" office:value-type="float" office:value="8">
            <text:p>8</text:p>
          </table:table-cell>
          <table:table-cell table:formula="oooc:=IF([.D$1]-[.$A125] &lt; 0;[.D$1]-[.$A125]+32;[.D$1]-[.$A125])" office:value-type="float" office:value="0">
            <text:p>0</text:p>
          </table:table-cell>
          <table:table-cell table:formula="oooc:=IF([.E$1]-[.$A125] &lt; 0;[.E$1]-[.$A125]+32;[.E$1]-[.$A125])" office:value-type="float" office:value="24">
            <text:p>24</text:p>
          </table:table-cell>
          <table:table-cell table:style-name="ce7" table:formula="oooc:=&quot;        .byte %11 ; &quot; &amp; [.$A125] &amp; &quot; change to /&quot;" office:value-type="string" office:string-value="        .byte %11 ; 16 change to /">
            <text:p><text:s text:c="8"/>.byte %11 ; 16 change to /</text:p>
          </table:table-cell>
          <table:table-cell table:style-name="ce9" table:formula="oooc:=&quot;        .byte %&quot; &amp; [.C$3] &amp; &quot; ; &quot; &amp; [.$A125]" office:value-type="string" office:string-value="        .byte %01 ; 16">
            <text:p><text:s text:c="8"/>.byte %01 ; 16</text:p>
          </table:table-cell>
          <table:table-cell table:style-name="ce6" table:formula="oooc:=&quot;        .byte %&quot; &amp; [.D$3] &amp; &quot; ; &quot; &amp; [.$A125]" office:value-type="string" office:string-value="        .byte %10 ; 16">
            <text:p><text:s text:c="8"/>.byte %10 ; 16</text:p>
          </table:table-cell>
          <table:table-cell table:formula="oooc:=&quot;        .byte %&quot; &amp; [.E$3] &amp; &quot; ; &quot; &amp; [.$A125]" office:value-type="string" office:string-value="        .byte %11 ; 16">
            <text:p><text:s text:c="8"/>.byte %11 ; 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31">
            <text:p>31</text:p>
          </table:table-cell>
          <table:table-cell table:formula="oooc:=IF([.C$1]-[.$A126] &lt; 0;[.C$1]-[.$A126]+32;[.C$1]-[.$A126])" office:value-type="float" office:value="7">
            <text:p>7</text:p>
          </table:table-cell>
          <table:table-cell table:formula="oooc:=IF([.D$1]-[.$A126] &lt; 0;[.D$1]-[.$A126]+32;[.D$1]-[.$A126])" office:value-type="float" office:value="31">
            <text:p>31</text:p>
          </table:table-cell>
          <table:table-cell table:formula="oooc:=IF([.E$1]-[.$A126] &lt; 0;[.E$1]-[.$A126]+32;[.E$1]-[.$A126])" office:value-type="float" office:value="23">
            <text:p>23</text:p>
          </table:table-cell>
          <table:table-cell table:style-name="ce7" table:formula="oooc:=&quot;        .byte %11 ; &quot; &amp; [.$A126] &amp; &quot; change to /&quot;" office:value-type="string" office:string-value="        .byte %11 ; 17 change to /">
            <text:p><text:s text:c="8"/>.byte %11 ; 17 change to /</text:p>
          </table:table-cell>
          <table:table-cell table:style-name="ce9" table:formula="oooc:=&quot;        .byte %&quot; &amp; [.C$3] &amp; &quot; ; &quot; &amp; [.$A126]" office:value-type="string" office:string-value="        .byte %01 ; 17">
            <text:p><text:s text:c="8"/>.byte %01 ; 17</text:p>
          </table:table-cell>
          <table:table-cell table:style-name="ce6" table:formula="oooc:=&quot;        .byte %&quot; &amp; [.D$3] &amp; &quot; ; &quot; &amp; [.$A126]" office:value-type="string" office:string-value="        .byte %10 ; 17">
            <text:p><text:s text:c="8"/>.byte %10 ; 17</text:p>
          </table:table-cell>
          <table:table-cell table:formula="oooc:=&quot;        .byte %&quot; &amp; [.E$3] &amp; &quot; ; &quot; &amp; [.$A126]" office:value-type="string" office:string-value="        .byte %11 ; 17">
            <text:p><text:s text:c="8"/>.byte %11 ;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30">
            <text:p>30</text:p>
          </table:table-cell>
          <table:table-cell table:formula="oooc:=IF([.C$1]-[.$A127] &lt; 0;[.C$1]-[.$A127]+32;[.C$1]-[.$A127])" office:value-type="float" office:value="6">
            <text:p>6</text:p>
          </table:table-cell>
          <table:table-cell table:formula="oooc:=IF([.D$1]-[.$A127] &lt; 0;[.D$1]-[.$A127]+32;[.D$1]-[.$A127])" office:value-type="float" office:value="30">
            <text:p>30</text:p>
          </table:table-cell>
          <table:table-cell table:style-name="ce3" office:value-type="float" office:value="6">
            <text:p>6</text:p>
          </table:table-cell>
          <table:table-cell table:style-name="ce7" table:formula="oooc:=&quot;        .byte %11 ; &quot; &amp; [.$A127] &amp; &quot; change to /&quot;" office:value-type="string" office:string-value="        .byte %11 ; 18 change to /">
            <text:p><text:s text:c="8"/>.byte %11 ; 18 change to /</text:p>
          </table:table-cell>
          <table:table-cell table:style-name="ce9" table:formula="oooc:=&quot;        .byte %&quot; &amp; [.C$3] &amp; &quot; ; &quot; &amp; [.$A127]" office:value-type="string" office:string-value="        .byte %01 ; 18">
            <text:p><text:s text:c="8"/>.byte %01 ; 18</text:p>
          </table:table-cell>
          <table:table-cell table:style-name="ce6" table:formula="oooc:=&quot;        .byte %&quot; &amp; [.D$3] &amp; &quot; ; &quot; &amp; [.$A127]" office:value-type="string" office:string-value="        .byte %10 ; 18">
            <text:p><text:s text:c="8"/>.byte %10 ; 18</text:p>
          </table:table-cell>
          <table:table-cell table:formula="oooc:=&quot;        .byte %10 ; &quot;&amp;[.$A127]&amp;&quot; change to -&quot;" office:value-type="string" office:string-value="        .byte %10 ; 18 change to -">
            <text:p><text:s text:c="8"/>.byte %10 ; 18 change to -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IF([.B$1]-[.$A128] &lt; 0;[.B$1]-[.$A128]+32;[.B$1]-[.$A128])" office:value-type="float" office:value="13">
            <text:p>13</text:p>
          </table:table-cell>
          <table:table-cell table:formula="oooc:=IF([.C$1]-[.$A128] &lt; 0;[.C$1]-[.$A128]+32;[.C$1]-[.$A128])" office:value-type="float" office:value="5">
            <text:p>5</text:p>
          </table:table-cell>
          <table:table-cell table:formula="oooc:=IF([.D$1]-[.$A128] &lt; 0;[.D$1]-[.$A128]+32;[.D$1]-[.$A128])" office:value-type="float" office:value="29">
            <text:p>29</text:p>
          </table:table-cell>
          <table:table-cell table:style-name="ce3" office:value-type="float" office:value="5">
            <text:p>5</text:p>
          </table:table-cell>
          <table:table-cell table:style-name="ce7" table:formula="oooc:=&quot;        .byte %&quot; &amp; [.B$3] &amp; &quot; ; &quot; &amp; [.$A128]" office:value-type="string" office:string-value="        .byte %00 ; 19">
            <text:p><text:s text:c="8"/>.byte %00 ; 19</text:p>
          </table:table-cell>
          <table:table-cell table:style-name="ce9" table:formula="oooc:=&quot;        .byte %&quot; &amp; [.C$3] &amp; &quot; ; &quot; &amp; [.$A128]" office:value-type="string" office:string-value="        .byte %01 ; 19">
            <text:p><text:s text:c="8"/>.byte %01 ; 19</text:p>
          </table:table-cell>
          <table:table-cell table:style-name="ce6" table:formula="oooc:=&quot;        .byte %&quot; &amp; [.D$3] &amp; &quot; ; &quot; &amp; [.$A128]" office:value-type="string" office:string-value="        .byte %10 ; 19">
            <text:p><text:s text:c="8"/>.byte %10 ; 19</text:p>
          </table:table-cell>
          <table:table-cell table:formula="oooc:=&quot;        .byte %10 ; &quot;&amp;[.$A128]&amp;&quot; change to -&quot;" office:value-type="string" office:string-value="        .byte %10 ; 19 change to -">
            <text:p><text:s text:c="8"/>.byte %10 ; 19 change to -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IF([.B$1]-[.$A129] &lt; 0;[.B$1]-[.$A129]+32;[.B$1]-[.$A129])" office:value-type="float" office:value="12">
            <text:p>12</text:p>
          </table:table-cell>
          <table:table-cell table:formula="oooc:=IF([.C$1]-[.$A129] &lt; 0;[.C$1]-[.$A129]+32;[.C$1]-[.$A129])" office:value-type="float" office:value="4">
            <text:p>4</text:p>
          </table:table-cell>
          <table:table-cell table:formula="oooc:=IF([.D$1]-[.$A129] &lt; 0;[.D$1]-[.$A129]+32;[.D$1]-[.$A129])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7" table:formula="oooc:=&quot;        .byte %&quot; &amp; [.B$3] &amp; &quot; ; &quot; &amp; [.$A129]" office:value-type="string" office:string-value="        .byte %00 ; 20">
            <text:p><text:s text:c="8"/>.byte %00 ; 20</text:p>
          </table:table-cell>
          <table:table-cell table:style-name="ce9" table:formula="oooc:=&quot;        .byte %&quot; &amp; [.C$3] &amp; &quot; ; &quot; &amp; [.$A129]" office:value-type="string" office:string-value="        .byte %01 ; 20">
            <text:p><text:s text:c="8"/>.byte %01 ; 20</text:p>
          </table:table-cell>
          <table:table-cell table:style-name="ce6" table:formula="oooc:=&quot;        .byte %&quot; &amp; [.D$3] &amp; &quot; ; &quot; &amp; [.$A129]" office:value-type="string" office:string-value="        .byte %10 ; 20">
            <text:p><text:s text:c="8"/>.byte %10 ; 20</text:p>
          </table:table-cell>
          <table:table-cell table:formula="oooc:=&quot;        .byte %10 ; &quot;&amp;[.$A129]&amp;&quot; change to -&quot;" office:value-type="string" office:string-value="        .byte %10 ; 20 change to -">
            <text:p><text:s text:c="8"/>.byte %10 ; 20 change to -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IF([.B$1]-[.$A130] &lt; 0;[.B$1]-[.$A130]+32;[.B$1]-[.$A130])" office:value-type="float" office:value="11">
            <text:p>11</text:p>
          </table:table-cell>
          <table:table-cell table:formula="oooc:=IF([.C$1]-[.$A130] &lt; 0;[.C$1]-[.$A130]+32;[.C$1]-[.$A130])" office:value-type="float" office:value="3">
            <text:p>3</text:p>
          </table:table-cell>
          <table:table-cell table:formula="oooc:=IF([.D$1]-[.$A130] &lt; 0;[.D$1]-[.$A130]+32;[.D$1]-[.$A130])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table:formula="oooc:=&quot;        .byte %&quot; &amp; [.B$3] &amp; &quot; ; &quot; &amp; [.$A130]" office:value-type="string" office:string-value="        .byte %00 ; 21">
            <text:p><text:s text:c="8"/>.byte %00 ; 21</text:p>
          </table:table-cell>
          <table:table-cell table:style-name="ce9" table:formula="oooc:=&quot;        .byte %&quot; &amp; [.C$3] &amp; &quot; ; &quot; &amp; [.$A130]" office:value-type="string" office:string-value="        .byte %01 ; 21">
            <text:p><text:s text:c="8"/>.byte %01 ; 21</text:p>
          </table:table-cell>
          <table:table-cell table:style-name="ce6" table:formula="oooc:=&quot;        .byte %&quot; &amp; [.D$3] &amp; &quot; ; &quot; &amp; [.$A130]" office:value-type="string" office:string-value="        .byte %10 ; 21">
            <text:p><text:s text:c="8"/>.byte %10 ; 21</text:p>
          </table:table-cell>
          <table:table-cell table:formula="oooc:=&quot;        .byte %10 ; &quot;&amp;[.$A130]&amp;&quot; change to -&quot;" office:value-type="string" office:string-value="        .byte %10 ; 21 change to -">
            <text:p><text:s text:c="8"/>.byte %10 ; 21 change to -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IF([.B$1]-[.$A131] &lt; 0;[.B$1]-[.$A131]+32;[.B$1]-[.$A131])" office:value-type="float" office:value="10">
            <text:p>10</text:p>
          </table:table-cell>
          <table:table-cell table:formula="oooc:=IF([.C$1]-[.$A131] &lt; 0;[.C$1]-[.$A131]+32;[.C$1]-[.$A131])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7" table:formula="oooc:=&quot;        .byte %&quot; &amp; [.B$3] &amp; &quot; ; &quot; &amp; [.$A131]" office:value-type="string" office:string-value="        .byte %00 ; 22">
            <text:p><text:s text:c="8"/>.byte %00 ; 22</text:p>
          </table:table-cell>
          <table:table-cell table:style-name="ce9" table:formula="oooc:=&quot;        .byte %&quot; &amp; [.C$3] &amp; &quot; ; &quot; &amp; [.$A131]" office:value-type="string" office:string-value="        .byte %01 ; 22">
            <text:p><text:s text:c="8"/>.byte %01 ; 22</text:p>
          </table:table-cell>
          <table:table-cell table:style-name="ce6" table:formula="oooc:=&quot;        .byte %01 ; &quot;&amp;[.$A131]&amp;&quot; change to \&quot;" office:value-type="string" office:string-value="        .byte %01 ; 22 change to \">
            <text:p><text:s text:c="8"/>.byte %01 ; 22 change to \</text:p>
          </table:table-cell>
          <table:table-cell table:formula="oooc:=&quot;        .byte %10 ; &quot;&amp;[.$A131]&amp;&quot; change to -&quot;" office:value-type="string" office:string-value="        .byte %10 ; 22 change to -">
            <text:p><text:s text:c="8"/>.byte %10 ; 22 change to -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IF([.B$1]-[.$A132] &lt; 0;[.B$1]-[.$A132]+32;[.B$1]-[.$A132])" office:value-type="float" office:value="9">
            <text:p>9</text:p>
          </table:table-cell>
          <table:table-cell table:formula="oooc:=IF([.C$1]-[.$A132] &lt; 0;[.C$1]-[.$A132]+32;[.C$1]-[.$A132])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formula="oooc:=IF([.E$1]-[.$A132] &lt; 0;[.E$1]-[.$A132]+32;[.E$1]-[.$A132])" office:value-type="float" office:value="17">
            <text:p>17</text:p>
          </table:table-cell>
          <table:table-cell table:style-name="ce7" table:formula="oooc:=&quot;        .byte %&quot; &amp; [.B$3] &amp; &quot; ; &quot; &amp; [.$A132]" office:value-type="string" office:string-value="        .byte %00 ; 23">
            <text:p><text:s text:c="8"/>.byte %00 ; 23</text:p>
          </table:table-cell>
          <table:table-cell table:style-name="ce9" table:formula="oooc:=&quot;        .byte %&quot; &amp; [.C$3] &amp; &quot; ; &quot; &amp; [.$A132]" office:value-type="string" office:string-value="        .byte %01 ; 23">
            <text:p><text:s text:c="8"/>.byte %01 ; 23</text:p>
          </table:table-cell>
          <table:table-cell table:style-name="ce6" table:formula="oooc:=&quot;        .byte %01 ; &quot;&amp;[.$A132]&amp;&quot; change to \&quot;" office:value-type="string" office:string-value="        .byte %01 ; 23 change to \">
            <text:p><text:s text:c="8"/>.byte %01 ; 23 change to \</text:p>
          </table:table-cell>
          <table:table-cell table:formula="oooc:=&quot;        .byte %&quot; &amp; [.E$3] &amp; &quot; ; &quot; &amp; [.$A132]" office:value-type="string" office:string-value="        .byte %11 ; 23">
            <text:p><text:s text:c="8"/>.byte %11 ; 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IF([.B$1]-[.$A133] &lt; 0;[.B$1]-[.$A133]+32;[.B$1]-[.$A133])" office:value-type="float" office:value="8">
            <text:p>8</text:p>
          </table:table-cell>
          <table:table-cell table:formula="oooc:=IF([.C$1]-[.$A133] &lt; 0;[.C$1]-[.$A133]+32;[.C$1]-[.$A133])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formula="oooc:=IF([.E$1]-[.$A133] &lt; 0;[.E$1]-[.$A133]+32;[.E$1]-[.$A133])" office:value-type="float" office:value="16">
            <text:p>16</text:p>
          </table:table-cell>
          <table:table-cell table:style-name="ce7" table:formula="oooc:=&quot;        .byte %&quot; &amp; [.B$3] &amp; &quot; ; &quot; &amp; [.$A133]" office:value-type="string" office:string-value="        .byte %00 ; 24">
            <text:p><text:s text:c="8"/>.byte %00 ; 24</text:p>
          </table:table-cell>
          <table:table-cell table:style-name="ce9" table:formula="oooc:=&quot;        .byte %&quot; &amp; [.C$3] &amp; &quot; ; &quot; &amp; [.$A133]" office:value-type="string" office:string-value="        .byte %01 ; 24">
            <text:p><text:s text:c="8"/>.byte %01 ; 24</text:p>
          </table:table-cell>
          <table:table-cell table:style-name="ce6" table:formula="oooc:=&quot;        .byte %01 ; &quot;&amp;[.$A133]&amp;&quot; change to \&quot;" office:value-type="string" office:string-value="        .byte %01 ; 24 change to \">
            <text:p><text:s text:c="8"/>.byte %01 ; 24 change to \</text:p>
          </table:table-cell>
          <table:table-cell table:formula="oooc:=&quot;        .byte %&quot; &amp; [.E$3] &amp; &quot; ; &quot; &amp; [.$A133]" office:value-type="string" office:string-value="        .byte %11 ; 24">
            <text:p><text:s text:c="8"/>.byte %11 ; 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IF([.B$1]-[.$A134] &lt; 0;[.B$1]-[.$A134]+32;[.B$1]-[.$A134])" office:value-type="float" office:value="7">
            <text:p>7</text:p>
          </table:table-cell>
          <table:table-cell table:formula="oooc:=IF([.C$1]-[.$A134] &lt; 0;[.C$1]-[.$A134]+32;[.C$1]-[.$A134])" office:value-type="float" office:value="31">
            <text:p>31</text:p>
          </table:table-cell>
          <table:table-cell table:style-name="ce3" office:value-type="float" office:value="7">
            <text:p>7</text:p>
          </table:table-cell>
          <table:table-cell table:formula="oooc:=IF([.E$1]-[.$A134] &lt; 0;[.E$1]-[.$A134]+32;[.E$1]-[.$A134])" office:value-type="float" office:value="15">
            <text:p>15</text:p>
          </table:table-cell>
          <table:table-cell table:style-name="ce7" table:formula="oooc:=&quot;        .byte %&quot; &amp; [.B$3] &amp; &quot; ; &quot; &amp; [.$A134]" office:value-type="string" office:string-value="        .byte %00 ; 25">
            <text:p><text:s text:c="8"/>.byte %00 ; 25</text:p>
          </table:table-cell>
          <table:table-cell table:style-name="ce9" table:formula="oooc:=&quot;        .byte %&quot; &amp; [.C$3] &amp; &quot; ; &quot; &amp; [.$A134]" office:value-type="string" office:string-value="        .byte %01 ; 25">
            <text:p><text:s text:c="8"/>.byte %01 ; 25</text:p>
          </table:table-cell>
          <table:table-cell table:style-name="ce6" table:formula="oooc:=&quot;        .byte %01 ; &quot;&amp;[.$A134]&amp;&quot; change to \&quot;" office:value-type="string" office:string-value="        .byte %01 ; 25 change to \">
            <text:p><text:s text:c="8"/>.byte %01 ; 25 change to \</text:p>
          </table:table-cell>
          <table:table-cell table:formula="oooc:=&quot;        .byte %&quot; &amp; [.E$3] &amp; &quot; ; &quot; &amp; [.$A134]" office:value-type="string" office:string-value="        .byte %11 ; 25">
            <text:p><text:s text:c="8"/>.byte %11 ; 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IF([.B$1]-[.$A135] &lt; 0;[.B$1]-[.$A135]+32;[.B$1]-[.$A135])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6">
            <text:p>6</text:p>
          </table:table-cell>
          <table:table-cell table:formula="oooc:=IF([.E$1]-[.$A135] &lt; 0;[.E$1]-[.$A135]+32;[.E$1]-[.$A135])" office:value-type="float" office:value="14">
            <text:p>14</text:p>
          </table:table-cell>
          <table:table-cell table:style-name="ce7" table:formula="oooc:=&quot;        .byte %&quot; &amp; [.B$3] &amp; &quot; ; &quot; &amp; [.$A135]" office:value-type="string" office:string-value="        .byte %00 ; 26">
            <text:p><text:s text:c="8"/>.byte %00 ; 26</text:p>
          </table:table-cell>
          <table:table-cell table:style-name="ce4" table:formula="oooc:=&quot;        .byte %00 ; &quot;&amp;[.$A135]&amp;&quot; change to |&quot;" office:value-type="string" office:string-value="        .byte %00 ; 26 change to |">
            <text:p><text:s text:c="8"/>.byte %00 ; 26 change to |</text:p>
          </table:table-cell>
          <table:table-cell table:style-name="ce6" table:formula="oooc:=&quot;        .byte %01 ; &quot;&amp;[.$A135]&amp;&quot; change to \&quot;" office:value-type="string" office:string-value="        .byte %01 ; 26 change to \">
            <text:p><text:s text:c="8"/>.byte %01 ; 26 change to \</text:p>
          </table:table-cell>
          <table:table-cell table:formula="oooc:=&quot;        .byte %&quot; &amp; [.E$3] &amp; &quot; ; &quot; &amp; [.$A135]" office:value-type="string" office:string-value="        .byte %11 ; 26">
            <text:p><text:s text:c="8"/>.byte %11 ;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IF([.B$1]-[.$A136] &lt; 0;[.B$1]-[.$A136]+32;[.B$1]-[.$A136])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formula="oooc:=IF([.D$1]-[.$A136] &lt; 0;[.D$1]-[.$A136]+32;[.D$1]-[.$A136])" office:value-type="float" office:value="21">
            <text:p>21</text:p>
          </table:table-cell>
          <table:table-cell table:formula="oooc:=IF([.E$1]-[.$A136] &lt; 0;[.E$1]-[.$A136]+32;[.E$1]-[.$A136])" office:value-type="float" office:value="13">
            <text:p>13</text:p>
          </table:table-cell>
          <table:table-cell table:style-name="ce7" table:formula="oooc:=&quot;        .byte %&quot; &amp; [.B$3] &amp; &quot; ; &quot; &amp; [.$A136]" office:value-type="string" office:string-value="        .byte %00 ; 27">
            <text:p><text:s text:c="8"/>.byte %00 ; 27</text:p>
          </table:table-cell>
          <table:table-cell table:style-name="ce4" table:formula="oooc:=&quot;        .byte %00 ; &quot;&amp;[.$A136]&amp;&quot; change to |&quot;" office:value-type="string" office:string-value="        .byte %00 ; 27 change to |">
            <text:p><text:s text:c="8"/>.byte %00 ; 27 change to |</text:p>
          </table:table-cell>
          <table:table-cell table:style-name="ce6" table:formula="oooc:=&quot;        .byte %&quot; &amp; [.D$3] &amp; &quot; ; &quot; &amp; [.$A136]" office:value-type="string" office:string-value="        .byte %10 ; 27">
            <text:p><text:s text:c="8"/>.byte %10 ; 27</text:p>
          </table:table-cell>
          <table:table-cell table:formula="oooc:=&quot;        .byte %&quot; &amp; [.E$3] &amp; &quot; ; &quot; &amp; [.$A136]" office:value-type="string" office:string-value="        .byte %11 ; 27">
            <text:p><text:s text:c="8"/>.byte %11 ;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IF([.B$1]-[.$A137] &lt; 0;[.B$1]-[.$A137]+32;[.B$1]-[.$A137])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formula="oooc:=IF([.D$1]-[.$A137] &lt; 0;[.D$1]-[.$A137]+32;[.D$1]-[.$A137])" office:value-type="float" office:value="20">
            <text:p>20</text:p>
          </table:table-cell>
          <table:table-cell table:formula="oooc:=IF([.E$1]-[.$A137] &lt; 0;[.E$1]-[.$A137]+32;[.E$1]-[.$A137])" office:value-type="float" office:value="12">
            <text:p>12</text:p>
          </table:table-cell>
          <table:table-cell table:style-name="ce7" table:formula="oooc:=&quot;        .byte %&quot; &amp; [.B$3] &amp; &quot; ; &quot; &amp; [.$A137]" office:value-type="string" office:string-value="        .byte %00 ; 28">
            <text:p><text:s text:c="8"/>.byte %00 ; 28</text:p>
          </table:table-cell>
          <table:table-cell table:style-name="ce4" table:formula="oooc:=&quot;        .byte %00 ; &quot;&amp;[.$A137]&amp;&quot; change to |&quot;" office:value-type="string" office:string-value="        .byte %00 ; 28 change to |">
            <text:p><text:s text:c="8"/>.byte %00 ; 28 change to |</text:p>
          </table:table-cell>
          <table:table-cell table:style-name="ce6" table:formula="oooc:=&quot;        .byte %&quot; &amp; [.D$3] &amp; &quot; ; &quot; &amp; [.$A137]" office:value-type="string" office:string-value="        .byte %10 ; 28">
            <text:p><text:s text:c="8"/>.byte %10 ; 28</text:p>
          </table:table-cell>
          <table:table-cell table:formula="oooc:=&quot;        .byte %&quot; &amp; [.E$3] &amp; &quot; ; &quot; &amp; [.$A137]" office:value-type="string" office:string-value="        .byte %11 ; 28">
            <text:p><text:s text:c="8"/>.byte %11 ;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IF([.B$1]-[.$A138] &lt; 0;[.B$1]-[.$A138]+32;[.B$1]-[.$A138])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formula="oooc:=IF([.D$1]-[.$A138] &lt; 0;[.D$1]-[.$A138]+32;[.D$1]-[.$A138])" office:value-type="float" office:value="19">
            <text:p>19</text:p>
          </table:table-cell>
          <table:table-cell table:formula="oooc:=IF([.E$1]-[.$A138] &lt; 0;[.E$1]-[.$A138]+32;[.E$1]-[.$A138])" office:value-type="float" office:value="11">
            <text:p>11</text:p>
          </table:table-cell>
          <table:table-cell table:style-name="ce7" table:formula="oooc:=&quot;        .byte %&quot; &amp; [.B$3] &amp; &quot; ; &quot; &amp; [.$A138]" office:value-type="string" office:string-value="        .byte %00 ; 29">
            <text:p><text:s text:c="8"/>.byte %00 ; 29</text:p>
          </table:table-cell>
          <table:table-cell table:style-name="ce4" table:formula="oooc:=&quot;        .byte %00 ; &quot;&amp;[.$A138]&amp;&quot; change to |&quot;" office:value-type="string" office:string-value="        .byte %00 ; 29 change to |">
            <text:p><text:s text:c="8"/>.byte %00 ; 29 change to |</text:p>
          </table:table-cell>
          <table:table-cell table:style-name="ce6" table:formula="oooc:=&quot;        .byte %&quot; &amp; [.D$3] &amp; &quot; ; &quot; &amp; [.$A138]" office:value-type="string" office:string-value="        .byte %10 ; 29">
            <text:p><text:s text:c="8"/>.byte %10 ; 29</text:p>
          </table:table-cell>
          <table:table-cell table:formula="oooc:=&quot;        .byte %&quot; &amp; [.E$3] &amp; &quot; ; &quot; &amp; [.$A138]" office:value-type="string" office:string-value="        .byte %11 ; 29">
            <text:p><text:s text:c="8"/>.byte %11 ;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formula="oooc:=IF([.D$1]-[.$A139] &lt; 0;[.D$1]-[.$A139]+32;[.D$1]-[.$A139])" office:value-type="float" office:value="18">
            <text:p>18</text:p>
          </table:table-cell>
          <table:table-cell table:formula="oooc:=IF([.E$1]-[.$A139] &lt; 0;[.E$1]-[.$A139]+32;[.E$1]-[.$A139])" office:value-type="float" office:value="10">
            <text:p>10</text:p>
          </table:table-cell>
          <table:table-cell table:style-name="ce7" table:formula="oooc:=&quot;        .byte %01 ; &quot; &amp; [.$A139] &amp; &quot; change to \&quot;" office:value-type="string" office:string-value="        .byte %01 ; 30 change to \">
            <text:p><text:s text:c="8"/>.byte %01 ; 30 change to \</text:p>
          </table:table-cell>
          <table:table-cell table:style-name="ce4" table:formula="oooc:=&quot;        .byte %00 ; &quot;&amp;[.$A139]&amp;&quot; change to |&quot;" office:value-type="string" office:string-value="        .byte %00 ; 30 change to |">
            <text:p><text:s text:c="8"/>.byte %00 ; 30 change to |</text:p>
          </table:table-cell>
          <table:table-cell table:style-name="ce6" table:formula="oooc:=&quot;        .byte %&quot; &amp; [.D$3] &amp; &quot; ; &quot; &amp; [.$A139]" office:value-type="string" office:string-value="        .byte %10 ; 30">
            <text:p><text:s text:c="8"/>.byte %10 ; 30</text:p>
          </table:table-cell>
          <table:table-cell table:formula="oooc:=&quot;        .byte %&quot; &amp; [.E$3] &amp; &quot; ; &quot; &amp; [.$A139]" office:value-type="string" office:string-value="        .byte %11 ; 30">
            <text:p><text:s text:c="8"/>.byte %11 ; 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17">
            <text:p>17</text:p>
          </table:table-cell>
          <table:table-cell table:style-name="Default" table:formula="oooc:=IF([.C$1]-[.$A140] &lt; 0;[.C$1]-[.$A140]+32;[.C$1]-[.$A140])" office:value-type="float" office:value="25">
            <text:p>25</text:p>
          </table:table-cell>
          <table:table-cell table:formula="oooc:=IF([.D$1]-[.$A140] &lt; 0;[.D$1]-[.$A140]+32;[.D$1]-[.$A140])" office:value-type="float" office:value="17">
            <text:p>17</text:p>
          </table:table-cell>
          <table:table-cell table:formula="oooc:=IF([.E$1]-[.$A140] &lt; 0;[.E$1]-[.$A140]+32;[.E$1]-[.$A140])" office:value-type="float" office:value="9">
            <text:p>9</text:p>
          </table:table-cell>
          <table:table-cell table:style-name="ce7" table:formula="oooc:=&quot;        .byte %01 ; &quot; &amp; [.$A140] &amp; &quot; change to \&quot;" office:value-type="string" office:string-value="        .byte %01 ; 31 change to \">
            <text:p><text:s text:c="8"/>.byte %01 ; 31 change to \</text:p>
          </table:table-cell>
          <table:table-cell table:style-name="ce9" table:formula="oooc:=&quot;        .byte %&quot; &amp; [.C$3] &amp; &quot; ; &quot; &amp; [.$A140]" office:value-type="string" office:string-value="        .byte %01 ; 31">
            <text:p><text:s text:c="8"/>.byte %01 ; 31</text:p>
          </table:table-cell>
          <table:table-cell table:style-name="ce6" table:formula="oooc:=&quot;        .byte %&quot; &amp; [.D$3] &amp; &quot; ; &quot; &amp; [.$A140]" office:value-type="string" office:string-value="        .byte %10 ; 31">
            <text:p><text:s text:c="8"/>.byte %10 ; 31</text:p>
          </table:table-cell>
          <table:table-cell table:formula="oooc:=&quot;        .byte %&quot; &amp; [.E$3] &amp; &quot; ; &quot; &amp; [.$A140]" office:value-type="string" office:string-value="        .byte %11 ; 31">
            <text:p><text:s text:c="8"/>.byte %11 ; 31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7">08/17/2006</text:date>, <text:time>19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lpha_4$Unix OpenOffice.org_project/680m5$Build-9011</meta:generator>
    <meta:initial-creator>Darrell Spice</meta:initial-creator>
    <meta:creation-date>2006-08-07T18:43:54</meta:creation-date>
    <dc:creator>Darrell Spice</dc:creator>
    <dc:date>2006-08-17T19:40:46</dc:date>
    <dc:language>en-US</dc:language>
    <meta:editing-cycles>4</meta:editing-cycles>
    <meta:editing-duration>PT1H23M7S</meta:editing-duration>
    <meta:user-defined meta:name="Info 1"/>
    <meta:user-defined meta:name="Info 2"/>
    <meta:user-defined meta:name="Info 3"/>
    <meta:user-defined meta:name="Info 4"/>
    <meta:document-statistic meta:table-count="3" meta:cell-count="1186"/>
  </office:meta>
</office:document-meta>
</file>